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A00000139ECBE29186CF2D0EF.png" manifest:media-type="image/png"/>
  <manifest:file-entry manifest:full-path="Pictures/1000000100000348000003205290D58053BC7763.png" manifest:media-type="image/png"/>
  <manifest:file-entry manifest:full-path="Pictures/100000010000018F000001820EF3AC4FF897B682.png" manifest:media-type="image/png"/>
  <manifest:file-entry manifest:full-path="Pictures/10000001000000F00000003C080F1A7AD06E6332.png" manifest:media-type="image/png"/>
  <manifest:file-entry manifest:full-path="Pictures/100000010000018800000124A79B4AF281279BDD.png" manifest:media-type="image/png"/>
  <manifest:file-entry manifest:full-path="Pictures/1000000100000239000000F605111F9176A4C98B.png" manifest:media-type="image/png"/>
  <manifest:file-entry manifest:full-path="Pictures/100000010000028C000001532E0DDC791D70A8E7.png" manifest:media-type="image/png"/>
  <manifest:file-entry manifest:full-path="Pictures/10000001000000CE0000015209A12EB4A16BC7DA.png" manifest:media-type="image/png"/>
  <manifest:file-entry manifest:full-path="Pictures/100000010000012C000001521C602E4A43E5F25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1C602E4A43E5F258.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09A12EB4A16BC7DA.png" xlink:type="simple" xlink:actuate="onLoad" style:position="bottom right" style:repeat="no-repeat"/>
      </style:table-cell-properties>
    </style:style>
    <style:style style:name="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P2" style:family="paragraph" style:parent-style-name="Header">
      <style:paragraph-properties>
        <style:tab-stops>
          <style:tab-stop style:position="16.9cm" style:type="center"/>
          <style:tab-stop style:position="17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Frame_20_contents">
      <style:paragraph-properties fo:text-align="center" style:justify-single-word="false"/>
      <style:text-properties officeooo:paragraph-rsid="02ff307d"/>
    </style:style>
    <style:style style:name="P5" style:family="paragraph" style:parent-style-name="Footer">
      <style:paragraph-properties fo:text-align="center" style:justify-single-word="false"/>
      <style:text-properties officeooo:paragraph-rsid="027491d5"/>
    </style:style>
    <style:style style:name="P6" style:family="paragraph" style:parent-style-name="Footer">
      <style:paragraph-properties fo:text-align="center" style:justify-single-word="false"/>
      <style:text-properties officeooo:paragraph-rsid="01227d80"/>
    </style:style>
    <style:style style:name="P7" style:family="paragraph" style:parent-style-name="Footer">
      <style:paragraph-properties fo:text-align="center" style:justify-single-word="false"/>
      <style:text-properties officeooo:paragraph-rsid="0191f584"/>
    </style:style>
    <style:style style:name="P8" style:family="paragraph" style:parent-style-name="Footer">
      <style:paragraph-properties fo:text-align="center" style:justify-single-word="false"/>
      <style:text-properties officeooo:paragraph-rsid="01ce0e54"/>
    </style:style>
    <style:style style:name="P9" style:family="paragraph" style:parent-style-name="Footer">
      <style:paragraph-properties fo:text-align="center" style:justify-single-word="false"/>
      <style:text-properties officeooo:paragraph-rsid="01f025f2"/>
    </style:style>
    <style:style style:name="P10" style:family="paragraph" style:parent-style-name="Footer">
      <style:paragraph-properties fo:text-align="center" style:justify-single-word="false"/>
      <style:text-properties officeooo:paragraph-rsid="01fc710a"/>
    </style:style>
    <style:style style:name="P11" style:family="paragraph" style:parent-style-name="Footer">
      <style:paragraph-properties fo:text-align="center" style:justify-single-word="false"/>
      <style:text-properties officeooo:paragraph-rsid="00458215"/>
    </style:style>
    <style:style style:name="P12" style:family="paragraph" style:parent-style-name="Figure">
      <style:paragraph-properties fo:text-align="center" style:justify-single-word="false"/>
      <style:text-properties officeooo:paragraph-rsid="030340f9"/>
    </style:style>
    <style:style style:name="P13"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P1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P15" style:family="paragraph" style:parent-style-name="Frame_20_contents">
      <style:text-properties officeooo:paragraph-rsid="02ff307d"/>
    </style:style>
    <style:style style:name="P16"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P17"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P18" style:family="paragraph" style:parent-style-name="Frame_20_contents">
      <style:text-properties officeooo:paragraph-rsid="0308ce04"/>
    </style:style>
    <style:style style:name="P19" style:family="paragraph" style:parent-style-name="SideBar">
      <style:text-properties fo:font-size="12pt" style:font-size-asian="12pt" style:font-size-complex="12pt"/>
    </style:style>
    <style:style style:name="P20" style:family="paragraph" style:parent-style-name="Frame_20_contents">
      <style:text-properties officeooo:paragraph-rsid="02ff7c2d"/>
    </style:style>
    <style:style style:name="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3"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4" style:family="paragraph" style:parent-style-name="Header">
      <style:text-properties officeooo:rsid="020a62a9" officeooo:paragraph-rsid="020a62a9"/>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2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Text_20_body">
      <style:text-properties officeooo:paragraph-rsid="000f7693"/>
    </style:style>
    <style:style style:name="P30" style:family="paragraph" style:parent-style-name="Code_20_Box_20_2">
      <style:text-properties officeooo:paragraph-rsid="000f7693"/>
    </style:style>
    <style:style style:name="P31" style:family="paragraph" style:parent-style-name="Code_20_Box_20_2">
      <loext:graphic-properties draw:fill-hatch-name="hatch"/>
      <style:text-properties officeooo:paragraph-rsid="000f7693"/>
    </style:style>
    <style:style style:name="P32" style:family="paragraph" style:parent-style-name="Code_20_Box_20_2" style:master-page-name="">
      <loext:graphic-properties draw:fill-hatch-name="hatch"/>
      <style:paragraph-properties style:page-number="auto" fo:keep-with-next="auto"/>
      <style:text-properties officeooo:paragraph-rsid="000f7693"/>
    </style:style>
    <style:style style:name="P33" style:family="paragraph" style:parent-style-name="Code_20_Box_20_2" style:master-page-name="">
      <style:paragraph-properties style:page-number="auto" fo:keep-with-next="always"/>
      <style:text-properties officeooo:paragraph-rsid="000f7693"/>
    </style:style>
    <style:style style:name="P34" style:family="paragraph" style:parent-style-name="Code_20_Box_20_2" style:master-page-name="">
      <loext:graphic-properties draw:fill-hatch-name="hatch"/>
      <style:paragraph-properties style:page-number="auto" fo:keep-with-next="always"/>
      <style:text-properties officeooo:paragraph-rsid="000f7693"/>
    </style:style>
    <style:style style:name="P35" style:family="paragraph" style:parent-style-name="Code_20_Box_20_2" style:master-page-name="">
      <style:paragraph-properties style:page-number="auto"/>
      <style:text-properties officeooo:paragraph-rsid="000f7693"/>
    </style:style>
    <style:style style:name="P36" style:family="paragraph" style:parent-style-name="Text_20_body">
      <style:paragraph-properties fo:margin-top="0cm" fo:margin-bottom="0.499cm" style:contextual-spacing="false"/>
      <style:text-properties officeooo:paragraph-rsid="000f7693"/>
    </style:style>
    <style:style style:name="P37" style:family="paragraph" style:parent-style-name="Heading_20_4">
      <style:paragraph-properties fo:margin-top="0cm" fo:margin-bottom="0.499cm" style:contextual-spacing="false"/>
      <style:text-properties officeooo:paragraph-rsid="000f7693"/>
    </style:style>
    <style:style style:name="P38" style:family="paragraph" style:parent-style-name="Text_20_body">
      <style:paragraph-properties fo:margin-top="0cm" fo:margin-bottom="0.4cm" style:contextual-spacing="false"/>
      <style:text-properties officeooo:paragraph-rsid="000f7693"/>
    </style:style>
    <style:style style:name="P39" style:family="paragraph" style:parent-style-name="Table_20_Heading">
      <style:text-properties officeooo:paragraph-rsid="000f7693"/>
    </style:style>
    <style:style style:name="P40" style:family="paragraph" style:parent-style-name="Table_20_index_20_heading">
      <style:text-properties officeooo:paragraph-rsid="000f7693"/>
    </style:style>
    <style:style style:name="P41" style:family="paragraph" style:parent-style-name="Table_20_Contents">
      <style:text-properties officeooo:paragraph-rsid="000f7693"/>
    </style:style>
    <style:style style:name="P42" style:family="paragraph" style:parent-style-name="Text_20_body">
      <style:paragraph-properties fo:margin-top="0cm" fo:margin-bottom="0.3cm" style:contextual-spacing="false"/>
      <style:text-properties officeooo:paragraph-rsid="000f7693"/>
    </style:style>
    <style:style style:name="P43" style:family="paragraph" style:parent-style-name="Code_20_Box_20_2">
      <loext:graphic-properties draw:fill-hatch-name="hatch"/>
      <style:paragraph-properties fo:keep-with-next="auto"/>
      <style:text-properties officeooo:paragraph-rsid="000f7693"/>
    </style:style>
    <style:style style:name="P44"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45" style:family="paragraph" style:parent-style-name="Text_20_body">
      <style:paragraph-properties fo:margin-top="0cm" fo:margin-bottom="0.6cm" style:contextual-spacing="false"/>
      <style:text-properties officeooo:paragraph-rsid="000f7693"/>
    </style:style>
    <style:style style:name="P46" style:family="paragraph" style:parent-style-name="Code_20_Box_20_2">
      <style:paragraph-properties fo:margin-top="0cm" fo:margin-bottom="0.6cm" style:contextual-spacing="false"/>
      <style:text-properties officeooo:paragraph-rsid="000f7693"/>
    </style:style>
    <style:style style:name="P47" style:family="paragraph" style:parent-style-name="Code_20_Box_20_2">
      <loext:graphic-properties draw:fill-hatch-name="hatch"/>
      <style:paragraph-properties fo:keep-with-next="always"/>
      <style:text-properties officeooo:paragraph-rsid="000f7693"/>
    </style:style>
    <style:style style:name="P48" style:family="paragraph" style:parent-style-name="Heading_20_2">
      <style:text-properties officeooo:paragraph-rsid="000f7693"/>
    </style:style>
    <style:style style:name="P49" style:family="paragraph" style:parent-style-name="Text_20_body_20_indent">
      <style:text-properties officeooo:paragraph-rsid="000f7693"/>
    </style:style>
    <style:style style:name="P50"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1" style:family="paragraph" style:parent-style-name="Heading_20_2">
      <loext:graphic-properties draw:fill-hatch-name="hatch"/>
      <style:text-properties fo:font-style="italic" officeooo:paragraph-rsid="000f7693" style:font-style-asian="italic" style:font-style-complex="italic"/>
    </style:style>
    <style:style style:name="P52"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53" style:family="paragraph" style:parent-style-name="Heading_20_3">
      <loext:graphic-properties draw:fill-hatch-name="hatch"/>
      <style:text-properties fo:font-variant="normal" fo:text-transform="none" officeooo:paragraph-rsid="000f7693"/>
    </style:style>
    <style:style style:name="P54" style:family="paragraph" style:parent-style-name="Text_20_body" style:master-page-name="">
      <loext:graphic-properties draw:fill-hatch-name="hatch"/>
      <style:paragraph-properties fo:widows="2" style:page-number="auto"/>
      <style:text-properties officeooo:paragraph-rsid="000f7693"/>
    </style:style>
    <style:style style:name="P55"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56"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57" style:family="paragraph" style:parent-style-name="Figure">
      <style:text-properties officeooo:paragraph-rsid="030340f9"/>
    </style:style>
    <style:style style:name="P58" style:family="paragraph" style:parent-style-name="Table_20_Heading">
      <style:text-properties officeooo:paragraph-rsid="00111651"/>
    </style:style>
    <style:style style:name="P59" style:family="paragraph" style:parent-style-name="Table_20_index_20_heading">
      <style:text-properties officeooo:paragraph-rsid="00111651"/>
    </style:style>
    <style:style style:name="P60" style:family="paragraph" style:parent-style-name="Table_20_Contents">
      <style:text-properties officeooo:paragraph-rsid="00111651"/>
    </style:style>
    <style:style style:name="P61" style:family="paragraph" style:parent-style-name="Text_20_body">
      <style:text-properties officeooo:paragraph-rsid="00111651"/>
    </style:style>
    <style:style style:name="P62" style:family="paragraph" style:parent-style-name="Text_20_body">
      <style:paragraph-properties fo:margin-top="0cm" fo:margin-bottom="0.4cm" style:contextual-spacing="false"/>
      <style:text-properties officeooo:paragraph-rsid="00111651"/>
    </style:style>
    <style:style style:name="P63" style:family="paragraph" style:parent-style-name="Text_20_body">
      <style:paragraph-properties fo:margin-top="0cm" fo:margin-bottom="0.4cm" style:contextual-spacing="false" fo:break-before="auto" fo:break-after="auto"/>
      <style:text-properties officeooo:paragraph-rsid="00111651"/>
    </style:style>
    <style:style style:name="P64" style:family="paragraph" style:parent-style-name="Table_20_Contents">
      <style:text-properties fo:font-size="10.5pt" officeooo:paragraph-rsid="00111651" style:font-size-asian="10.5pt" style:font-size-complex="10.5pt"/>
    </style:style>
    <style:style style:name="P65" style:family="paragraph" style:parent-style-name="Figure">
      <style:paragraph-properties fo:text-align="center" style:justify-single-word="false"/>
      <style:text-properties fo:font-size="10.5pt" officeooo:paragraph-rsid="030340f9" style:font-size-asian="10.5pt" style:font-size-complex="10.5pt"/>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68" style:family="paragraph" style:parent-style-name="Code_20_Box_20_2">
      <style:text-properties fo:font-size="10pt" officeooo:paragraph-rsid="000f7693" style:font-size-asian="10pt" style:font-size-complex="10pt"/>
    </style:style>
    <style:style style:name="P69"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70"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71" style:family="paragraph" style:parent-style-name="Footnote">
      <style:text-properties officeooo:paragraph-rsid="0154d8d5"/>
    </style:style>
    <style:style style:name="P72" style:family="paragraph" style:parent-style-name="Code_20_Box_20_2">
      <style:text-properties fo:font-size="9pt" officeooo:paragraph-rsid="000f7693" style:font-size-asian="9pt" style:font-size-complex="9pt"/>
    </style:style>
    <style:style style:name="P73"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7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75"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76" style:family="paragraph" style:parent-style-name="Code_20_Box_20_2" style:master-page-name="">
      <style:paragraph-properties fo:keep-together="always" style:page-number="auto"/>
      <style:text-properties officeooo:paragraph-rsid="000f7693"/>
    </style:style>
    <style:style style:name="P77" style:family="paragraph" style:parent-style-name="Code_20_Box_20_2" style:master-page-name="">
      <loext:graphic-properties draw:fill-hatch-name="hatch"/>
      <style:paragraph-properties fo:keep-together="always" style:page-number="auto"/>
      <style:text-properties officeooo:paragraph-rsid="000f7693"/>
    </style:style>
    <style:style style:name="P78" style:family="paragraph" style:parent-style-name="Code_20_Box_20_2">
      <loext:graphic-properties draw:fill-hatch-name="hatch"/>
      <style:paragraph-properties fo:keep-together="always"/>
      <style:text-properties officeooo:paragraph-rsid="000f7693"/>
    </style:style>
    <style:style style:name="P79" style:family="paragraph" style:parent-style-name="Table_20_Contents">
      <style:text-properties fo:font-size="11pt" officeooo:paragraph-rsid="000f7693" style:font-size-asian="11pt" style:font-size-complex="11pt"/>
    </style:style>
    <style:style style:name="P80" style:family="paragraph" style:parent-style-name="Table_20_Contents">
      <style:text-properties fo:font-size="11pt" officeooo:paragraph-rsid="00139735" style:font-size-asian="11pt" style:font-size-complex="11pt"/>
    </style:style>
    <style:style style:name="P81" style:family="paragraph" style:parent-style-name="Footnote">
      <style:text-properties officeooo:paragraph-rsid="019d06f8"/>
    </style:style>
    <style:style style:name="P82" style:family="paragraph" style:parent-style-name="Text_20_body" style:master-page-name="">
      <loext:graphic-properties draw:fill-hatch-name="hatch"/>
      <style:paragraph-properties fo:orphans="2" style:page-number="auto"/>
      <style:text-properties officeooo:paragraph-rsid="000f7693"/>
    </style:style>
    <style:style style:name="P83" style:family="paragraph" style:parent-style-name="Code_20_Box_20_2">
      <style:paragraph-properties fo:text-align="start" style:justify-single-word="false"/>
      <style:text-properties officeooo:paragraph-rsid="000f7693"/>
    </style:style>
    <style:style style:name="P84" style:family="paragraph" style:parent-style-name="Footnote">
      <style:text-properties officeooo:paragraph-rsid="019edc59"/>
    </style:style>
    <style:style style:name="P85" style:family="paragraph" style:parent-style-name="Table_20_Heading">
      <style:text-properties officeooo:paragraph-rsid="00139735"/>
    </style:style>
    <style:style style:name="P86" style:family="paragraph" style:parent-style-name="Table_20_index_20_heading">
      <loext:graphic-properties draw:fill="none" draw:fill-hatch-name="hatch"/>
      <style:paragraph-properties fo:background-color="transparent"/>
      <style:text-properties officeooo:paragraph-rsid="00139735"/>
    </style:style>
    <style:style style:name="P87" style:family="paragraph" style:parent-style-name="Table_20_Contents">
      <style:text-properties officeooo:paragraph-rsid="00139735"/>
    </style:style>
    <style:style style:name="P88" style:family="paragraph" style:parent-style-name="Text_20_body">
      <style:paragraph-properties fo:margin-top="0cm" fo:margin-bottom="0.4cm" style:contextual-spacing="false"/>
      <style:text-properties officeooo:paragraph-rsid="00139735"/>
    </style:style>
    <style:style style:name="P89"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90" style:family="paragraph" style:parent-style-name="Code_20_Box_20_2" style:master-page-name="">
      <loext:graphic-properties draw:fill-hatch-name="hatch"/>
      <style:paragraph-properties fo:keep-together="auto" style:page-number="auto"/>
      <style:text-properties officeooo:paragraph-rsid="000f7693"/>
    </style:style>
    <style:style style:name="P91" style:family="paragraph" style:parent-style-name="Code_20_Box_20_2">
      <loext:graphic-properties draw:fill-hatch-name="hatch"/>
      <style:paragraph-properties fo:keep-together="auto" fo:keep-with-next="auto"/>
      <style:text-properties officeooo:paragraph-rsid="000f7693"/>
    </style:style>
    <style:style style:name="P92" style:family="paragraph" style:parent-style-name="Code_20_Box_20_2">
      <loext:graphic-properties draw:fill-hatch-name="hatch"/>
      <style:paragraph-properties fo:keep-together="auto"/>
      <style:text-properties officeooo:paragraph-rsid="000f7693"/>
    </style:style>
    <style:style style:name="P93" style:family="paragraph" style:parent-style-name="Heading_20_1" style:master-page-name="Chapter_20_06_20_Page">
      <style:paragraph-properties style:page-number="auto"/>
    </style:style>
    <style:style style:name="P94" style:family="paragraph" style:parent-style-name="Text_20_body" style:list-style-name="L1">
      <style:text-properties officeooo:paragraph-rsid="000f7693"/>
    </style:style>
    <style:style style:name="P95" style:family="paragraph" style:parent-style-name="Text_20_body" style:list-style-name="L2">
      <style:text-properties officeooo:paragraph-rsid="000f7693"/>
    </style:style>
    <style:style style:name="P96" style:family="paragraph">
      <style:paragraph-properties fo:margin-left="0.199cm" fo:margin-right="0.6cm" fo:text-indent="0.499cm">
        <style:tab-stops>
          <style:tab-stop style:position="9.581cm" style:type="right"/>
          <style:tab-stop style:position="9.638cm" style:type="right"/>
        </style:tab-stops>
      </style:paragraph-properties>
    </style:style>
    <style:style style:name="P97" style:family="paragraph">
      <style:paragraph-properties fo:margin-left="0.199cm" fo:margin-right="0.6cm" fo:margin-top="0cm" fo:margin-bottom="0cm" fo:text-indent="0cm"/>
    </style:style>
    <style:style style:name="P98"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font-size="12pt"/>
    </style:style>
    <style:style style:name="P99" style:family="paragraph">
      <style:paragraph-properties fo:margin-top="0cm" fo:margin-bottom="0.499cm"/>
    </style:style>
    <style:style style:name="P100" style:family="paragraph">
      <loext:graphic-properties draw:fill="solid" draw:fill-color="#daeafb"/>
      <style:paragraph-properties fo:margin-top="0cm" fo:margin-bottom="0.499cm" style:writing-mode="lr-tb"/>
      <style:text-properties fo:font-size="12pt" style:font-size-asian="10pt" style:font-size-complex="10pt"/>
    </style:style>
    <style:style style:name="P101" style:family="paragraph">
      <loext:graphic-properties draw:fill="solid" draw:fill-color="#daeafb"/>
      <style:paragraph-properties fo:margin-top="0cm" fo:margin-bottom="0.3cm" style:writing-mode="lr-tb"/>
      <style:text-properties fo:font-size="10pt" style:font-size-asian="10pt" style:font-size-complex="10pt"/>
    </style:style>
    <style:style style:name="P102" style:family="paragraph">
      <loext:graphic-properties draw:fill="solid" draw:fill-color="#daeafb"/>
      <style:paragraph-properties fo:margin-top="0cm" fo:margin-bottom="0.499cm" style:writing-mode="lr-tb"/>
      <style:text-properties fo:font-size="12pt" style:font-size-asian="10pt" style:font-name-complex="Nimbus Sans" style:font-size-complex="10pt"/>
    </style:style>
    <style:style style:name="P103" style:family="paragraph">
      <style:paragraph-properties fo:margin-left="0.7cm" fo:margin-right="0.6cm" fo:margin-top="0cm" fo:margin-bottom="0cm" fo:text-indent="-0.499cm"/>
    </style:style>
    <style:style style:name="P104" style:family="paragraph">
      <style:paragraph-properties fo:margin-left="0.199cm" fo:margin-right="0.6cm" fo:text-indent="0cm">
        <style:tab-stops>
          <style:tab-stop style:position="9.581cm" style:type="right"/>
          <style:tab-stop style:position="9.638cm" style:type="right"/>
        </style:tab-stops>
      </style:paragraph-properties>
    </style:style>
    <style:style style:name="P105" style:family="paragraph">
      <style:paragraph-properties fo:margin-left="0.199cm" fo:margin-right="0.6cm" fo:margin-top="0cm" fo:margin-bottom="0.499cm" fo:text-indent="0cm"/>
    </style:style>
    <style:style style:name="P106" style:family="paragraph">
      <loext:graphic-properties draw:fill="none" draw:fill-color="#ffffff"/>
      <style:paragraph-properties fo:margin-left="0.199cm" fo:margin-right="0.6cm" fo:text-indent="0cm" style:writing-mode="lr-tb">
        <style:tab-stops>
          <style:tab-stop style:position="9.581cm" style:type="right"/>
          <style:tab-stop style:position="9.638cm" style:type="right"/>
        </style:tab-stops>
      </style:paragraph-properties>
      <style:text-properties fo:font-size="12pt"/>
    </style:style>
    <style:style style:name="P107" style:family="paragraph">
      <style:paragraph-properties fo:margin-left="0.499cm" fo:margin-right="0.6cm" fo:text-indent="-0.499cm">
        <style:tab-stops>
          <style:tab-stop style:position="9.581cm" style:type="right"/>
          <style:tab-stop style:position="9.638cm" style:type="right"/>
        </style:tab-stops>
      </style:paragraph-properties>
    </style:style>
    <style:style style:name="P108"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P109" style:family="paragraph">
      <style:paragraph-properties fo:margin-left="0.199cm" fo:margin-right="0.6cm" fo:text-indent="-0.199cm">
        <style:tab-stops>
          <style:tab-stop style:position="9.581cm" style:type="right"/>
          <style:tab-stop style:position="9.638cm" style:type="right"/>
        </style:tab-stops>
      </style:paragraph-properties>
    </style:style>
    <style:style style:name="P110" style:family="paragraph">
      <style:paragraph-properties fo:margin-left="0.7cm" fo:margin-right="0.6cm" fo:line-height="115%" fo:text-indent="-0.499cm">
        <style:tab-stops>
          <style:tab-stop style:position="9.581cm" style:type="right"/>
          <style:tab-stop style:position="9.638cm" style:type="right"/>
        </style:tab-stops>
      </style:paragraph-properties>
    </style:style>
    <style:style style:name="P111" style:family="paragraph">
      <style:paragraph-properties fo:margin-left="0.7cm" fo:margin-right="0.6cm" fo:margin-top="0cm" fo:margin-bottom="0cm" fo:line-height="115%" fo:text-indent="-0.499cm"/>
    </style:style>
    <style:style style:name="P112" style:family="paragraph">
      <style:paragraph-properties fo:margin-left="0.7cm" fo:margin-right="0.6cm" fo:text-indent="-0.499cm"/>
    </style:style>
    <style:style style:name="T1" style:family="text">
      <style:text-properties style:font-name="DejaVu Serif"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color="#0a2746" loext:opacity="100%" style:font-name="DejaVu Serif" fo:font-style="italic" style:font-style-asian="italic" style:font-style-complex="italic"/>
    </style:style>
    <style:style style:name="T5" style:family="text">
      <style:text-properties style:font-name="FreeSerif"/>
    </style:style>
    <style:style style:name="T6" style:family="text">
      <style:text-properties fo:font-variant="small-caps"/>
    </style:style>
    <style:style style:name="T7" style:family="text">
      <style:text-properties fo:font-variant="small-caps" officeooo:rsid="0212e37f"/>
    </style:style>
    <style:style style:name="T8" style:family="text">
      <style:text-properties fo:font-style="italic" style:font-style-asian="italic" style:font-style-complex="italic"/>
    </style:style>
    <style:style style:name="T9" style:family="text">
      <style:text-properties officeooo:rsid="001a922e"/>
    </style:style>
    <style:style style:name="T10" style:family="text">
      <style:text-properties fo:font-variant="normal" fo:text-transform="none"/>
    </style:style>
    <style:style style:name="T11" style:family="text">
      <style:text-properties fo:font-variant="normal" fo:text-transform="none" fo:font-style="italic" style:font-style-asian="italic" style:font-style-complex="italic"/>
    </style:style>
    <style:style style:name="T12" style:family="text">
      <style:text-properties officeooo:rsid="01485f2f"/>
    </style:style>
    <style:style style:name="T13" style:family="text">
      <style:text-properties officeooo:rsid="01469185"/>
    </style:style>
    <style:style style:name="T14" style:family="text">
      <style:text-properties officeooo:rsid="0149343e"/>
    </style:style>
    <style:style style:name="T15" style:family="text">
      <style:text-properties officeooo:rsid="001d2f8f"/>
    </style:style>
    <style:style style:name="T16" style:family="text">
      <style:text-properties officeooo:rsid="01f025f2"/>
    </style:style>
    <style:style style:name="T17" style:family="text">
      <style:text-properties fo:font-size="10.5pt" style:font-size-asian="10.5pt" style:font-size-complex="10.5pt"/>
    </style:style>
    <style:style style:name="T18" style:family="text">
      <style:text-properties officeooo:rsid="015388a8"/>
    </style:style>
    <style:style style:name="T19" style:family="text">
      <style:text-properties officeooo:rsid="02ee40af"/>
    </style:style>
    <style:style style:name="T20" style:family="text">
      <style:text-properties officeooo:rsid="00111651"/>
    </style:style>
    <style:style style:name="T21" style:family="text">
      <style:text-properties fo:font-style="normal" style:font-style-asian="normal" style:font-style-complex="normal"/>
    </style:style>
    <style:style style:name="T22" style:family="text">
      <style:text-properties fo:font-size="11pt" style:font-size-asian="11pt" style:font-size-complex="11pt"/>
    </style:style>
    <style:style style:name="T23" style:family="text">
      <style:text-properties fo:font-size="11pt" officeooo:rsid="001a922e" style:font-size-asian="11pt" style:font-size-complex="11pt"/>
    </style:style>
    <style:style style:name="T24" style:family="text">
      <style:text-properties officeooo:rsid="0158ad5f"/>
    </style:style>
    <style:style style:name="T25" style:family="text">
      <style:text-properties fo:font-size="11.5pt" style:font-size-asian="11.5pt" style:font-size-complex="11.5pt"/>
    </style:style>
    <style:style style:name="T26" style:family="text">
      <style:text-properties fo:font-size="11.5pt" fo:font-style="italic" style:font-size-asian="11.5pt" style:font-style-asian="italic" style:font-size-complex="11.5pt" style:font-style-complex="italic"/>
    </style:style>
    <style:style style:name="T27" style:family="text">
      <style:text-properties fo:font-size="10pt" style:font-size-asian="10pt" style:font-size-complex="10pt"/>
    </style:style>
    <style:style style:name="T28" style:family="text">
      <style:text-properties fo:font-size="10pt" officeooo:rsid="001a922e" style:font-size-asian="10pt" style:font-size-complex="10pt"/>
    </style:style>
    <style:style style:name="T29" style:family="text">
      <style:text-properties officeooo:rsid="015a1836"/>
    </style:style>
    <style:style style:name="T30" style:family="text">
      <style:text-properties officeooo:rsid="015cd32f"/>
    </style:style>
    <style:style style:name="T31" style:family="text">
      <style:text-properties officeooo:rsid="018b60dc"/>
    </style:style>
    <style:style style:name="T32" style:family="text">
      <style:text-properties officeooo:rsid="0187a486"/>
    </style:style>
    <style:style style:name="T33" style:family="text">
      <style:text-properties officeooo:rsid="018ba702"/>
    </style:style>
    <style:style style:name="T34" style:family="text">
      <style:text-properties officeooo:rsid="018c7831"/>
    </style:style>
    <style:style style:name="T35" style:family="text">
      <style:text-properties officeooo:rsid="0191f584"/>
    </style:style>
    <style:style style:name="T36" style:family="text"/>
    <style:style style:name="T37" style:family="text">
      <style:text-properties fo:font-size="12pt"/>
    </style:style>
    <style:style style:name="T38" style:family="text">
      <style:text-properties fo:color="#0a2746" loext:opacity="100%" style:font-name="DejaVu Serif" fo:font-size="12pt" style:font-name-complex="DejaVu Serif" style:font-size-complex="12pt"/>
    </style:style>
    <style:style style:name="T39" style:family="text">
      <style:text-properties style:font-name="Nimbus Sans" fo:font-size="10pt" style:font-size-asian="10pt" style:font-size-complex="10pt"/>
    </style:style>
    <style:style style:name="T40" style:family="text">
      <style:text-properties style:font-name="Nimbus Sans" fo:font-size="10pt" fo:font-style="normal" style:font-size-asian="10pt" style:font-style-asian="normal" style:font-size-complex="10pt" style:font-style-complex="normal"/>
    </style:style>
    <style:style style:name="T41" style:family="text">
      <style:text-properties style:font-name="Nimbus Sans" fo:font-size="12pt" style:font-size-asian="12pt" style:font-name-complex="Nimbus Sans" style:font-size-complex="12pt"/>
    </style:style>
    <style:style style:name="T42" style:family="text">
      <style:text-properties style:font-name="Nimbus Sans" fo:font-size="10pt" style:font-size-asian="10pt" style:font-name-complex="Nimbus Sans" style:font-size-complex="10pt"/>
    </style:style>
    <style:style style:name="T43" style:family="text">
      <style:text-properties style:font-name="DejaVu Serif" fo:font-size="12pt" style:font-name-complex="DejaVu Serif" style:font-size-complex="12pt"/>
    </style:style>
    <style:style style:name="T44" style:family="text">
      <style:text-properties fo:font-variant="small-caps" style:font-name="DejaVu Serif" fo:font-size="12pt" style:font-name-complex="DejaVu Serif" style:font-size-complex="12pt"/>
    </style:style>
    <style:style style:name="T45" style:family="text">
      <style:text-properties fo:font-variant="small-caps" fo:color="#0a2746" loext:opacity="100%" style:font-name="DejaVu Serif" fo:font-size="12pt" style:font-name-complex="DejaVu Serif" style:font-size-complex="12pt"/>
    </style:style>
    <style:style style:name="T46" style:family="text">
      <style:text-properties style:use-window-font-color="true" loext:opacity="0%" style:font-name="DejaVu Serif" fo:font-size="12pt" style:font-name-complex="DejaVu Serif" style:font-size-complex="12pt"/>
    </style:style>
    <style:style style:name="fr1" style:family="graphic" style:parent-style-name="H2frame">
      <style:graphic-properties style:vertical-pos="from-top" style:vertical-rel="paragraph-content" draw:opacity="0%" draw:wrap-influence-on-position="once-concurrent" loext:allow-overlap="true" draw:textarea-vertical-align="top"/>
    </style:style>
    <style:style style:name="fr2"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5"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6" style:family="graphic" style:parent-style-name="H4frame">
      <style:graphic-properties style:vertical-pos="from-top" style:vertical-rel="paragraph-content" draw:opacity="0%" draw:wrap-influence-on-position="once-concurrent" loext:allow-overlap="true" draw:textarea-vertical-align="top"/>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8"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9"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10"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11"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1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fr1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448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27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842cm" fo:padding-left="0.101cm"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418cm" fo:padding-left="0.101cm"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12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997cm" fo:padding-left="0.101cm"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702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702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3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3.126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688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688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501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901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1.842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93" text:outline-level="1"><draw:frame draw:style-name="fr12" draw:name="f06-h1" text:anchor-type="paragraph" svg:x="15cm" svg:y="-0.101cm" svg:width="2cm" draw:z-index="34"><draw:text-box fo:min-height="0.741cm"><text:p text:style-name="P25">||||</text:p></draw:text-box></draw:frame><text:bookmark-start text:name="Chapter 06"/>Object-Oriented Programming<text:bookmark-end text:name="Chapter 06"/></text:h>
      <text:p text:style-name="P29">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29">It is perfectly possible to write any program in procedural style, and for very small programs (up to, say, 500 lines), doing so is rarely a problem. But for most programs, and especially for medium-size and large programs, <text:span text:style-name="T8">object-oriented programming</text:span> offers many advantages.</text:p>
      <text:p text:style-name="P29">This chapter covers all the fundamental concepts and techniques for doing <text:span text:style-name="T8">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8">object-oriented programming</text:span> can solve. Then it briefly describes Python’s approach to <text:span text:style-name="T8">object-oriented programming</text:span> and explains the relevant terminology. After that, the chapter’s two main sections begin.</text:p>
      <text:p text:style-name="P29">The second section covers the creation of custom <text:span text:style-name="T8">data</text:span> types that hold single items (although the items themselves may have many attributes), and the third section covers the creation of custom <text:span text:style-name="T8">collection data</text:span> types that can hold any number of objects of any types. These sections cover most aspects of <text:span text:style-name="T8">object-oriented programming</text:span> in Python, although we defer some more advanced material to Chapter 8 [<text:a xlink:type="simple" xlink:href="#Chapter 08" text:style-name="Internet_20_link" text:visited-style-name="Visited_20_Internet_20_Link"><text:span text:style-name="T9">347 ➤</text:span></text:a>].</text:p>
      <text:h text:style-name="P50" text:outline-level="2"><draw:frame draw:style-name="fr1" draw:name="f06-01-h2" text:anchor-type="paragraph" svg:y="-0.25cm" svg:width="1.401cm" draw:z-index="35"><draw:text-box fo:min-height="0.741cm"><text:p text:style-name="P26">|||</text:p></draw:text-box></draw:frame>The Object-Oriented Approach</text:h>
      <text:p text:style-name="P29">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8">3-tuple</text:span> for each circle.</text:p>
      <text:p text:style-name="P29">For example:</text:p>
      <text:p text:style-name="P30">circle = (11, 60, 8)</text:p>
      <text:p text:style-name="P29">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30">distance = distance_from_origin(*circle[:2])</text:p>
      <text:p text:style-name="P30">distance = edge_distance_from_origin(*circle)</text:p>
      <text:p text:style-name="P29">Both of these assume that the circle tuples are of the form (x, y, radius). We can solve the problem of knowing the element order and of using tuple unpacking by using a named tuple:</text:p>
      <text:p text:style-name="P30">import collections</text:p>
      <text:p text:style-name="P30">Circle = collections.namedtuple("Circle", "x y radius")</text:p>
      <text:p text:style-name="P30">circle = Circle(13, 84, 9)</text:p>
      <text:p text:style-name="P30">distance = distance_from_origin(circle.x, circle.y)</text:p>
      <text:p text:style-name="P29">This allows us to create <text:span text:style-name="T8">Circle 3-tuples</text:span> with named attributes which makes function calls much easier to understand, since to access elements we can use their names. Unfortunately, problems remain. For example, there is nothing to stop an invalid circle from being created:</text:p>
      <text:p text:style-name="P30">circle = Circle(33, 56, -5)</text:p>
      <text:p text:style-name="P29">It doesn’t make sense to have a circle with a negative radius, but the circle named <text:span text:style-name="T8">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29">If we want circles to be mutable so that we can move them by changing their coordinates or resize them by changing their radius, we can do so by using the private <text:span text:style-name="Console">collections.namedtuple._replace()</text:span> method:</text:p>
      <text:p text:style-name="P32">circle = circle._replace(radius=12)</text:p>
      <text:p text:style-name="P29"><text:soft-page-break/>Just as when we create a Circle, there is nothing to stop us from (or warn us about) setting invalid data.</text:p>
      <text:p text:style-name="P29">If the circles were going to need lots of changes, we might opt to use a mutable data type such as a list, for the sake of convenience:</text:p>
      <text:p text:style-name="P30">circle = [36, 77, 8]</text:p>
      <text:p text:style-name="P29">This doesn’t give us any protection from putting in invalid data, and the best we can do about accessing elements by name is to create some constants so that we can write things like <text:span text:style-name="Inline_20_Code">circle[RADIUS] = 5</text:span>. But using a <text:span text:style-name="T8">list</text:span> brings additional problems—for example, we can legitimately call <text:span text:style-name="Console">circle.sort()</text:span>! Using a <text:span text:style-name="T8">dictionary</text:span> might be an alternative, for example, <text:span text:style-name="Inline_20_Code">circle = dict(x=36, y=77, radius=8)</text:span>, but again there is no way to ensure a valid radius and no way to prevent inappropriate methods from being called.</text:p>
      <text:h text:style-name="P52" text:outline-level="3"><draw:frame draw:style-name="fr3" draw:name="f06-02-h3" text:anchor-type="paragraph" svg:y="-0.25cm" svg:width="1cm" draw:z-index="40"><draw:text-box fo:min-height="0.741cm"><text:p text:style-name="P27">||</text:p></draw:text-box></draw:frame>Object-Oriented Concepts and Terminology</text:h>
      <text:p text:style-name="P29">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29">We use the terms <text:span text:style-name="T8">class</text:span>, <text:span text:style-name="T8">type</text:span>, and <text:span text:style-name="T8">data type</text:span> interchangeably. In Python we can create custom <text:span text:style-name="T8">classes</text:span> that are fully integrated and that can be used just like the built-in data types. We have already encountered many <text:span text:style-name="T8">classes</text:span>, for example, <text:span text:style-name="Console">dict</text:span>, <text:span text:style-name="Console">int</text:span>, and <text:span text:style-name="Console">str</text:span>. We use the term <text:span text:style-name="T8">object</text:span>, and occasionally the term <text:span text:style-name="T8">instance</text:span>, to refer to an instance of a particular <text:span text:style-name="T8">class</text:span>. For example, <text:span text:style-name="Console">5</text:span> is an <text:span text:style-name="Console">int</text:span> object and "<text:span text:style-name="T8">oblong</text:span>" is a <text:span text:style-name="Console">str</text:span> object.</text:p>
      <text:p text:style-name="P54">Most <text:span text:style-name="T8">classes</text:span> encapsulate both data and the methods that can be applied to that data. For example, the <text:span text:style-name="T8">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8">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29"><text:span text:style-name="T8">Objects</text:span> usually have <text:span text:style-name="T8">attributes</text:span>—<text:span text:style-name="T8">methods</text:span> are <text:span text:style-name="T8">callable attributes</text:span>, and other <text:span text:style-name="T8">attributes</text:span> are <text:span text:style-name="T8">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8">attributes</text:span>”) are normally implemented as <text:span text:style-name="T8">instance variables</text:span>, that is, variables that are unique to a particular object. We will see examples of this, and also examples of how to provide <text:span text:style-name="T8">data attributes</text:span> as <text:span text:style-name="T8">properties</text:span>. A property is an item of object data that is accessed like an instance variable but where the accesses are handled by methods behind the scenes. As we will see, using properties makes it easy to do data validation.</text:p>
      <text:p text:style-name="P29">Inside a <text:span text:style-name="T8">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8">method</text:span>; these are accessed without qualification. <text:span text:style-name="T8">Class variables</text:span> (sometimes called <text:span text:style-name="T8">static variables</text:span>) can be accessed by qualifying their name with the class name, and <text:span text:style-name="T8">global variables</text:span>, that is, <text:span text:style-name="T8">module variables</text:span>, are accessed without qualification.</text:p>
      <text:p text:style-name="P29">Some of the Python literature uses the concept of a <text:span text:style-name="T8">namespace</text:span>, a mapping from names to objects. <text:span text:style-name="T8">Modules</text:span> are <text:span text:style-name="T8">namespaces</text:span>—for example, after the statement <text:span text:style-name="Inline_20_Code">import math</text:span> we can access objects in the <text:span text:style-name="T8">math module</text:span> by qualifying them with their <text:span text:style-name="T8">namespace</text:span> name (e.g., <text:span text:style-name="Console">math.pi</text:span> and <text:span text:style-name="Console">math.sin()</text:span>). Similarly, <text:span text:style-name="T8">classes</text:span> and <text:span text:style-name="T8">objects</text:span> are also <text:span text:style-name="T8">namespaces</text:span>; for example, if we have <text:span text:style-name="Inline_20_Code">z = complex(1, 2),</text:span> the <text:span text:style-name="Console">z</text:span> object’s <text:span text:style-name="T8">namespace</text:span> has two attributes which we can access (<text:span text:style-name="Console">z.real</text:span> and <text:span text:style-name="Console">z.imag</text:span>).</text:p>
      <text:p text:style-name="P29">One of the advantages of object orientation is that if we have a <text:span text:style-name="T8">class</text:span>, we can specialize it. This means that we make a new <text:span text:style-name="T8">class</text:span> that inherits all the attributes (data and methods) from the original <text:span text:style-name="T8">class</text:span>, usually so that we can add or replace <text:span text:style-name="T8">methods</text:span> or add more instance <text:span text:style-name="T8">variables</text:span>. We can <text:span text:style-name="T11">sub-class</text:span> (another term for speciali<text:span text:style-name="T12">s</text:span>e), any Python <text:span text:style-name="T8">class</text:span>, whether built-in or from the standard library, or one of our own custom <text:span text:style-name="T8">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11">sub-class</text:span> is one of the great advantages offered by object-oriented programming since it makes it straightforward to use an existing <text:span text:style-name="T8">class</text:span> that has tried and tested functionality as the basis for a new <text:span text:style-name="T8">class</text:span> that extends the original, adding new <text:span text:style-name="T8">data attributes</text:span> or new <text:span text:style-name="T8">functionality</text:span> in a very clean and direct way. Furthermore, we can pass objects of our new <text:span text:style-name="T8">class</text:span> to functions and methods that were written for the original class and they will work correctly.</text:p>
      <text:p text:style-name="P29">We use the term <text:span text:style-name="T8">base class</text:span> to refer to a <text:span text:style-name="T8">class</text:span> that is inherited; a <text:span text:style-name="T8">base class</text:span> may be the immediate ancestor, or may be further up the inheritance tree. <text:soft-page-break/>Another term for <text:span text:style-name="T8">base class</text:span> is “<text:span text:style-name="T8">super class</text:span>”. We use the term <text:span text:style-name="T11">sub-class</text:span>, <text:span text:style-name="T8">derived class</text:span>, or <text:span text:style-name="T8">derived</text:span> to describe a <text:span text:style-name="T8">class</text:span> that inherits from (i.e., speciali<text:span text:style-name="T13">s</text:span>es) another <text:span text:style-name="T8">class</text:span>. In Python every built-in and library <text:span text:style-name="T8">class</text:span> and every <text:span text:style-name="T8">class</text:span> we create is derived directly or indirectly from the ultimate <text:span text:style-name="T8">base class—object</text:span>. Figure 6.1 <text:span text:style-name="T13">(below)</text:span> illustrates some of the inheritance terminology.</text:p>
      <text:p text:style-name="P29"><draw:frame draw:style-name="fr11" draw:name="Frame-6.1 Some object-oriented inheritance terminology Picture" text:anchor-type="paragraph" svg:width="13.6cm" style:rel-width="80%" svg:height="6.669cm" style:rel-height="scale-min" draw:z-index="30"><draw:text-box><text:p text:style-name="P57"><draw:frame draw:style-name="fr21" draw:name="Figure-06.1 Some object-oriented inheritance terminology" text:anchor-type="paragraph" svg:width="13.6cm" style:rel-width="100%" svg:height="5.881cm" style:rel-height="scale" draw:z-index="31"><draw:image xlink:href="Pictures/1000000100000239000000F605111F9176A4C98B.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11">sub-class</text:span>; this is the same as Java (apart from Java’s “<text:span text:style-name="T8">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8">class MyDict</text:span> (a <text:span text:style-name="T8">class</text:span> that inherits <text:span text:style-name="Console">dict</text:span>) and we call a method that is defined by both <text:span text:style-name="Console">dict</text:span> and <text:span text:style-name="Console"><text:span text:style-name="T8">MyDict</text:span></text:span>, Python will correctly call the <text:span text:style-name="T8">MyDict</text:span> version—this is known as <text:span text:style-name="T8">dynamic method binding</text:span>, also called <text:span text:style-name="T8">polymorphism</text:span>. If we need to call the base class version of a method inside a reimplemented method we can do so by using the built-in <text:span text:style-name="Console">super()</text:span> function.</text:p>
      <text:p text:style-name="P29">Python also supports <text:span text:style-name="T8">duck typing</text:span>—‘<text:span text:style-name="T8">if it walks like a duck and quacks like a duck, it is a duck</text:span>”. In other words, if we want to call certain methods on an <text:span text:style-name="Console">object</text:span>, it doesn’t matter what <text:span text:style-name="T8">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8">object</text:span> and providing that instead, since <text:span text:style-name="Console">io.StringI0</text:span> <text:span text:style-name="T8">objects</text:span> have the same <text:span text:style-name="T6">api</text:span> (Application Programming Interface), that is, the same methods, as the file objects returned by <text:span text:style-name="Console">open()</text:span> in text mode.</text:p>
      <text:p text:style-name="P54">Inheritance is used to model <text:span text:style-name="T8">is-a</text:span> relationships, that is, where a <text:span text:style-name="T8">class</text:span>’s <text:span text:style-name="Console">objects</text:span> are essentially the same as some other <text:span text:style-name="T8">class</text:span>’s <text:span text:style-name="Console">objects</text:span>, but with some variations, such as extra data attributes and extra methods. Another approach is to use <text:span text:style-name="T8">aggregation</text:span> (also called <text:span text:style-name="T8">composition</text:span>)—this is where a <text:span text:style-name="T8">class</text:span> includes one or more <text:span text:style-name="T8">instance variables</text:span> that are of other <text:span text:style-name="T8">classes</text:span>. <text:span text:style-name="T8">Aggregation</text:span> is used to model <text:span text:style-name="T8">has-a</text:span> relationships. In Python, every <text:span text:style-name="T8">class</text:span> uses inheritance—because all <text:span text:style-name="T8">custom classes</text:span> have <text:span text:style-name="Console">object</text:span> as their ultimate <text:span text:style-name="T8">base class</text:span>, and most <text:span text:style-name="T8">classes</text:span> also use <text:span text:style-name="T8">aggregation</text:span> since most <text:span text:style-name="T8">classes</text:span> have instance variables of various types.</text:p>
      <text:p text:style-name="P29"><text:soft-page-break/>Some object-oriented languages have two features that Python does not provide. The first is <text:span text:style-name="T8">overloading</text:span>, that is, having methods with the same name but with different parameter lists in the same <text:span text:style-name="T8">class</text:span>. Thanks to Python’s versatile argument-handling capabilities this is never a limitation in practice. The second is <text:span text:style-name="T8">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8">name mangling</text:span>; we will see an example in Chapter 8 [<text:a xlink:type="simple" xlink:href="#Chapter 08" text:style-name="Internet_20_link" text:visited-style-name="Visited_20_Internet_20_Link"><text:span text:style-name="T9">347 ➤</text:span></text:a>].)</text:p>
      <text:p text:style-name="P29">Just as we use an uppercase letter as the first letter of custom modules, we will do the same thing for <text:span text:style-name="T8">custom classes</text:span>. We can define as many <text:span text:style-name="T8">classes</text:span> as we like, either directly in a program or in modules—<text:span text:style-name="T8">class</text:span> names don’t have to match <text:span text:style-name="T8">module</text:span> names, and <text:span text:style-name="T8">modules</text:span> may contain as many <text:span text:style-name="T8">class</text:span> definitions as we like.</text:p>
      <text:p text:style-name="P29">Now that we have seen some of the problems that <text:span text:style-name="T8">classes</text:span> can solve, introduced the necessary terminology, and covered some background matters, we can begin to create some <text:span text:style-name="T8">custom classes</text:span>.</text:p>
      <text:h text:style-name="P50" text:outline-level="2"><draw:frame draw:style-name="fr1" draw:name="f06-02-h2" text:anchor-type="paragraph" svg:y="-0.25cm" svg:width="1.401cm" draw:z-index="36"><draw:text-box fo:min-height="0.741cm"><text:p text:style-name="P26">|||</text:p></draw:text-box></draw:frame>Custom Classes</text:h>
      <text:p text:style-name="P29">In earlier chapters we created custom classes: <text:span text:style-name="T8">custom exceptions</text:span>. Here are two new syntaxes for creating <text:span text:style-name="T8">custom classes</text:span>:</text:p>
      <text:p text:style-name="P30">class className:</text:p>
      <text:p text:style-name="P30"><text:tab/>suite</text:p>
      <text:p text:style-name="P30"/>
      <text:p text:style-name="P30">class className(base_classes):</text:p>
      <text:p text:style-name="P30"><text:tab/>suite</text:p>
      <text:p text:style-name="P29">Since the exception subclasses we created did not add any new attributes (no instance data or methods) we used a suite of <text:span text:style-name="Console">pass</text:span> (i.e., nothing added), and since the suite was just one statement we put it on the same line as the <text:span text:style-name="T8">class</text:span> statement itself. Note that just like <text:span text:style-name="Console">def</text:span> statements, <text:span text:style-name="Console">class</text:span> is a statement, so we can create <text:span text:style-name="T8">classes</text:span> dynamically if we want to. A <text:span text:style-name="T8">class</text:span>’s methods are created using <text:span text:style-name="Console">def</text:span> statements in the <text:span text:style-name="T8">class</text:span>’s suite. <text:span text:style-name="T8">Class</text:span> instances are created by calling the <text:span text:style-name="T8">class</text:span> with any necessary arguments; for example, <text:span text:style-name="Inline_20_Code">x = complex(4, 8)</text:span> creates a complex number and sets <text:span text:style-name="Console">x</text:span> to be an object reference to it.</text:p>
      <text:h text:style-name="P52" text:outline-level="3"><draw:frame draw:style-name="fr3" draw:name="f06-03-h3" text:anchor-type="paragraph" svg:y="-0.25cm" svg:width="1cm" draw:z-index="41"><draw:text-box fo:min-height="0.741cm"><text:p text:style-name="P27">||</text:p></draw:text-box></draw:frame>Attributes and Methods</text:h>
      <text:p text:style-name="P29">Let’s start with a very simple <text:span text:style-name="T8">class</text:span>, <text:span text:style-name="Console">Point</text:span>, that holds an <text:span text:style-name="Console">(x, y)</text:span> coordinate. The <text:span text:style-name="T8">class</text:span> is in file <text:span text:style-name="Filename">Shape.py</text:span>, and its complete implementation (excluding <text:span text:style-name="T8">docstrings</text:span>) is show<text:span text:style-name="T14">n</text:span> here:</text:p>
      <text:p text:style-name="P30"><text:soft-page-break/>class Point:</text:p>
      <text:p text:style-name="P30"><text:tab/>def __init__(self, x=0, y=0):</text:p>
      <text:p text:style-name="P30"><text:tab/><text:tab/>self.x = x</text:p>
      <text:p text:style-name="P30"><text:tab/><text:tab/>self.y = y</text:p>
      <text:p text:style-name="P30"/>
      <text:p text:style-name="P30"><text:tab/>def distance_from_origin(self):</text:p>
      <text:p text:style-name="P30"><text:tab/><text:tab/>return math.hypot(self.x, self.y)</text:p>
      <text:p text:style-name="P30"/>
      <text:p text:style-name="P30"><text:tab/>def __eq__(self, other):</text:p>
      <text:p text:style-name="P30"><text:tab/><text:tab/>return self.x == other.x and self.y == other.y</text:p>
      <text:p text:style-name="P30"/>
      <text:p text:style-name="P30"><text:tab/>def __repr__(self):</text:p>
      <text:p text:style-name="P30"><text:tab/><text:tab/>return "Point({0.x!r}, {0.y!r})".format(self)</text:p>
      <text:p text:style-name="P30"/>
      <text:p text:style-name="P30"><text:tab/>def __str__(self):</text:p>
      <text:p text:style-name="P32"><text:tab/><text:tab/>return "({0.x!r}, {0.y!r})".format(self)</text:p>
      <text:p text:style-name="P29">Since no <text:span text:style-name="T8">base classes</text:span> are specified, <text:span text:style-name="Console">Point</text:span> is a direct <text:span text:style-name="T11">sub-class</text:span> of object, just as though we had written <text:span text:style-name="Inline_20_Code">class Point(object)</text:span>. Before we discuss each of the methods, let’s see some examples of their use:</text:p>
      <text:p text:style-name="P30">import Shape</text:p>
      <text:p text:style-name="P30">a = Shape.Point()</text:p>
      <text:p text:style-name="P30">repr(a)<text:tab/><text:tab/><text:tab/><text:tab/># returns: 'Point(0, 0)'</text:p>
      <text:p text:style-name="P30">b = Shape.Point(3, 4)</text:p>
      <text:p text:style-name="P30">str(b)<text:tab/><text:tab/><text:tab/><text:tab/># returns: '(3, 4)'</text:p>
      <text:p text:style-name="P30">b.distance_from_origin()<text:tab/># returns: 5.0</text:p>
      <text:p text:style-name="P30">b.x = -19</text:p>
      <text:p text:style-name="P30">str(b)<text:tab/><text:tab/><text:tab/><text:tab/># returns: '(-19, 4)'</text:p>
      <text:p text:style-name="P32">a == b, a != b<text:tab/><text:tab/><text:tab/># returns: (False, True)</text:p>
      <text:p text:style-name="P29">The <text:span text:style-name="Console">Point</text:span> <text:span text:style-name="T8">class</text:span> has two data attributes, <text:span text:style-name="Console">self.x</text:span> and <text:span text:style-name="Console">self.y</text:span>, and five methods (not counting inherited methods), four of which are special methods; they are illustrated in Figure 6.2 [<text:a xlink:type="simple" xlink:href="#The Point class’s inheritance hierarchy" text:style-name="Internet_20_link" text:visited-style-name="Visited_20_Internet_20_Link"><text:span text:style-name="T15">252 ➤</text:span></text:a>]. Once the <text:span text:style-name="T8">Shape module</text:span> is imported, the <text:span text:style-name="Console">Point</text:span> <text:span text:style-name="T8">class</text:span> can be used like any other. The data attributes can be accessed directly (e.g., <text:span text:style-name="Inline_20_Code">y = a.y</text:span>), and the <text:span text:style-name="T8">class</text:span> integrates nicely with all of Python’s other <text:span text:style-name="T8">classes</text:span> by providing support for the equality operator (<text:span text:style-name="Console">==</text:span>) and for producing strings in <text:span text:style-name="T8">representational</text:span> and <text:span text:style-name="T8">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29">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29"><draw:frame draw:style-name="fr10" draw:name="Frame-6.2 The Point class’s inheritance hierarchy Picture" text:anchor-type="paragraph" draw:z-index="50"><draw:text-box fo:min-height="8.248cm" fo:min-width="10.089cm"><text:p text:style-name="P57"><draw:frame draw:style-name="fr19" draw:name="Figure-06.2 The Point class’s inheritance hierarchy" text:anchor-type="paragraph" svg:width="10.089cm" svg:height="7.519cm" draw:z-index="51"><draw:image xlink:href="Pictures/100000010000018800000124A79B4AF281279BDD.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ext:bookmark-start text:name="The Point class’s inheritance hierarchy"/>The Point class’s inheritance hierarchy<text:bookmark-end text:name="The Point class’s inheritance hierarchy"/></text:p></draw:text-box></draw:frame><text:soft-page-break/>To create an <text:span text:style-name="Console">object</text:span>, two steps are necessary. first a raw or uninitiali<text:span text:style-name="T16">s</text:span>ed <text:span text:style-name="Console">object</text:span> must be created, and then the <text:span text:style-name="Console">object</text:span> must be initiali<text:span text:style-name="T16">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29"><draw:frame text:anchor-type="paragraph" draw:z-index="18" draw:name="p242 jump" draw:style-name="gr14" draw:text-style-name="P100" svg:width="1.571cm" svg:height="2.689cm" svg:x="17cm" svg:y="0cm"><draw:text-box draw:corner-radius="0.199cm"><text:p text:style-name="P99"><text:span text:style-name="T39">Alter­native Fuzzy­Bool</text:span></text:p><text:p text:style-name="P99"><text:span text:style-name="T2"><text:a xlink:href="#The alternative FuzzyBool class’s inheritance hierarchy" xlink:type="simple">268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0">sub-class</text:span> is another benefit of object-oriented programming—if the base class method is sufficient we don’t have to reimplement it in our <text:span text:style-name="T10">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8">AttributeError</text:span> exception is raised.</text:p>
      <text:p text:style-name="P29">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16">s</text:span>ed object. Then Python looks for the <text:span text:style-name="T10">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16">s</text:span>ed <text:span text:style-name="Console">object</text:span> of type <text:span text:style-name="T8">Point</text:span>.</text:p>
      <text:p text:style-name="P29"><text:soft-page-break/>Because they are so short and a few pages away, for convenience we will show each method again before discussing it.</text:p>
      <text:p text:style-name="P30">def __init__(self, x=0, y=0):</text:p>
      <text:p text:style-name="P30"><text:tab/>self.x = x</text:p>
      <text:p text:style-name="P30"><text:tab/>self.y = y</text:p>
      <text:p text:style-name="P29">The two instance variables, <text:span text:style-name="Console">self.x</text:span> and <text:span text:style-name="Console">self.y</text:span>, are created in the <text:span text:style-name="T10">initialiser</text:span>, and assigned the values of the <text:span text:style-name="Console">x</text:span> and <text:span text:style-name="Console">y</text:span> parameters. Since Python will find this <text:span text:style-name="T10">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29">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30">def distance_from_origin(self):</text:p>
      <text:p text:style-name="P32"><text:tab/>return math.hypot(self.x, self.y)</text:p>
      <text:p text:style-name="P29">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30">def __eq__(self, other):</text:p>
      <text:p text:style-name="P32"><text:tab/>return self.x == other.x and self.y == other.y</text:p>
      <text:p text:style-name="P29">Methods should not have names that begin and end with two underscores—unless they are one of the predefined special methods. Python provides special methods for all the comparison operators as shown in Table 6.1 [<text:a xlink:type="simple" xlink:href="#Comparison Special Methods" text:style-name="Internet_20_link" text:visited-style-name="Visited_20_Internet_20_Link"><text:span text:style-name="T9">254 ➤</text:span></text:a>].</text:p>
      <text:p text:style-name="P29">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58">Table <text:span text:style-name="Caption_20_characters"><text:sequence text:ref-name="refTable0" text:name="Table" text:formula="ooow:Table+1" style:num-format="1">6.1</text:sequence></text:span>: <text:bookmark-start text:name="Comparison Special Methods"/>Comparison Special Methods<text:bookmark-end text:name="Comparison Special Methods"/></text:p>
            </table:table-cell>
            <table:covered-table-cell/>
            <table:covered-table-cell/>
          </table:table-row>
          <table:table-row table:style-name="Table-6.1-Comparison-Special-Methods.1">
            <table:table-cell table:style-name="Table-6.1-Comparison-Special-Methods.A2" office:value-type="string">
              <text:p text:style-name="P59">Special Method</text:p>
            </table:table-cell>
            <table:table-cell table:style-name="Table-6.1-Comparison-Special-Methods.B2" office:value-type="string">
              <text:p text:style-name="P59">Usage</text:p>
            </table:table-cell>
            <table:table-cell table:style-name="Table-6.1-Comparison-Special-Methods.C2" office:value-type="string">
              <text:p text:style-name="P59">Description</text:p>
            </table:table-cell>
          </table:table-row>
        </table:table-header-rows>
        <table:table-row table:style-name="Table-6.1-Comparison-Special-Methods.1">
          <table:table-cell table:style-name="Table-6.1-Comparison-Special-Methods.A3" office:value-type="string">
            <text:p text:style-name="P60"><text:span text:style-name="Console"><text:span text:style-name="T17">__lt__(self, other)</text:span></text:span></text:p>
          </table:table-cell>
          <table:table-cell table:style-name="Table-6.1-Comparison-Special-Methods.B3" office:value-type="string">
            <text:p text:style-name="P60"><text:span text:style-name="Console"><text:span text:style-name="T17">x &lt; y</text:span></text:span></text:p>
          </table:table-cell>
          <table:table-cell table:style-name="Table-6.1-Comparison-Special-Methods.C3" office:value-type="string">
            <text:p text:style-name="P60"><text:span text:style-name="T17">Returns </text:span><text:span text:style-name="Console"><text:span text:style-name="T17">True</text:span></text:span><text:span text:style-name="T17"> if </text:span><text:span text:style-name="Console"><text:span text:style-name="T17">x</text:span></text:span><text:span text:style-name="T17"> is less than </text:span><text:span text:style-name="Console"><text:span text:style-name="T17">y</text:span></text:span></text:p>
          </table:table-cell>
        </table:table-row>
        <table:table-row table:style-name="Table-6.1-Comparison-Special-Methods.1">
          <table:table-cell table:style-name="Table-6.1-Comparison-Special-Methods.A4" office:value-type="string">
            <text:p text:style-name="P60"><text:span text:style-name="Console"><text:span text:style-name="T17">__le__(self, other)</text:span></text:span></text:p>
          </table:table-cell>
          <table:table-cell table:style-name="Table-6.1-Comparison-Special-Methods.B4" office:value-type="string">
            <text:p text:style-name="P60"><text:span text:style-name="Console"><text:span text:style-name="T17">x &lt;= y</text:span></text:span></text:p>
          </table:table-cell>
          <table:table-cell table:style-name="Table-6.1-Comparison-Special-Methods.C4" office:value-type="string">
            <text:p text:style-name="P64">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60"><text:span text:style-name="Console"><text:span text:style-name="T17">__eq__(self, other)</text:span></text:span></text:p>
          </table:table-cell>
          <table:table-cell table:style-name="Table-6.1-Comparison-Special-Methods.B5" office:value-type="string">
            <text:p text:style-name="P60"><text:span text:style-name="Console"><text:span text:style-name="T17">x == y</text:span></text:span></text:p>
          </table:table-cell>
          <table:table-cell table:style-name="Table-6.1-Comparison-Special-Methods.C5" office:value-type="string">
            <text:p text:style-name="P64">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60"><text:span text:style-name="Console"><text:span text:style-name="T17">__ne__(self, other)</text:span></text:span></text:p>
          </table:table-cell>
          <table:table-cell table:style-name="Table-6.1-Comparison-Special-Methods.B6" office:value-type="string">
            <text:p text:style-name="P60"><text:span text:style-name="Console"><text:span text:style-name="T17">x != y</text:span></text:span></text:p>
          </table:table-cell>
          <table:table-cell table:style-name="Table-6.1-Comparison-Special-Methods.C6" office:value-type="string">
            <text:p text:style-name="P64">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60"><text:span text:style-name="Console"><text:span text:style-name="T17">__ge__(self, other)</text:span></text:span></text:p>
          </table:table-cell>
          <table:table-cell table:style-name="Table-6.1-Comparison-Special-Methods.B7" office:value-type="string">
            <text:p text:style-name="P60"><text:span text:style-name="Console"><text:span text:style-name="T17">x &gt;= y</text:span></text:span></text:p>
          </table:table-cell>
          <table:table-cell table:style-name="Table-6.1-Comparison-Special-Methods.C7" office:value-type="string">
            <text:p text:style-name="P64">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60"><text:span text:style-name="Console"><text:span text:style-name="T17">__gt__(self, other)</text:span></text:span></text:p>
          </table:table-cell>
          <table:table-cell table:style-name="Table-6.1-Comparison-Special-Methods.B8" office:value-type="string">
            <text:p text:style-name="P60"><text:span text:style-name="Console"><text:span text:style-name="T17">x &gt; y</text:span></text:span></text:p>
          </table:table-cell>
          <table:table-cell table:style-name="Table-6.1-Comparison-Special-Methods.C8" office:value-type="string">
            <text:p text:style-name="P64">Returns <text:span text:style-name="Console">True</text:span> if <text:span text:style-name="Console">x</text:span> is greater than <text:span text:style-name="Console">y</text:span></text:p>
          </table:table-cell>
        </table:table-row>
      </table:table>
      <text:p text:style-name="P61"><draw:frame text:anchor-type="paragraph" draw:z-index="19" draw:name="p243 jump" draw:style-name="gr17" draw:text-style-name="P100" svg:width="1.571cm" svg:height="1.842cm" svg:x="17cm" svg:y="0cm"><draw:text-box draw:corner-radius="0.199cm"><text:p text:style-name="P99"><text:span text:style-name="T39">Fuzzy­Bool</text:span></text:p><text:p text:style-name="P99"><text:span text:style-name="T2"><text:a xlink:href="#The FuzzyBool class’s inheritance hierarchy" xlink:type="simple">263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8">FuzzyBool</text:span> class later on.</text:p>
      <text:p text:style-name="P29">By implementing this special method we can compare <text:span text:style-name="Console">Point objects</text:span>, but if we were to try to compare a <text:span text:style-name="Console">Point</text:span> with an <text:span text:style-name="T8">object</text:span> of a different type—say, <text:span text:style-name="Console">int</text:span>—we would get an <text:span text:style-name="T8">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29">If we want to avoid inappropriate comparisons there are a few approaches we can take. One is to use an assertion, for example, <text:span text:style-name="Inline_20_Code">assert isinstance(other, Point)</text:span>. Another is to raise a <text:span text:style-name="T8">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8">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8">NotImplemented</text:span>, Python will give up and raise a <text:span text:style-name="T8">TypeError</text:span> exception. (Note that only re-implementations of the comparison special methods listed in Table 6.1 <text:span text:style-name="T9">(above) </text:span>may return <text:span text:style-name="T8">NotImplemented</text:span>.)</text:p>
      <text:p text:style-name="P29"><text:bookmark-start text:name="isinstance()"/>The built-in <text:span text:style-name="Console">isinstance()</text:span> function<text:bookmark-end text:name="isinstance()"/> takes an <text:span text:style-name="T8">object</text:span> and a <text:span text:style-name="T8">class</text:span> (or a <text:span text:style-name="T8">tuple</text:span> of <text:span text:style-name="T8">classes</text:span>), and returns <text:span text:style-name="Console">True</text:span> if the object is of the given <text:span text:style-name="T8">class</text:span> (or of one of the <text:span text:style-name="T8">tuple of classes</text:span>), or of one of the <text:span text:style-name="T8">class</text:span>’s (or one of the <text:span text:style-name="T8">tuple of classes</text:span>’) base <text:span text:style-name="T8">classes</text:span>.</text:p>
      <text:p text:style-name="P34">def __repr__(self):</text:p>
      <text:p text:style-name="P32"><text:tab/>return "Point({0.x!r}, {0.y!r})".format(self)</text:p>
      <text:p text:style-name="P29"><draw:frame text:anchor-type="paragraph" draw:z-index="20" draw:name="p244 jump" draw:style-name="gr16" draw:text-style-name="P102" svg:width="1.571cm" svg:height="1.902cm" svg:x="-1.6cm" svg:y="1.554cm"><draw:text-box draw:corner-radius="0.199cm"><text:p text:style-name="P99"><text:span text:style-name="T42">str.­format()</text:span></text:p><text:p><text:span text:style-name="T41"><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68">p = Shape.Point(3, 9)</text:p>
      <text:p text:style-name="P68">repr(p)<text:tab/><text:tab/><text:tab/><text:tab/><text:tab/><text:tab/># returns: 'Point(3, 9)'</text:p>
      <text:p text:style-name="P68">q = eval(p.__module__ + "." + repr(p))</text:p>
      <text:p text:style-name="P68">repr(q)<text:tab/><text:tab/><text:tab/><text:tab/><text:tab/><text:tab/># returns: 'Point(3, 9)'</text:p>
      <text:p text:style-name="P29"><draw:frame text:anchor-type="paragraph" draw:z-index="21" draw:name="p245 jump 1" draw:style-name="gr15" draw:text-style-name="P102" svg:width="1.571cm" svg:height="1.502cm" svg:x="-1.6cm" svg:y="0cm"><draw:text-box draw:corner-radius="0.199cm"><text:p text:style-name="P99"><text:span text:style-name="T40">import</text:span></text:p><text:p><text:span text:style-name="T41"><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8">Shape</text:span>".</text:p>
      <text:p text:style-name="P29"><draw:frame text:anchor-type="paragraph" draw:z-index="22" draw:name="p245 jump 2" draw:style-name="gr14" draw:text-style-name="P100" svg:width="1.571cm" svg:height="2.689cm" svg:x="17cm" svg:y="0cm"><draw:text-box draw:corner-radius="0.199cm"><text:p text:style-name="P99"><text:span text:style-name="T39">Dynamic code exec­ution</text:span></text:p><text:p text:style-name="P99"><text:span text:style-name="T2"><text:a xlink:href="#Dynamic Code Execution" xlink:type="simple">352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30">def __str__(self):</text:p>
      <text:p text:style-name="P30"><text:tab/>return "({0.x!r}, {0.y!r})".format(self)</text:p>
      <text:p text:style-name="P29">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36">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52" text:outline-level="3"><draw:frame draw:style-name="fr3" draw:name="f06-04-h3" text:anchor-type="paragraph" svg:y="-0.25cm" svg:width="1cm" draw:z-index="42"><draw:text-box fo:min-height="0.741cm"><text:p text:style-name="P27">||</text:p></draw:text-box></draw:frame>Inheritance and Polymorphism</text:h>
      <text:p text:style-name="P29">The <text:span text:style-name="Console">Circle</text:span> class builds on the <text:span text:style-name="Console">Point</text:span> class using <text:span text:style-name="T8">inheritance</text:span>. The <text:span text:style-name="Console">Circle</text:span> class adds one additional data attribute (<text:span text:style-name="T8">radius</text:span>), and three new methods. It <text:soft-page-break/>also reimplements a few of <text:span text:style-name="Console">Point</text:span>’s methods. Here is the complete class definition:</text:p>
      <text:p text:style-name="P30">class Circle(Point):</text:p>
      <text:p text:style-name="P30">def __init__(self, radius, x=0, y=0):</text:p>
      <text:p text:style-name="P30">super().__init__(x, y)</text:p>
      <text:p text:style-name="P30">self.radius = radius</text:p>
      <text:p text:style-name="P30"/>
      <text:p text:style-name="P30">def edge_distance_from_origin(self):</text:p>
      <text:p text:style-name="P30">return abs(self.distance_from_origin() - self.radius)</text:p>
      <text:p text:style-name="P30"/>
      <text:p text:style-name="P30">def area(self):</text:p>
      <text:p text:style-name="P30">return math.pi * (self.radius ** 2)</text:p>
      <text:p text:style-name="P30"/>
      <text:p text:style-name="P30">def circumference(self):</text:p>
      <text:p text:style-name="P30">return 2 * math.pi * self.radius</text:p>
      <text:p text:style-name="P30"/>
      <text:p text:style-name="P30">def _eq_(self, other):</text:p>
      <text:p text:style-name="P30">return self.radius == other.radius and super()._eq_ (other)</text:p>
      <text:p text:style-name="P30"/>
      <text:p text:style-name="P30">def __repr__(self):</text:p>
      <text:p text:style-name="P30">return "Circle({@.radius!r}, {@.x!r}, {@.y!r})". format (self)</text:p>
      <text:p text:style-name="P30"/>
      <text:p text:style-name="P30">def _str_(self):</text:p>
      <text:p text:style-name="P30">return repr(self)</text:p>
      <text:p text:style-name="P29">Inheritance is achieved simply by listing the class (or classes) that we want our class to inherit in the class line<text:note text:id="ftn3" text:note-class="footnote"><text:note-citation>3</text:note-citation><text:note-body><text:p text:style-name="P71">Multiple inheritance, abstract base types, and other advanced object-oriented techniques are covered in Chapter 8 [<text:a xlink:type="simple" xlink:href="#Chapter 08" text:style-name="Internet_20_link" text:visited-style-name="Visited_20_Internet_20_Link"><text:span text:style-name="T9">347 ➤</text:span></text:a>]</text:p></text:note-body></text:note>. Here we have inherited the <text:span text:style-name="Console">Point</text:span> class—the inheritance hierarchy for <text:span text:style-name="Console">Circle</text:span> is shown in Figure 6.3 <text:span text:style-name="T18">(</text:span><text:span text:style-name="T19">below</text:span><text:span text:style-name="T18">)</text:span>.</text:p>
      <text:p text:style-name="P29"><draw:frame draw:style-name="fr9" draw:name="Frame-6.3 The Circle class’s inheritance hierarchy Picture" text:anchor-type="paragraph" svg:y="0cm" svg:width="15.058cm" draw:z-index="59"><draw:text-box fo:min-height="7.832cm"><text:p text:style-name="P57"><draw:frame draw:style-name="fr19" draw:name="Figure-06.3 The Circle class’s inheritance hierarchy" text:anchor-type="paragraph" svg:width="14.72cm" svg:height="7.65cm" draw:z-index="60"><draw:image xlink:href="Pictures/100000010000028C000001532E0DDC791D70A8E7.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attributes. Users of the class could supply an invalid radius, such as <text:span text:style-name="Console">-2</text:span>; in the <text:soft-page-break/>next subsection we will see how to prevent such problems by making attributes more robust using <text:span text:style-name="T8">properties</text:span>.</text:p>
      <text:p text:style-name="P36">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29">Here are a couple of usage examples:</text:p>
      <text:p text:style-name="P30">p = Shape.Point(28, 45)</text:p>
      <text:p text:style-name="P30">c = Shape.Circle(5, 28, 45)</text:p>
      <text:p text:style-name="P30">p.distance_from_origin()<text:tab/><text:tab/># returns: 53.0</text:p>
      <text:p text:style-name="P30">c.distance_from_origin()<text:tab/><text:tab/># returns: 53.0</text:p>
      <text:p text:style-name="P29">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29"><text:span text:style-name="T8">Polymorphism</text:span> means that any object of a given class can be used as though it were an object of any of its class’s base classes. This is why when we create a <text:span text:style-name="T10">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29">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29"><draw:frame text:anchor-type="paragraph" draw:z-index="27" draw:name="p247 jump" draw:style-name="gr9" draw:text-style-name="P102" svg:width="1.571cm" svg:height="2.703cm" svg:x="-1.6cm" svg:y="0.753cm"><draw:text-box draw:corner-radius="0.199cm"><text:p text:style-name="P99"><text:span text:style-name="T40">Shallow and deep copying</text:span></text:p><text:p><text:span text:style-name="T41"><text:a xlink:href="#shallow + deep copying" xlink:type="simple">150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8">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52" text:outline-level="3"><draw:frame draw:style-name="fr3" draw:name="f06-05-h3" text:anchor-type="paragraph" svg:y="-0.25cm" svg:width="1cm" draw:z-index="43"><draw:text-box fo:min-height="0.741cm"><text:p text:style-name="P27">||</text:p></draw:text-box></draw:frame>Using Properties to Control Attribute Access</text:h>
      <text:p text:style-name="P29">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8">properties</text:span>. This allows us to write code like this:</text:p>
      <text:p text:style-name="P72">circle = Shape.Circle(5, 28, 45)<text:tab/># assumes: import ShapeAlt as Shape</text:p>
      <text:p text:style-name="P72">circle.radius<text:tab/><text:tab/><text:tab/><text:tab/># returns: 5</text:p>
      <text:p text:style-name="P72">circle.edge_distance_from_origin<text:tab/># returns: 48.0</text:p>
      <text:p text:style-name="P29">Here are the implementations of the <text:span text:style-name="T8">getter</text:span> methods for the <text:span text:style-name="Console">ShapeAlt.Circle</text:span> class’s area and <text:span text:style-name="Console">edge_ distance_from_origin</text:span> properties:</text:p>
      <text:p text:style-name="P30">@property</text:p>
      <text:p text:style-name="P30">def area(self):</text:p>
      <text:p text:style-name="P30"><text:tab/>return math.pi * (self.radius ** 2)</text:p>
      <text:p text:style-name="P30"/>
      <text:p text:style-name="P30">@property</text:p>
      <text:p text:style-name="P30">def edge_distance_from_origin(self):</text:p>
      <text:p text:style-name="P30"><text:tab/>return abs(self.distance_from_origin - self.radius)</text:p>
      <text:p text:style-name="P29">If we provide only <text:span text:style-name="T8">getters</text:span> as we have done here, the <text:span text:style-name="T8">properties</text:span> are read-only. The code for the <text:span text:style-name="T8">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8">property</text:span> instead of calling a <text:span text:style-name="Console">distance_from_origin()</text:span> method. The most notable difference to both is the <text:span text:style-name="T8">property decorator</text:span>. A <text:span text:style-name="T8">decorator</text:span> is a function that takes a function or method as its argument and returns a “<text:span text:style-name="T8">decorated</text:span>” version, that is, a version of the function or method that is modified in some way. A <text:span text:style-name="T8">decorator</text:span> is indicated by preceding its name with an <text:span text:style-name="T8">AT</text:span> symbol (<text:span text:style-name="Console">@</text:span>). For now, just treat <text:span text:style-name="T8">decorators</text:span> as syntax—in Chapter 8 [<text:a xlink:type="simple" xlink:href="#Chapter 08" text:style-name="Internet_20_link" text:visited-style-name="Visited_20_Internet_20_Link"><text:span text:style-name="T9">347 ➤</text:span></text:a>] we will see how to create custom <text:span text:style-name="T8">decorators</text:span>.</text:p>
      <text:p text:style-name="P54">The <text:span text:style-name="Console">property()</text:span> <text:span text:style-name="T8">decorator</text:span> function is built-in and takes up to four arguments: a <text:span text:style-name="T8">getter</text:span> function, a <text:span text:style-name="T8">setter</text:span> function, a <text:span text:style-name="T8">deleter</text:span> function, and a <text:span text:style-name="T8">docstring</text:span>. The effect of using <text:span text:style-name="Console">@property</text:span> is the same as calling the <text:span text:style-name="Console">property()</text:span> function with just one argument, the <text:span text:style-name="T8">getter</text:span> function. We could have created the <text:span text:style-name="Console">area</text:span> <text:span text:style-name="T8">property</text:span> like this <text:span text:style-name="T20">(next page)</text:span>:</text:p>
      <text:p text:style-name="P33"><text:soft-page-break/>def area(self):</text:p>
      <text:p text:style-name="P30"><text:tab/>return math.pi * (self.radius ** 2)</text:p>
      <text:p text:style-name="P30">area = property(area)</text:p>
      <text:p text:style-name="P38">We rarely use this syntax, since using a <text:span text:style-name="T8">decorator</text:span> is shorter and clearer.</text:p>
      <text:p text:style-name="P38">In the previous subsection we noted that no validation is performed on the <text:span text:style-name="Console">Circle</text:span>’s <text:span text:style-name="T8">radius</text:span> attribute. We can provide validation by making <text:span text:style-name="T8">radius</text:span> into a <text:span text:style-name="T8">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38">Python programmers normally use <text:span text:style-name="T8">properties</text:span> rather than the explicit <text:span text:style-name="T8">getters</text:span> and <text:span text:style-name="T8">setters</text:span> (e.g., <text:span text:style-name="Console">getRadius()</text:span> and <text:span text:style-name="Console">setRadius()</text:span>) that are so commonly used in other object-oriented languages. This is because it is so easy to change a data attribute into a <text:span text:style-name="T8">property</text:span> without affecting the use of the class.</text:p>
      <text:p text:style-name="P38">To <text:bookmark-start text:name="circle.radius property"/>turn an attribute into a readable/writeable <text:span text:style-name="T8">property</text:span><text:bookmark-end text:name="circle.radius property"/> we must create a private attribute where the data is actually held and supply <text:span text:style-name="T8">getter</text:span> and <text:span text:style-name="T8">setter</text:span> methods. Here is the <text:span text:style-name="Console">radius</text:span>’s <text:span text:style-name="T8">getter</text:span>, <text:span text:style-name="T8">setter</text:span>, and <text:span text:style-name="T8">docstring</text:span> in full:</text:p>
      <text:p text:style-name="P68">@property</text:p>
      <text:p text:style-name="P68">def radius(self):</text:p>
      <text:p text:style-name="P68"><text:tab/>"""The circle's radius</text:p>
      <text:p text:style-name="P68"/>
      <text:p text:style-name="P68"><text:tab/>&gt;&gt;&gt; circle = Circle(-2)</text:p>
      <text:p text:style-name="P68"><text:tab/>Traceback (most recent call last):</text:p>
      <text:p text:style-name="P68"><text:tab/>…</text:p>
      <text:p text:style-name="P68"><text:tab/>AssertionError: radius must be nonzero and non-negative</text:p>
      <text:p text:style-name="P68"><text:tab/>&gt;&gt;&gt; circle = Circle(4)</text:p>
      <text:p text:style-name="P68"><text:tab/>&gt;&gt;&gt; circle.radius = -1</text:p>
      <text:p text:style-name="P68"><text:tab/>Traceback (most recent call last):</text:p>
      <text:p text:style-name="P68"><text:tab/>…</text:p>
      <text:p text:style-name="P68"><text:tab/>AssertionError: radius must be nonzero and non-negative</text:p>
      <text:p text:style-name="P68"><text:tab/>&gt;&gt;&gt; circle.radius = 6</text:p>
      <text:p text:style-name="P68"><text:tab/>"""</text:p>
      <text:p text:style-name="P68"><text:tab/>return self.__radius</text:p>
      <text:p text:style-name="P68"/>
      <text:p text:style-name="P68">@radius.setter</text:p>
      <text:p text:style-name="P68">def radius(self, radius):</text:p>
      <text:p text:style-name="P68"><text:tab/>assert radius &gt; 0, "radius must be nonzero and non-negative"</text:p>
      <text:p text:style-name="P68"><text:tab/>self.__radius = radius</text:p>
      <text:p text:style-name="P38">We use an <text:span text:style-name="T8">assert</text:span> to ensure a non-zero and non-negative <text:span text:style-name="Console">radius</text:span> and store the <text:span text:style-name="Console">radius</text:span>’s value in the private attribute <text:span text:style-name="Console">self.__radius</text:span>. Notice that the <text:span text:style-name="T8">getter</text:span> and <text:span text:style-name="T8">setter</text:span> (and <text:span text:style-name="T8">deleter</text:span> if we needed one) all have the same name—it is the <text:span text:style-name="T8">decorators</text:span> that distinguish them, and the <text:span text:style-name="T8">decorators</text:span> rename them appropriately so that no name conflicts occur.</text:p>
      <text:p text:style-name="P29">The <text:span text:style-name="T8">decorator</text:span> for the <text:span text:style-name="T8">setter</text:span> may look strange at first sight. Every <text:span text:style-name="T8">property</text:span> that is created has a <text:span text:style-name="T8">getter</text:span>, <text:span text:style-name="T8">setter</text:span>, and <text:span text:style-name="T8">deleter</text:span> attribute, so once the <text:span text:style-name="Console">radius</text:span> <text:span text:style-name="T8">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8">getter</text:span> method by the <text:span text:style-name="Console">@property</text:span> <text:span text:style-name="T8">decorator</text:span>. The other two are set up by Python so that they do nothing (so the attribute cannot be written to or <text:soft-page-break/>deleted), unless they are used as <text:span text:style-name="T8">decorators</text:span>, in which case they in effect replace themselves with the method they are used to decorate.</text:p>
      <text:p text:style-name="P29">The Circle’s <text:span text:style-name="T10">initialiser</text:span>, <text:span text:style-name="Console">Circle.__init__()</text:span>, includes the statement <text:span text:style-name="Inline_20_Code">self.radius = radius</text:span>; this will call the <text:span text:style-name="Console">radius</text:span> <text:span text:style-name="T8">property</text:span>’s <text:span text:style-name="T8">setter</text:span>, so if an invalid <text:span text:style-name="Console">radius</text:span> is given when a <text:span text:style-name="Console">Circle</text:span> is created an <text:span text:style-name="T8">AssertionError</text:span> exception will be raised. Similarly, if an attempt is made to set an existing <text:span text:style-name="Console">Circle</text:span>’s radius to an invalid value, again the <text:span text:style-name="T8">setter</text:span> will be called and an exception raised. The <text:span text:style-name="T8">docstring</text:span> includes <text:span text:style-name="T8">doctests</text:span> to test that the exception is correctly raised in these cases. (Testing is covered more fully in Chapter 9 [<text:a xlink:type="simple" xlink:href="#Chapter 09" text:style-name="Internet_20_link" text:visited-style-name="Visited_20_Internet_20_Link"><text:span text:style-name="T9">419 ➤</text:span></text:a>].)</text:p>
      <text:p text:style-name="P29">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52" text:outline-level="3"><draw:frame draw:style-name="fr3" draw:name="f06-06-h3" text:anchor-type="paragraph" svg:y="-0.25cm" svg:width="1cm" draw:z-index="44"><draw:text-box fo:min-height="0.741cm"><text:p text:style-name="P27">||</text:p></draw:text-box></draw:frame><text:bookmark-start text:name="__RefHeading___Toc91282_3888671934"/>Creating Complete Fully Integrated Data Types<text:bookmark-end text:name="__RefHeading___Toc91282_3888671934"/></text:h>
      <text:p text:style-name="P29">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29">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6">ai</text:span> (<text:span text:style-name="T8">Artificial Intelligence</text:span>), fuzzy Booleans are used, which have values corresponding to “<text:span text:style-name="T8">true</text:span>” and “<text:span text:style-name="T8">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29"><text:bookmark-start text:name="FuzzyBool usage examples"/>Here are some usage examples<text:bookmark-end text:name="FuzzyBool usage examples"/> (they work the same with either implementation):</text:p>
      <text:p text:style-name="P68">a = FuzzyBool.FuzzyBool(.875)</text:p>
      <text:p text:style-name="P68">b = FuzzyBool.FuzzyBool(.25)</text:p>
      <text:p text:style-name="P68">a &gt;= b<text:tab/><text:tab/><text:tab/><text:tab/><text:tab/># returns: True</text:p>
      <text:p text:style-name="P68">bool(a), bool(b)<text:tab/><text:tab/><text:tab/><text:tab/># returns: (True, False)</text:p>
      <text:p text:style-name="P68">~a<text:tab/><text:tab/><text:tab/><text:tab/><text:tab/><text:tab/># returns: FuzzyBool(0.125)</text:p>
      <text:p text:style-name="P68">a &amp; b<text:tab/><text:tab/><text:tab/><text:tab/><text:tab/># returns: FuzzyBool(0.25)</text:p>
      <text:p text:style-name="P68">b |= FuzzyBool.FuzzyBool(.5)<text:tab/><text:tab/># b is now: FuzzyBool(0.5)</text:p>
      <text:p text:style-name="P68">"a={0:.1%} b={1:.0%}".format(a, b)<text:tab/># returns: 'a=87.5% b=50%'</text:p>
      <text:p text:style-name="P36"><text:soft-page-break/>We want the <text:span text:style-name="T8">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8">FuzzyBool</text:span>s as we like and return the appropriate resultant <text:span text:style-name="T8">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8">FuzzyBool</text:span> supports <text:span text:style-name="Console">str.format()</text:span> format specifications, that <text:span text:style-name="T8">FuzzyBool</text:span>s can be used as dictionary keys or as members of sets, and that <text:span text:style-name="T8">FuzzyBool</text:span>s are immutable—but with the provision of augmented assignment operators (<text:span text:style-name="Console">&amp;=</text:span> and <text:span text:style-name="Console">|=</text:span>) to ensure that they are convenient to use.</text:p>
      <text:p text:style-name="P36">Table 6.1 <text:span text:style-name="T9">[</text:span><text:a xlink:type="simple" xlink:href="#Comparison Special Methods" text:style-name="Internet_20_link" text:visited-style-name="Visited_20_Internet_20_Link"><text:span text:style-name="T9">254 ⮜</text:span></text:a><text:span text:style-name="T9">]</text:span> lists the comparison special methods, Table 6.2 <text:span text:style-name="T9">[</text:span><text:a xlink:type="simple" xlink:href="#Fundamental Special Methods" text:style-name="Internet_20_link" text:visited-style-name="Visited_20_Internet_20_Link"><text:span text:style-name="T9">262 ➤</text:span></text:a><text:span text:style-name="T9">]</text:span> lists the fundamental special methods, and Table 6.3 <text:span text:style-name="T9">[</text:span><text:a xlink:type="simple" xlink:href="#Numeric and Bitwise Special Methods" text:style-name="Internet_20_link" text:visited-style-name="Visited_20_Internet_20_Link"><text:span text:style-name="T9">265 ➤</text:span></text:a><text:span text:style-name="T9">]</text:span>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37" text:outline-level="4"><draw:frame draw:style-name="fr6" draw:name="f06-01-h4" text:anchor-type="paragraph" svg:y="-0.25cm" svg:width="0.7cm" draw:z-index="48"><draw:text-box fo:min-height="0.741cm"><text:p text:style-name="P28">|</text:p></draw:text-box></draw:frame>Creating Data Types from Scratch</text:h>
      <text:p text:style-name="P36">To create the <text:span text:style-name="Console"><text:span text:style-name="T21">FuzzyBool</text:span></text:span> type from scratch means that we must provide an attribute to hold the <text:span text:style-name="Console"><text:span text:style-name="T21">FuzzyBool</text:span></text:span>’s value and all the methods that we require. Here are the class line and the <text:span text:style-name="T10">initialiser</text:span>, taken from <text:span text:style-name="Filename">FuzzyBool.py</text:span>:</text:p>
      <text:p text:style-name="P68">class FuzzyBool:</text:p>
      <text:p text:style-name="P68"><text:tab/>def __init__(self, value=0.0):</text:p>
      <text:p text:style-name="P68"><text:tab/><text:tab/>self.__value = value if 0.0 &lt;= value &lt;= 1.0 else 0.0</text:p>
      <text:p text:style-name="P29"><draw:frame text:anchor-type="paragraph" draw:z-index="26" draw:name="p251 jump" draw:style-name="gr10" draw:text-style-name="P102" svg:width="1.571cm" svg:height="2.703cm" svg:x="-1.6cm" svg:y="0cm"><draw:text-box draw:corner-radius="0.199cm"><text:p text:style-name="P99"><text:span text:style-name="T40">Shape-Alt.Circle.­radius property</text:span></text:p><text:p><text:span text:style-name="T41"><text:a xlink:href="#circle.radius property" xlink:type="simple">249 ⮜</text:a></text:span></text:p></draw:text-box></draw:frame>We have made the value attribute private because we want <text:span text:style-name="Console"><text:span text:style-name="T21">FuzzyBool</text:span></text:span> to behave like immutables, so allowing access to the attribute would be wrong. Also, if an out-of-range value is given we force it to take a fail-safe value of <text:span text:style-name="Console">0.0</text:span> (<text:span text:style-name="T8">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text:a xlink:type="simple" xlink:href="#The FuzzyBool class’s inheritance hierarchy" text:style-name="Internet_20_link" text:visited-style-name="Visited_20_Internet_20_Link"><text:span text:style-name="T9">263 ➤</text:span></text:a>].</text:p>
      <text:p text:style-name="P29">The simplest logical operator is logical NOT, for which we have coopted the bitwise inversion operator (~):</text:p>
      <text:p text:style-name="P75">def __invert__(self):</text:p>
      <text:p text:style-name="P76"><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9">Table <text:span text:style-name="Caption_20_characters"><text:sequence text:ref-name="refTable1" text:name="Table" text:formula="ooow:Table+1" style:num-format="1">6.2</text:sequence></text:span>: <text:bookmark-start text:name="Fundamental Special Methods"/>Fundamental Special Methods<text:bookmark-end text:name="Fundamental Special Methods"/></text:p>
            </table:table-cell>
            <table:covered-table-cell/>
            <table:covered-table-cell/>
          </table:table-row>
          <table:table-row table:style-name="Table-6.2-Fundamental-Special-Methods.1">
            <table:table-cell table:style-name="Table-6.2-Fundamental-Special-Methods.A2" office:value-type="string">
              <text:p text:style-name="P40">Special Method</text:p>
            </table:table-cell>
            <table:table-cell table:style-name="Table-6.2-Fundamental-Special-Methods.B2" office:value-type="string">
              <text:p text:style-name="P40">Usage</text:p>
            </table:table-cell>
            <table:table-cell table:style-name="Table-6.2-Fundamental-Special-Methods.C2" office:value-type="string">
              <text:p text:style-name="P40">Description</text:p>
            </table:table-cell>
          </table:table-row>
        </table:table-header-rows>
        <table:table-row table:style-name="Table-6.2-Fundamental-Special-Methods.1">
          <table:table-cell table:style-name="Table-6.2-Fundamental-Special-Methods.A3" office:value-type="string">
            <text:p text:style-name="P41"><text:span text:style-name="Console"><text:span text:style-name="T22">__bool__(self)</text:span></text:span></text:p>
          </table:table-cell>
          <table:table-cell table:style-name="Table-6.2-Fundamental-Special-Methods.B3" office:value-type="string">
            <text:p text:style-name="P41"><text:span text:style-name="Console"><text:span text:style-name="T22">bool (x)</text:span></text:span></text:p>
          </table:table-cell>
          <table:table-cell table:style-name="Table-6.2-Fundamental-Special-Methods.C3" office:value-type="string">
            <text:p text:style-name="P79">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41"><text:span text:style-name="Console"><text:span text:style-name="T22">__format__(self,</text:span></text:span></text:p>
            <text:p text:style-name="P41"><text:span text:style-name="Console"><text:span text:style-name="T22"><text:s text:c="5"/>format_spec)</text:span></text:span></text:p>
          </table:table-cell>
          <table:table-cell table:style-name="Table-6.2-Fundamental-Special-Methods.B4" office:value-type="string">
            <text:p text:style-name="P41"><text:span text:style-name="Console"><text:span text:style-name="T22">"{0}".</text:span></text:span></text:p>
            <text:p text:style-name="P41"><text:span text:style-name="Console"><text:span text:style-name="T22"><text:s text:c="4"/>format(x)</text:span></text:span></text:p>
          </table:table-cell>
          <table:table-cell table:style-name="Table-6.2-Fundamental-Special-Methods.C4" office:value-type="string">
            <text:p text:style-name="P79">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41"><text:span text:style-name="Console"><text:span text:style-name="T22">__hash__(self)</text:span></text:span></text:p>
          </table:table-cell>
          <table:table-cell table:style-name="Table-6.2-Fundamental-Special-Methods.B5" office:value-type="string">
            <text:p text:style-name="P41"><text:span text:style-name="Console"><text:span text:style-name="T22">hash(x)</text:span></text:span></text:p>
          </table:table-cell>
          <table:table-cell table:style-name="Table-6.2-Fundamental-Special-Methods.C5" office:value-type="string">
            <text:p text:style-name="P79">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41"><text:span text:style-name="Console"><text:span text:style-name="T22">__init_(self,</text:span></text:span></text:p>
            <text:p text:style-name="P41"><text:span text:style-name="Console"><text:span text:style-name="T22"><text:s text:c="8"/>args)</text:span></text:span></text:p>
          </table:table-cell>
          <table:table-cell table:style-name="Table-6.2-Fundamental-Special-Methods.B6" office:value-type="string">
            <text:p text:style-name="P41"><text:span text:style-name="Console"><text:span text:style-name="T22">x = X(args)</text:span></text:span></text:p>
          </table:table-cell>
          <table:table-cell table:style-name="Table-6.2-Fundamental-Special-Methods.C6" office:value-type="string">
            <text:p text:style-name="P79">Called when an object is initiali<text:span text:style-name="T16">s</text:span>ed</text:p>
          </table:table-cell>
        </table:table-row>
        <table:table-row table:style-name="Table-6.2-Fundamental-Special-Methods.1">
          <table:table-cell table:style-name="Table-6.2-Fundamental-Special-Methods.A3" office:value-type="string">
            <text:p text:style-name="P41"><text:span text:style-name="Console"><text:span text:style-name="T22">__new_(cls, args)</text:span></text:span></text:p>
          </table:table-cell>
          <table:table-cell table:style-name="Table-6.2-Fundamental-Special-Methods.B7" office:value-type="string">
            <text:p text:style-name="P41"><text:span text:style-name="Console"><text:span text:style-name="T22">x = X(args)</text:span></text:span></text:p>
          </table:table-cell>
          <table:table-cell table:style-name="Table-6.2-Fundamental-Special-Methods.C7" office:value-type="string">
            <text:p text:style-name="P79">Called when an object is created</text:p>
          </table:table-cell>
        </table:table-row>
        <table:table-row table:style-name="Table-6.2-Fundamental-Special-Methods.1">
          <table:table-cell table:style-name="Table-6.2-Fundamental-Special-Methods.A4" office:value-type="string">
            <text:p text:style-name="P41"><text:span text:style-name="Console"><text:span text:style-name="T22">__repr__(self)</text:span></text:span></text:p>
          </table:table-cell>
          <table:table-cell table:style-name="Table-6.2-Fundamental-Special-Methods.B8" office:value-type="string">
            <text:p text:style-name="P41"><text:span text:style-name="Console"><text:span text:style-name="T22">repr(x)</text:span></text:span></text:p>
          </table:table-cell>
          <table:table-cell table:style-name="Table-6.2-Fundamental-Special-Methods.C8" office:value-type="string">
            <text:p text:style-name="P79"><draw:frame text:anchor-type="paragraph" draw:z-index="52" draw:name="p252 jump 1" draw:style-name="gr6" draw:text-style-name="P101" svg:width="1.571cm" svg:height="3.112cm" svg:x="8.86cm" svg:y="0cm"><draw:text-box draw:corner-radius="0.199cm"><text:p text:style-name="P99"><text:span text:style-name="T39">Reimp­lement­ing __new­__()</text:span></text:p><text:p text:style-name="P99"><text:span text:style-name="T2"><text:a xlink:href="#__new__()" xlink:type="simple">268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41"><draw:frame text:anchor-type="paragraph" draw:z-index="53" draw:name="p252 jump 2" draw:style-name="gr5" draw:text-style-name="P100" svg:width="1.571cm" svg:height="1.419cm" svg:x="-1.799cm" svg:y="-0.3cm"><draw:text-box draw:corner-radius="0.199cm"><text:p text:style-name="P99"><text:span text:style-name="T40">ascii()</text:span></text:p><text:p><text:span text:style-name="T2"><text:a xlink:href="#ascii() function" xlink:type="simple">68 ⮜</text:a></text:span></text:p></draw:text-box></draw:frame><text:span text:style-name="Console"><text:span text:style-name="T22">__repr__(self)</text:span></text:span></text:p>
          </table:table-cell>
          <table:table-cell table:style-name="Table-6.2-Fundamental-Special-Methods.B9" office:value-type="string">
            <text:p text:style-name="P41"><text:span text:style-name="Console"><text:span text:style-name="T22">ascii(x)</text:span></text:span></text:p>
          </table:table-cell>
          <table:table-cell table:style-name="Table-6.2-Fundamental-Special-Methods.C9" office:value-type="string">
            <text:p text:style-name="P79">Returns a string representation of <text:span text:style-name="Console">x</text:span> using only <text:span text:style-name="T6">ascii</text:span> characters</text:p>
          </table:table-cell>
        </table:table-row>
        <table:table-row table:style-name="Table-6.2-Fundamental-Special-Methods.1">
          <table:table-cell table:style-name="Table-6.2-Fundamental-Special-Methods.A10" office:value-type="string">
            <text:p text:style-name="P41"><draw:frame text:anchor-type="paragraph" draw:z-index="54" draw:name="p252 jump 3" draw:style-name="gr4" draw:text-style-name="P100" svg:width="1.571cm" svg:height="1.842cm" svg:x="-1.799cm" svg:y="0cm"><draw:text-box draw:corner-radius="0.199cm"><text:p text:style-name="P99"><text:span text:style-name="T40">Str.­format()</text:span></text:p><text:p><text:span text:style-name="T2"><text:a xlink:href="#str.format()" xlink:type="simple">84 ⮜</text:a></text:span></text:p></draw:text-box></draw:frame><text:span text:style-name="Console"><text:span text:style-name="T22">__str_(self)</text:span></text:span></text:p>
          </table:table-cell>
          <table:table-cell table:style-name="Table-6.2-Fundamental-Special-Methods.B10" office:value-type="string">
            <text:p text:style-name="P41"><text:span text:style-name="Console"><text:span text:style-name="T22">str(x)</text:span></text:span></text:p>
          </table:table-cell>
          <table:table-cell table:style-name="Table-6.2-Fundamental-Special-Methods.C10" office:value-type="string">
            <text:p text:style-name="P79">Returns a human-comprehensible string representation of <text:span text:style-name="Console">x</text:span></text:p>
          </table:table-cell>
        </table:table-row>
      </table:table>
      <text:p text:style-name="P36"><draw:frame draw:style-name="fr8" draw:name="sidebar-06-01 The __del__() Special Method" text:anchor-type="paragraph" svg:x="0cm" svg:y="-0.093cm" svg:width="17cm" style:rel-width="100%" svg:height="8.849cm" style:rel-height="scale-min" draw:z-index="62"><draw:text-box><text:p text:style-name="SideBar_20_Header">The <text:span text:style-name="T24">__del__</text:span>() Special Method</text:p><text:p text:style-name="SideBar"><text:span text:style-name="T25">The </text:span><text:span text:style-name="Console"><text:span text:style-name="T25">_del__(self)</text:span></text:span><text:span text:style-name="T25"> special method is called when an object is destroyed—at least in theory. In practice, </text:span><text:span text:style-name="Console"><text:span text:style-name="T25">_del__()</text:span></text:span><text:span text:style-name="T25"> may never be called, even at program termination. Furthermore, when we write </text:span><text:span text:style-name="Inline_20_Code"><text:span text:style-name="T25">del x</text:span></text:span><text:span text:style-name="T25">, all that happens is that the object reference </text:span><text:span text:style-name="Console"><text:span text:style-name="T25">x</text:span></text:span><text:span text:style-name="T25"> is deleted and the count of how many object references refer to the object that was referred to by </text:span><text:span text:style-name="Console"><text:span text:style-name="T25">x</text:span></text:span><text:span text:style-name="T25"> is decreased by </text:span><text:span text:style-name="Console"><text:span text:style-name="T25">1</text:span></text:span><text:span text:style-name="T25">. Only when this count reaches </text:span><text:span text:style-name="Console"><text:span text:style-name="T25">0</text:span></text:span><text:span text:style-name="T25"> is </text:span><text:span text:style-name="Console"><text:span text:style-name="T25">__del__()</text:span></text:span><text:span text:style-name="T25"> likely to be called, but Python offers no guarantee that it will ever be called. In view of this, </text:span><text:span text:style-name="Console"><text:span text:style-name="T25">_del__()</text:span></text:span><text:span text:style-name="T25">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5">Python provides two separate mechanisms for ensuring that resources are properly released. One is to use a </text:span><text:span text:style-name="Console"><text:span text:style-name="T25">try … finally</text:span></text:span><text:span text:style-name="T25"> block as we have seen before and will see again in </text:span><text:span text:style-name="T22">Chapter 7 [</text:span><text:a xlink:type="simple" xlink:href="#Chapter 07" text:style-name="Internet_20_link" text:visited-style-name="Visited_20_Internet_20_Link"><text:span text:style-name="T23">299 ➤</text:span></text:a><text:span text:style-name="T22">]</text:span><text:span text:style-name="T25">, and the other is to use a context object in conjunction with a </text:span><text:span text:style-name="Console"><text:span text:style-name="T25">with</text:span></text:span><text:span text:style-name="T25"> statement—this is covered in </text:span><text:span text:style-name="T27">Chapter 8 [</text:span><text:a xlink:type="simple" xlink:href="#Chapter 08" text:style-name="Internet_20_link" text:visited-style-name="Visited_20_Internet_20_Link"><text:span text:style-name="T28">347 ➤</text:span></text:a><text:span text:style-name="T27">]</text:span><text:span text:style-name="T25">.</text:span></text:p></draw:text-box></draw:frame>The bitwise logical <text:span text:style-name="T6">and</text:span> operator (<text:span text:style-name="Console"><text:span text:style-name="T24">&amp;</text:span></text:span>) is provided by the <text:span text:style-name="Console">__and__()</text:span> special method, and the in-place version (<text:span text:style-name="Console">&amp;</text:span><text:span text:style-name="Console"><text:span text:style-name="T24">=</text:span></text:span>) is provided by<text:span text:style-name="Console"> _iand__()</text:span>:</text:p>
      <text:p text:style-name="P30">def __and_(self, other):</text:p>
      <text:p text:style-name="P30"><text:tab/>return FuzzyBool(min(self. value, other. Value))</text:p>
      <text:p text:style-name="Text_20_body"><draw:frame draw:style-name="fr7" draw:name="Frame-6.4 The FuzzyBool class’s inheritance hierarchy Picture" text:anchor-type="paragraph" svg:width="11.22cm" style:rel-width="66%" draw:z-index="55"><draw:text-box fo:min-height="9.35cm"><text:p text:style-name="P57"><draw:frame draw:style-name="fr20" draw:name="Figure-06.4 The FuzzyBool class’s inheritance hierarchy" text:anchor-type="paragraph" svg:width="9.85cm" svg:height="9.53cm" draw:z-index="56"><draw:image xlink:href="Pictures/100000010000018F000001820EF3AC4FF897B682.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ext:bookmark-start text:name="The FuzzyBool class’s inheritance hierarchy"/>The FuzzyBool class’s inheritance hierarchy<text:bookmark-end text:name="The FuzzyBool class’s inheritance hierarchy"/></text:p></draw:text-box></draw:frame><text:soft-page-break/></text:p>
      <text:p text:style-name="P30">def __iand__(self, other):</text:p>
      <text:p text:style-name="P30"><text:tab/>self.__value = min(self.__value, other.__value)</text:p>
      <text:p text:style-name="P30"><text:tab/>return self</text:p>
      <text:p text:style-name="P38">The bitwise <text:span text:style-name="Console"><text:span text:style-name="T10">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42">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42">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0">and</text:span></text:span> methods except that we take the maximum value instead of the minimum value of <text:span text:style-name="Console">self</text:span> and <text:span text:style-name="Console">other</text:span>.</text:p>
      <text:p text:style-name="P30">def __repr__(self):</text:p>
      <text:p text:style-name="P30"><text:tab/>return ("{0}({1})".format(self.__class__.__name__,</text:p>
      <text:p text:style-name="P30">self.__value))</text:p>
      <text:p text:style-name="P38"><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38">All <text:span text:style-name="T8">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0">sub-class</text:span>’s class name.</text:p>
      <text:p text:style-name="P30">def __str__(self):</text:p>
      <text:p text:style-name="P30"><text:tab/>return str(self.__value)</text:p>
      <text:p text:style-name="P38">For the string form we just return the floating-point value formatted as a <text:span text:style-name="T8">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30">def __bool__(self):</text:p>
      <text:p text:style-name="P30"><text:tab/>return self.__value &gt; 0.5</text:p>
      <text:p text:style-name="P30"/>
      <text:p text:style-name="P30">def __int__(self):</text:p>
      <text:p text:style-name="P30"><text:tab/>return round(self.__value)</text:p>
      <text:p text:style-name="P30"/>
      <text:p text:style-name="P30">def __float__(self):</text:p>
      <text:p text:style-name="P30"><text:tab/>return self.__value</text:p>
      <text:p text:style-name="P29"><text:bookmark-start text:name="Type Conversions"/>The <text:span text:style-name="Console">__bool__()</text:span> special method converts the instance to a <text:span text:style-name="T8">Boolean</text:span><text:bookmark-end text:name="Type Conversions"/>,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30">def __lt__(self, other):</text:p>
      <text:p text:style-name="P30"><text:tab/>return self.__value &lt; other.__value</text:p>
      <text:p text:style-name="P30"/>
      <text:p text:style-name="P30">def __eq__(self, other):</text:p>
      <text:p text:style-name="P32"><text:tab/>return self.__value == other.__value</text:p>
      <text:p text:style-name="P29"><draw:frame text:anchor-type="paragraph" draw:z-index="23" draw:name="p253 jump" draw:style-name="gr13" draw:text-style-name="P100" svg:width="1.571cm" svg:height="2.689cm" svg:x="17cm" svg:y="-0.714cm"><draw:text-box draw:corner-radius="0.199cm"><text:p text:style-name="P99"><text:span text:style-name="T39">Comp­lete comp­arisons</text:span></text:p><text:p text:style-name="P99"><text:span text:style-name="T2"><text:a xlink:href="#complete_comparisons" xlink:type="simple">385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9">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81">comparison methods were automatically generated; we will see how in Chapter 8<text:span text:style-name="T27"> [</text:span><text:a xlink:type="simple" xlink:href="#Chapter 08" text:style-name="Internet_20_link" text:visited-style-name="Visited_20_Internet_20_Link"><text:span text:style-name="T28">347 ➤</text:span></text:a><text:span text:style-name="T27">]</text:span>.</text:p></text:note-body></text:note>.</text:p>
      <text:p text:style-name="P30">def __hash__(self):</text:p>
      <text:p text:style-name="P32"><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58">Table <text:span text:style-name="Caption_20_characters"><text:sequence text:ref-name="refTable2" text:name="Table" text:formula="ooow:Table+1" style:num-format="1">6.3</text:sequence></text:span><text:span text:style-name="Caption_20_characters">:</text:span> <text:bookmark-start text:name="Numeric and Bitwise Special Methods"/>Numeric and Bitwise Special Methods<text:bookmark-end text:name="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59">Special Method</text:p>
            </table:table-cell>
            <table:table-cell table:style-name="Table-6.3-Numeric-and-Bitwise-Special-Methods.B2" office:value-type="string">
              <text:p text:style-name="P59">Usage</text:p>
            </table:table-cell>
            <table:table-cell table:style-name="Table-6.3-Numeric-and-Bitwise-Special-Methods.B2" office:value-type="string">
              <text:p text:style-name="P59">Special Method</text:p>
            </table:table-cell>
            <table:table-cell table:style-name="Table-6.3-Numeric-and-Bitwise-Special-Methods.D2" office:value-type="string">
              <text:p text:style-name="P59">Usage</text:p>
            </table:table-cell>
          </table:table-row>
        </table:table-header-rows>
        <table:table-row>
          <table:table-cell table:style-name="Table-6.3-Numeric-and-Bitwise-Special-Methods.A3" office:value-type="string">
            <text:p text:style-name="P60"><text:span text:style-name="Console"><text:span text:style-name="T22">__abs__(self)</text:span></text:span></text:p>
          </table:table-cell>
          <table:table-cell table:style-name="Table-6.3-Numeric-and-Bitwise-Special-Methods.B3" office:value-type="string">
            <text:p text:style-name="P60"><text:span text:style-name="Console"><text:span text:style-name="T22">abs(x)</text:span></text:span></text:p>
          </table:table-cell>
          <table:table-cell table:style-name="Table-6.3-Numeric-and-Bitwise-Special-Methods.C3" office:value-type="string">
            <text:p text:style-name="P60"><text:span text:style-name="Console"><text:span text:style-name="T22">__complex__(self)</text:span></text:span></text:p>
          </table:table-cell>
          <table:table-cell table:style-name="Table-6.3-Numeric-and-Bitwise-Special-Methods.D3" office:value-type="string">
            <text:p text:style-name="P60"><text:span text:style-name="Console"><text:span text:style-name="T22">complex(x)</text:span></text:span></text:p>
          </table:table-cell>
        </table:table-row>
        <table:table-row>
          <table:table-cell table:style-name="Table-6.3-Numeric-and-Bitwise-Special-Methods.A4" office:value-type="string">
            <text:p text:style-name="P60"><text:span text:style-name="Console"><text:span text:style-name="T22">__float__(self)</text:span></text:span></text:p>
          </table:table-cell>
          <table:table-cell table:style-name="Table-6.3-Numeric-and-Bitwise-Special-Methods.B4" office:value-type="string">
            <text:p text:style-name="P60"><text:span text:style-name="Console"><text:span text:style-name="T22">float(x)</text:span></text:span></text:p>
          </table:table-cell>
          <table:table-cell table:style-name="Table-6.3-Numeric-and-Bitwise-Special-Methods.C4" office:value-type="string">
            <text:p text:style-name="P60"><text:span text:style-name="Console"><text:span text:style-name="T22">__int__(self)</text:span></text:span></text:p>
          </table:table-cell>
          <table:table-cell table:style-name="Table-6.3-Numeric-and-Bitwise-Special-Methods.D4" office:value-type="string">
            <text:p text:style-name="P60"><text:span text:style-name="Console"><text:span text:style-name="T22">int(x)</text:span></text:span></text:p>
          </table:table-cell>
        </table:table-row>
        <table:table-row>
          <table:table-cell table:style-name="Table-6.3-Numeric-and-Bitwise-Special-Methods.A5" office:value-type="string">
            <text:p text:style-name="P60"><text:span text:style-name="Console"><text:span text:style-name="T22">__index__(self)</text:span></text:span></text:p>
          </table:table-cell>
          <table:table-cell table:style-name="Table-6.3-Numeric-and-Bitwise-Special-Methods.B5" office:value-type="string">
            <text:p text:style-name="P60"><text:span text:style-name="Console"><text:span text:style-name="T22">bin(x) oct(x) hex(x)</text:span></text:span></text:p>
          </table:table-cell>
          <table:table-cell table:style-name="Table-6.3-Numeric-and-Bitwise-Special-Methods.C5" office:value-type="string">
            <text:p text:style-name="P60"><text:span text:style-name="Console"><text:span text:style-name="T22">__round__(self,</text:span></text:span></text:p>
            <text:p text:style-name="P60"><text:span text:style-name="Console"><text:span text:style-name="T22"><text:s text:c="10"/>digits)</text:span></text:span></text:p>
          </table:table-cell>
          <table:table-cell table:style-name="Table-6.3-Numeric-and-Bitwise-Special-Methods.D5" office:value-type="string">
            <text:p text:style-name="P60"><text:span text:style-name="Console"><text:span text:style-name="T22">round(x,</text:span></text:span></text:p>
            <text:p text:style-name="P60"><text:span text:style-name="Console"><text:span text:style-name="T22"><text:s text:c="5"/>digits)</text:span></text:span></text:p>
          </table:table-cell>
        </table:table-row>
        <table:table-row>
          <table:table-cell table:style-name="Table-6.3-Numeric-and-Bitwise-Special-Methods.A4" office:value-type="string">
            <text:p text:style-name="P60"><text:span text:style-name="Console"><text:span text:style-name="T22">__pos__(self)</text:span></text:span></text:p>
          </table:table-cell>
          <table:table-cell table:style-name="Table-6.3-Numeric-and-Bitwise-Special-Methods.B6" office:value-type="string">
            <text:p text:style-name="P60"><text:span text:style-name="Console"><text:span text:style-name="T22">+x</text:span></text:span></text:p>
          </table:table-cell>
          <table:table-cell table:style-name="Table-6.3-Numeric-and-Bitwise-Special-Methods.C4" office:value-type="string">
            <text:p text:style-name="P60"><text:span text:style-name="Console"><text:span text:style-name="T22">__neg__(self)</text:span></text:span></text:p>
          </table:table-cell>
          <table:table-cell table:style-name="Table-6.3-Numeric-and-Bitwise-Special-Methods.D6" office:value-type="string">
            <text:p text:style-name="P60"><text:span text:style-name="Console"><text:span text:style-name="T22">-x</text:span></text:span></text:p>
          </table:table-cell>
        </table:table-row>
        <table:table-row>
          <table:table-cell table:style-name="Table-6.3-Numeric-and-Bitwise-Special-Methods.A5" office:value-type="string">
            <text:p text:style-name="P60"><text:span text:style-name="Console"><text:span text:style-name="T22">__add__(self, other)</text:span></text:span></text:p>
          </table:table-cell>
          <table:table-cell table:style-name="Table-6.3-Numeric-and-Bitwise-Special-Methods.B7" office:value-type="string">
            <text:p text:style-name="P60"><text:span text:style-name="Console"><text:span text:style-name="T22">x + y</text:span></text:span></text:p>
          </table:table-cell>
          <table:table-cell table:style-name="Table-6.3-Numeric-and-Bitwise-Special-Methods.C5" office:value-type="string">
            <text:p text:style-name="P60"><text:span text:style-name="Console"><text:span text:style-name="T22">__sub__(self, other)</text:span></text:span></text:p>
          </table:table-cell>
          <table:table-cell table:style-name="Table-6.3-Numeric-and-Bitwise-Special-Methods.D7" office:value-type="string">
            <text:p text:style-name="P60"><text:span text:style-name="Console"><text:span text:style-name="T22">x - y</text:span></text:span></text:p>
          </table:table-cell>
        </table:table-row>
        <table:table-row>
          <table:table-cell table:style-name="Table-6.3-Numeric-and-Bitwise-Special-Methods.A4" office:value-type="string">
            <text:p text:style-name="P60"><text:span text:style-name="Console"><text:span text:style-name="T22">__iadd__(self, other)</text:span></text:span></text:p>
          </table:table-cell>
          <table:table-cell table:style-name="Table-6.3-Numeric-and-Bitwise-Special-Methods.B8" office:value-type="string">
            <text:p text:style-name="P60"><text:span text:style-name="Console"><text:span text:style-name="T22">x += y</text:span></text:span></text:p>
          </table:table-cell>
          <table:table-cell table:style-name="Table-6.3-Numeric-and-Bitwise-Special-Methods.C4" office:value-type="string">
            <text:p text:style-name="P60"><text:span text:style-name="Console"><text:span text:style-name="T22">__isub__(self, other)</text:span></text:span></text:p>
          </table:table-cell>
          <table:table-cell table:style-name="Table-6.3-Numeric-and-Bitwise-Special-Methods.D8" office:value-type="string">
            <text:p text:style-name="P60"><text:span text:style-name="Console"><text:span text:style-name="T22">x -= y</text:span></text:span></text:p>
          </table:table-cell>
        </table:table-row>
        <table:table-row>
          <table:table-cell table:style-name="Table-6.3-Numeric-and-Bitwise-Special-Methods.A5" office:value-type="string">
            <text:p text:style-name="P60"><text:span text:style-name="Console"><text:span text:style-name="T22">__radd__(self, other)</text:span></text:span></text:p>
          </table:table-cell>
          <table:table-cell table:style-name="Table-6.3-Numeric-and-Bitwise-Special-Methods.B9" office:value-type="string">
            <text:p text:style-name="P60"><text:span text:style-name="Console"><text:span text:style-name="T22">y + x</text:span></text:span></text:p>
          </table:table-cell>
          <table:table-cell table:style-name="Table-6.3-Numeric-and-Bitwise-Special-Methods.C5" office:value-type="string">
            <text:p text:style-name="P60"><text:span text:style-name="Console"><text:span text:style-name="T22">__rsub__(self, other)</text:span></text:span></text:p>
          </table:table-cell>
          <table:table-cell table:style-name="Table-6.3-Numeric-and-Bitwise-Special-Methods.D9" office:value-type="string">
            <text:p text:style-name="P60"><text:span text:style-name="Console"><text:span text:style-name="T22">y - x</text:span></text:span></text:p>
          </table:table-cell>
        </table:table-row>
        <table:table-row>
          <table:table-cell table:style-name="Table-6.3-Numeric-and-Bitwise-Special-Methods.A4" office:value-type="string">
            <text:p text:style-name="P60"><text:span text:style-name="Console"><text:span text:style-name="T22">__mul__(self, other)</text:span></text:span></text:p>
          </table:table-cell>
          <table:table-cell table:style-name="Table-6.3-Numeric-and-Bitwise-Special-Methods.B10" office:value-type="string">
            <text:p text:style-name="P60"><text:span text:style-name="Console"><text:span text:style-name="T22">x * y</text:span></text:span></text:p>
          </table:table-cell>
          <table:table-cell table:style-name="Table-6.3-Numeric-and-Bitwise-Special-Methods.C4" office:value-type="string">
            <text:p text:style-name="P60"><text:span text:style-name="Console"><text:span text:style-name="T22">__mod__(self, other)</text:span></text:span></text:p>
          </table:table-cell>
          <table:table-cell table:style-name="Table-6.3-Numeric-and-Bitwise-Special-Methods.D10" office:value-type="string">
            <text:p text:style-name="P60"><text:span text:style-name="Console"><text:span text:style-name="T22">x % y</text:span></text:span></text:p>
          </table:table-cell>
        </table:table-row>
        <table:table-row>
          <table:table-cell table:style-name="Table-6.3-Numeric-and-Bitwise-Special-Methods.A5" office:value-type="string">
            <text:p text:style-name="P60"><text:span text:style-name="Console"><text:span text:style-name="T22">__imul__(self, other)</text:span></text:span></text:p>
          </table:table-cell>
          <table:table-cell table:style-name="Table-6.3-Numeric-and-Bitwise-Special-Methods.B11" office:value-type="string">
            <text:p text:style-name="P60"><text:span text:style-name="Console"><text:span text:style-name="T22">x *= y</text:span></text:span></text:p>
          </table:table-cell>
          <table:table-cell table:style-name="Table-6.3-Numeric-and-Bitwise-Special-Methods.C5" office:value-type="string">
            <text:p text:style-name="P60"><text:span text:style-name="Console"><text:span text:style-name="T22">__imod__(self, other)</text:span></text:span></text:p>
          </table:table-cell>
          <table:table-cell table:style-name="Table-6.3-Numeric-and-Bitwise-Special-Methods.D11" office:value-type="string">
            <text:p text:style-name="P60"><text:span text:style-name="Console"><text:span text:style-name="T22">x %= y</text:span></text:span></text:p>
          </table:table-cell>
        </table:table-row>
        <table:table-row>
          <table:table-cell table:style-name="Table-6.3-Numeric-and-Bitwise-Special-Methods.A4" office:value-type="string">
            <text:p text:style-name="P60"><text:span text:style-name="Console"><text:span text:style-name="T22">__rmul__(self, other)</text:span></text:span></text:p>
          </table:table-cell>
          <table:table-cell table:style-name="Table-6.3-Numeric-and-Bitwise-Special-Methods.B12" office:value-type="string">
            <text:p text:style-name="P60"><text:span text:style-name="Console"><text:span text:style-name="T22">y * x</text:span></text:span></text:p>
          </table:table-cell>
          <table:table-cell table:style-name="Table-6.3-Numeric-and-Bitwise-Special-Methods.C4" office:value-type="string">
            <text:p text:style-name="P60"><text:span text:style-name="Console"><text:span text:style-name="T22">__rmod__(self, other)</text:span></text:span></text:p>
          </table:table-cell>
          <table:table-cell table:style-name="Table-6.3-Numeric-and-Bitwise-Special-Methods.D12" office:value-type="string">
            <text:p text:style-name="P60"><text:span text:style-name="Console"><text:span text:style-name="T22">y % x</text:span></text:span></text:p>
          </table:table-cell>
        </table:table-row>
        <table:table-row>
          <table:table-cell table:style-name="Table-6.3-Numeric-and-Bitwise-Special-Methods.A5" office:value-type="string">
            <text:p text:style-name="P60"><text:span text:style-name="Console"><text:span text:style-name="T22">__floordiv__(self,</text:span></text:span></text:p>
            <text:p text:style-name="P60"><text:span text:style-name="Console"><text:span text:style-name="T22"><text:s text:c="13"/>other)</text:span></text:span></text:p>
          </table:table-cell>
          <table:table-cell table:style-name="Table-6.3-Numeric-and-Bitwise-Special-Methods.B13" office:value-type="string">
            <text:p text:style-name="P60"><text:span text:style-name="Console"><text:span text:style-name="T22">x // y</text:span></text:span></text:p>
          </table:table-cell>
          <table:table-cell table:style-name="Table-6.3-Numeric-and-Bitwise-Special-Methods.C5" office:value-type="string">
            <text:p text:style-name="P60"><text:span text:style-name="Console"><text:span text:style-name="T22">__truediv__(self,</text:span></text:span></text:p>
            <text:p text:style-name="P60"><text:span text:style-name="Console"><text:span text:style-name="T22"><text:s text:c="12"/>other)</text:span></text:span></text:p>
          </table:table-cell>
          <table:table-cell table:style-name="Table-6.3-Numeric-and-Bitwise-Special-Methods.D13" office:value-type="string">
            <text:p text:style-name="P60"><text:span text:style-name="Console"><text:span text:style-name="T22">x / y</text:span></text:span></text:p>
          </table:table-cell>
        </table:table-row>
        <table:table-row>
          <table:table-cell table:style-name="Table-6.3-Numeric-and-Bitwise-Special-Methods.A4" office:value-type="string">
            <text:p text:style-name="P60"><text:span text:style-name="Console"><text:span text:style-name="T22">__ifloordiv__(self,</text:span></text:span></text:p>
            <text:p text:style-name="P60"><text:span text:style-name="Console"><text:span text:style-name="T22"><text:s text:c="14"/>other)</text:span></text:span></text:p>
          </table:table-cell>
          <table:table-cell table:style-name="Table-6.3-Numeric-and-Bitwise-Special-Methods.B14" office:value-type="string">
            <text:p text:style-name="P60"><text:span text:style-name="Console"><text:span text:style-name="T22">x //= y</text:span></text:span></text:p>
          </table:table-cell>
          <table:table-cell table:style-name="Table-6.3-Numeric-and-Bitwise-Special-Methods.C4" office:value-type="string">
            <text:p text:style-name="P60"><text:span text:style-name="Console"><text:span text:style-name="T22">__itruediv__(self,</text:span></text:span></text:p>
            <text:p text:style-name="P60"><text:span text:style-name="Console"><text:span text:style-name="T22"><text:s text:c="13"/>other)</text:span></text:span></text:p>
          </table:table-cell>
          <table:table-cell table:style-name="Table-6.3-Numeric-and-Bitwise-Special-Methods.D14" office:value-type="string">
            <text:p text:style-name="P60"><text:span text:style-name="Console"><text:span text:style-name="T22">x /= y</text:span></text:span></text:p>
          </table:table-cell>
        </table:table-row>
        <table:table-row>
          <table:table-cell table:style-name="Table-6.3-Numeric-and-Bitwise-Special-Methods.A5" office:value-type="string">
            <text:p text:style-name="P60"><text:span text:style-name="Console"><text:span text:style-name="T22">__rfloordiv__(self,</text:span></text:span></text:p>
            <text:p text:style-name="P60"><text:span text:style-name="Console"><text:span text:style-name="T22"><text:s text:c="14"/>other)</text:span></text:span></text:p>
          </table:table-cell>
          <table:table-cell table:style-name="Table-6.3-Numeric-and-Bitwise-Special-Methods.B15" office:value-type="string">
            <text:p text:style-name="P60"><text:span text:style-name="Console"><text:span text:style-name="T22">y // x</text:span></text:span></text:p>
          </table:table-cell>
          <table:table-cell table:style-name="Table-6.3-Numeric-and-Bitwise-Special-Methods.C5" office:value-type="string">
            <text:p text:style-name="P60"><text:span text:style-name="Console"><text:span text:style-name="T22">__rtruediv__(self,</text:span></text:span></text:p>
            <text:p text:style-name="P60"><text:span text:style-name="Console"><text:span text:style-name="T22"><text:s text:c="13"/>other)</text:span></text:span></text:p>
          </table:table-cell>
          <table:table-cell table:style-name="Table-6.3-Numeric-and-Bitwise-Special-Methods.D15" office:value-type="string">
            <text:p text:style-name="P60"><text:span text:style-name="Console"><text:span text:style-name="T22">y / x</text:span></text:span></text:p>
          </table:table-cell>
        </table:table-row>
        <table:table-row>
          <table:table-cell table:style-name="Table-6.3-Numeric-and-Bitwise-Special-Methods.A4" office:value-type="string">
            <text:p text:style-name="P60"><text:span text:style-name="Console"><text:span text:style-name="T22">__divmod__(self, other)</text:span></text:span></text:p>
          </table:table-cell>
          <table:table-cell table:style-name="Table-6.3-Numeric-and-Bitwise-Special-Methods.B16" office:value-type="string">
            <text:p text:style-name="P60"><text:span text:style-name="Console"><text:span text:style-name="T22">divmod(x, y)</text:span></text:span></text:p>
          </table:table-cell>
          <table:table-cell table:style-name="Table-6.3-Numeric-and-Bitwise-Special-Methods.C4" office:value-type="string">
            <text:p text:style-name="P60"><text:span text:style-name="Console"><text:span text:style-name="T22">__rdivmod__(self,</text:span></text:span></text:p>
            <text:p text:style-name="P60"><text:span text:style-name="Console"><text:span text:style-name="T22"><text:s text:c="12"/>other)</text:span></text:span></text:p>
          </table:table-cell>
          <table:table-cell table:style-name="Table-6.3-Numeric-and-Bitwise-Special-Methods.D16" office:value-type="string">
            <text:p text:style-name="P60"><text:span text:style-name="Console"><text:span text:style-name="T22">divmod(y, x)</text:span></text:span></text:p>
          </table:table-cell>
        </table:table-row>
        <table:table-row>
          <table:table-cell table:style-name="Table-6.3-Numeric-and-Bitwise-Special-Methods.A5" office:value-type="string">
            <text:p text:style-name="P60"><text:span text:style-name="Console"><text:span text:style-name="T22">__pow__(self, other)</text:span></text:span></text:p>
          </table:table-cell>
          <table:table-cell table:style-name="Table-6.3-Numeric-and-Bitwise-Special-Methods.B17" office:value-type="string">
            <text:p text:style-name="P60"><text:span text:style-name="Console"><text:span text:style-name="T22">x ** y</text:span></text:span></text:p>
          </table:table-cell>
          <table:table-cell table:style-name="Table-6.3-Numeric-and-Bitwise-Special-Methods.C5" office:value-type="string">
            <text:p text:style-name="P60"><text:span text:style-name="Console"><text:span text:style-name="T22">__and__(self, other)</text:span></text:span></text:p>
          </table:table-cell>
          <table:table-cell table:style-name="Table-6.3-Numeric-and-Bitwise-Special-Methods.D17" office:value-type="string">
            <text:p text:style-name="P60"><text:span text:style-name="Console"><text:span text:style-name="T22">x &amp; y</text:span></text:span></text:p>
          </table:table-cell>
        </table:table-row>
        <table:table-row>
          <table:table-cell table:style-name="Table-6.3-Numeric-and-Bitwise-Special-Methods.A4" office:value-type="string">
            <text:p text:style-name="P60"><text:span text:style-name="Console"><text:span text:style-name="T22">__ipow__(self, other)</text:span></text:span></text:p>
          </table:table-cell>
          <table:table-cell table:style-name="Table-6.3-Numeric-and-Bitwise-Special-Methods.B18" office:value-type="string">
            <text:p text:style-name="P60"><text:span text:style-name="Console"><text:span text:style-name="T22">x **= y</text:span></text:span></text:p>
          </table:table-cell>
          <table:table-cell table:style-name="Table-6.3-Numeric-and-Bitwise-Special-Methods.C4" office:value-type="string">
            <text:p text:style-name="P60"><text:span text:style-name="Console"><text:span text:style-name="T22">__iand__(self, other)</text:span></text:span></text:p>
          </table:table-cell>
          <table:table-cell table:style-name="Table-6.3-Numeric-and-Bitwise-Special-Methods.D18" office:value-type="string">
            <text:p text:style-name="P60"><text:span text:style-name="Console"><text:span text:style-name="T22">x &amp;= y</text:span></text:span></text:p>
          </table:table-cell>
        </table:table-row>
        <table:table-row>
          <table:table-cell table:style-name="Table-6.3-Numeric-and-Bitwise-Special-Methods.A5" office:value-type="string">
            <text:p text:style-name="P60"><text:span text:style-name="Console"><text:span text:style-name="T22">__rpow__(self, other)</text:span></text:span></text:p>
          </table:table-cell>
          <table:table-cell table:style-name="Table-6.3-Numeric-and-Bitwise-Special-Methods.B19" office:value-type="string">
            <text:p text:style-name="P60"><text:span text:style-name="Console"><text:span text:style-name="T22">y ** x</text:span></text:span></text:p>
          </table:table-cell>
          <table:table-cell table:style-name="Table-6.3-Numeric-and-Bitwise-Special-Methods.C5" office:value-type="string">
            <text:p text:style-name="P60"><text:span text:style-name="Console"><text:span text:style-name="T22">__rand__(self, other)</text:span></text:span></text:p>
          </table:table-cell>
          <table:table-cell table:style-name="Table-6.3-Numeric-and-Bitwise-Special-Methods.D19" office:value-type="string">
            <text:p text:style-name="P60"><text:span text:style-name="Console"><text:span text:style-name="T22">y &amp; x</text:span></text:span></text:p>
          </table:table-cell>
        </table:table-row>
        <table:table-row>
          <table:table-cell table:style-name="Table-6.3-Numeric-and-Bitwise-Special-Methods.A4" office:value-type="string">
            <text:p text:style-name="P60"><text:span text:style-name="Console"><text:span text:style-name="T22">__xor__(self, other)</text:span></text:span></text:p>
          </table:table-cell>
          <table:table-cell table:style-name="Table-6.3-Numeric-and-Bitwise-Special-Methods.B20" office:value-type="string">
            <text:p text:style-name="P60"><text:span text:style-name="Console"><text:span text:style-name="T22">x ^ y</text:span></text:span></text:p>
          </table:table-cell>
          <table:table-cell table:style-name="Table-6.3-Numeric-and-Bitwise-Special-Methods.C4" office:value-type="string">
            <text:p text:style-name="P60"><text:span text:style-name="Console"><text:span text:style-name="T22">__or__(self, other)</text:span></text:span></text:p>
          </table:table-cell>
          <table:table-cell table:style-name="Table-6.3-Numeric-and-Bitwise-Special-Methods.D20" office:value-type="string">
            <text:p text:style-name="P60"><text:span text:style-name="Console"><text:span text:style-name="T22">x | y</text:span></text:span></text:p>
          </table:table-cell>
        </table:table-row>
        <table:table-row>
          <table:table-cell table:style-name="Table-6.3-Numeric-and-Bitwise-Special-Methods.A5" office:value-type="string">
            <text:p text:style-name="P60"><text:span text:style-name="Console"><text:span text:style-name="T22">__ixor__(self, other)</text:span></text:span></text:p>
          </table:table-cell>
          <table:table-cell table:style-name="Table-6.3-Numeric-and-Bitwise-Special-Methods.B21" office:value-type="string">
            <text:p text:style-name="P60"><text:span text:style-name="Console"><text:span text:style-name="T22">x ^= y</text:span></text:span></text:p>
          </table:table-cell>
          <table:table-cell table:style-name="Table-6.3-Numeric-and-Bitwise-Special-Methods.C5" office:value-type="string">
            <text:p text:style-name="P60"><text:span text:style-name="Console"><text:span text:style-name="T22">__ior__(self, other)</text:span></text:span></text:p>
          </table:table-cell>
          <table:table-cell table:style-name="Table-6.3-Numeric-and-Bitwise-Special-Methods.D21" office:value-type="string">
            <text:p text:style-name="P60"><text:span text:style-name="Console"><text:span text:style-name="T22">x |= y</text:span></text:span></text:p>
          </table:table-cell>
        </table:table-row>
        <table:table-row>
          <table:table-cell table:style-name="Table-6.3-Numeric-and-Bitwise-Special-Methods.A4" office:value-type="string">
            <text:p text:style-name="P60"><text:span text:style-name="Console"><text:span text:style-name="T22">__rxor__(self, other)</text:span></text:span></text:p>
          </table:table-cell>
          <table:table-cell table:style-name="Table-6.3-Numeric-and-Bitwise-Special-Methods.B22" office:value-type="string">
            <text:p text:style-name="P60"><text:span text:style-name="Console"><text:span text:style-name="T22">y ^ x</text:span></text:span></text:p>
          </table:table-cell>
          <table:table-cell table:style-name="Table-6.3-Numeric-and-Bitwise-Special-Methods.C4" office:value-type="string">
            <text:p text:style-name="P60"><text:span text:style-name="Console"><text:span text:style-name="T22">__ror__(self, other)</text:span></text:span></text:p>
          </table:table-cell>
          <table:table-cell table:style-name="Table-6.3-Numeric-and-Bitwise-Special-Methods.D22" office:value-type="string">
            <text:p text:style-name="P60"><text:span text:style-name="Console"><text:span text:style-name="T22">y | x</text:span></text:span></text:p>
          </table:table-cell>
        </table:table-row>
        <table:table-row>
          <table:table-cell table:style-name="Table-6.3-Numeric-and-Bitwise-Special-Methods.A5" office:value-type="string">
            <text:p text:style-name="P60"><text:span text:style-name="Console"><text:span text:style-name="T22">__lshift__(self, other)</text:span></text:span></text:p>
          </table:table-cell>
          <table:table-cell table:style-name="Table-6.3-Numeric-and-Bitwise-Special-Methods.B23" office:value-type="string">
            <text:p text:style-name="P60"><text:span text:style-name="Console"><text:span text:style-name="T22">x &lt;&lt; y</text:span></text:span></text:p>
          </table:table-cell>
          <table:table-cell table:style-name="Table-6.3-Numeric-and-Bitwise-Special-Methods.C5" office:value-type="string">
            <text:p text:style-name="P60"><text:span text:style-name="Console"><text:span text:style-name="T22">__rshift__(self,</text:span></text:span></text:p>
            <text:p text:style-name="P60"><text:span text:style-name="Console"><text:span text:style-name="T22"><text:s text:c="11"/>other)</text:span></text:span></text:p>
          </table:table-cell>
          <table:table-cell table:style-name="Table-6.3-Numeric-and-Bitwise-Special-Methods.D23" office:value-type="string">
            <text:p text:style-name="P60"><text:span text:style-name="Console"><text:span text:style-name="T22">x &gt;&gt; y</text:span></text:span></text:p>
          </table:table-cell>
        </table:table-row>
        <table:table-row>
          <table:table-cell table:style-name="Table-6.3-Numeric-and-Bitwise-Special-Methods.A4" office:value-type="string">
            <text:p text:style-name="P60"><text:span text:style-name="Console"><text:span text:style-name="T22">__ilshift__(self,</text:span></text:span></text:p>
            <text:p text:style-name="P60"><text:span text:style-name="Console"><text:span text:style-name="T22"><text:s text:c="12"/>other)</text:span></text:span></text:p>
          </table:table-cell>
          <table:table-cell table:style-name="Table-6.3-Numeric-and-Bitwise-Special-Methods.B24" office:value-type="string">
            <text:p text:style-name="P60"><text:span text:style-name="Console"><text:span text:style-name="T22">x &lt;&lt;= y</text:span></text:span></text:p>
          </table:table-cell>
          <table:table-cell table:style-name="Table-6.3-Numeric-and-Bitwise-Special-Methods.C4" office:value-type="string">
            <text:p text:style-name="P60"><text:span text:style-name="Console"><text:span text:style-name="T22">__irshift__(self,</text:span></text:span></text:p>
            <text:p text:style-name="P60"><text:span text:style-name="Console"><text:span text:style-name="T22"><text:s text:c="12"/>other)</text:span></text:span></text:p>
          </table:table-cell>
          <table:table-cell table:style-name="Table-6.3-Numeric-and-Bitwise-Special-Methods.D24" office:value-type="string">
            <text:p text:style-name="P60"><text:span text:style-name="Console"><text:span text:style-name="T22">x &gt;&gt;= y</text:span></text:span></text:p>
          </table:table-cell>
        </table:table-row>
        <table:table-row>
          <table:table-cell table:style-name="Table-6.3-Numeric-and-Bitwise-Special-Methods.A5" office:value-type="string">
            <text:p text:style-name="P60"><text:span text:style-name="Console"><text:span text:style-name="T22">__rlshift__(self,</text:span></text:span></text:p>
            <text:p text:style-name="P60"><text:span text:style-name="Console"><text:span text:style-name="T22"><text:s text:c="12"/>other)</text:span></text:span></text:p>
          </table:table-cell>
          <table:table-cell table:style-name="Table-6.3-Numeric-and-Bitwise-Special-Methods.B25" office:value-type="string">
            <text:p text:style-name="P60"><text:span text:style-name="Console"><text:span text:style-name="T22">y &lt;&lt; x</text:span></text:span></text:p>
          </table:table-cell>
          <table:table-cell table:style-name="Table-6.3-Numeric-and-Bitwise-Special-Methods.C5" office:value-type="string">
            <text:p text:style-name="P60"><text:span text:style-name="Console"><text:span text:style-name="T22">__rrshift__(self,</text:span></text:span></text:p>
            <text:p text:style-name="P60"><text:span text:style-name="Console"><text:span text:style-name="T22"><text:s text:c="12"/>other)</text:span></text:span></text:p>
          </table:table-cell>
          <table:table-cell table:style-name="Table-6.3-Numeric-and-Bitwise-Special-Methods.D25" office:value-type="string">
            <text:p text:style-name="P60"><text:span text:style-name="Console"><text:span text:style-name="T22">y &gt;&gt; x</text:span></text:span></text:p>
          </table:table-cell>
        </table:table-row>
        <table:table-row>
          <table:table-cell table:style-name="Table-6.3-Numeric-and-Bitwise-Special-Methods.A26" office:value-type="string">
            <text:p text:style-name="P60"><text:span text:style-name="Console"/></text:p>
          </table:table-cell>
          <table:table-cell table:style-name="Table-6.3-Numeric-and-Bitwise-Special-Methods.B26" office:value-type="string">
            <text:p text:style-name="P60"><text:span text:style-name="Console"/></text:p>
          </table:table-cell>
          <table:table-cell table:style-name="Table-6.3-Numeric-and-Bitwise-Special-Methods.C26" office:value-type="string">
            <text:p text:style-name="P60"><text:span text:style-name="Console"><text:span text:style-name="T22">__invert__(self)</text:span></text:span></text:p>
          </table:table-cell>
          <table:table-cell table:style-name="Table-6.3-Numeric-and-Bitwise-Special-Methods.D26" office:value-type="string">
            <text:p text:style-name="P60"><text:span text:style-name="Console"><text:span text:style-name="T22">~x</text:span></text:span></text:p>
          </table:table-cell>
        </table:table-row>
      </table:table>
      <text:p text:style-name="P61"><text:soft-page-break/>By default, instances of custom classes support operator <text:span text:style-name="Console">==</text:span> (which always returns <text:span text:style-name="Console">False</text:span>), and are hash-able (so can be <text:span text:style-name="T8">dictionary</text:span> keys and can be added to <text:span text:style-name="T8">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29">Python provides <text:span text:style-name="T8">hash</text:span> functions for <text:span text:style-name="T8">strings</text:span>, <text:span text:style-name="T8">numbers</text:span>, <text:span text:style-name="T8">frozen sets</text:span>, and other <text:span text:style-name="T8">classes</text:span>. Here we have simply used the built-in <text:span text:style-name="Console">hash()</text:span> function (which can operate on any type which has a <text:span text:style-name="Console">__hash__()</text:span> special method), and given it the object’s unique <text:span text:style-name="T7">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29">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7">id</text:span>. Behind the scenes the <text:span text:style-name="Console">is</text:span> operator uses the <text:span text:style-name="Console">id()</text:span> function to determine whether two <text:span text:style-name="Console">object</text:span> references refer to the same object.</text:p>
      <text:p text:style-name="P30">def __format__(self, format_spec):</text:p>
      <text:p text:style-name="P30"><text:tab/>return format(self.__value, format_spec)</text:p>
      <text:p text:style-name="P29">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29"><draw:frame text:anchor-type="paragraph" draw:z-index="24" draw:name="p256 jump" draw:style-name="gr12" draw:text-style-name="P102" svg:width="1.571cm" svg:height="3.126cm" svg:x="-1.6cm" svg:y="0cm"><draw:text-box draw:corner-radius="0.199cm"><text:p text:style-name="P99"><text:span text:style-name="T40">Fuzzy­Bool usage exam­ples</text:span></text:p><text:p><text:span text:style-name="T41"><text:a xlink:href="#FuzzyBool usage examples" xlink:type="simple">250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29">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30">def __format__(self, format_spec):</text:p>
      <text:p text:style-name="P30"><text:tab/>return self.__value.__format__(format_spec)</text:p>
      <text:p text:style-name="P29">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30">@staticmethod</text:p>
      <text:p text:style-name="P30">def conjunction(*fuzzies):</text:p>
      <text:p text:style-name="P30"><text:tab/>return FuzzyBool(min([float(x) for x in fuzzies]))</text:p>
      <text:p text:style-name="P82"><text:soft-page-break/>The built-in <text:span text:style-name="Console">staticmethod()</text:span> function is designed to be used as a <text:span text:style-name="T8">decorator</text:span> as we have done here. Static methods are simply methods that do not get <text:span text:style-name="Console">self</text:span> or any other first argument specially passed by Python.</text:p>
      <text:p text:style-name="P29">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29">We have not shown the corresponding <text:span text:style-name="Console">disjunction()</text:span> method since it differs only in its name and that it uses <text:span text:style-name="Console">max()</text:span> rather than <text:span text:style-name="Console">min()</text:span>.</text:p>
      <text:p text:style-name="P29">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8">module</text:span> function instead, as we will see in the next sub-subsection, or a <text:span text:style-name="T8">class method</text:span>, as we will see in the last section.</text:p>
      <text:p text:style-name="P29">In a similar vein, creating a variable inside a <text:span text:style-name="T8">class definition</text:span> but outside any <text:span text:style-name="T8">method</text:span> creates a static (<text:span text:style-name="T8">class</text:span>) variable. For constants it is usually more convenient to use <text:span text:style-name="T8">private module globals</text:span>, but <text:span text:style-name="T8">class variables</text:span> can often be useful for sharing data among all of a <text:span text:style-name="T8">class</text:span>’s instances.</text:p>
      <text:p text:style-name="P29">We have now completed the implementation of the <text:span text:style-name="Console">FuzzyBool class</text:span> “<text:span text:style-name="T8">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8">float</text:span>. It involves the re-implementations of just eight methods and the implementation of two module functions—and the “<text:span text:style-name="T8">un-implementation</text:span>” of 32 methods.</text:p>
      <text:p text:style-name="P29">In most object-oriented languages <text:span text:style-name="T8">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37" text:outline-level="4"><draw:frame draw:style-name="fr6" draw:name="f06-02-h4" text:anchor-type="paragraph" svg:y="-0.25cm" svg:width="0.7cm" draw:z-index="49"><draw:text-box fo:min-height="0.741cm"><text:p text:style-name="P28">|</text:p></draw:text-box></draw:frame><text:bookmark-start text:name="Creating Data Types from Other Data Types"/><text:soft-page-break/>Creating Data Types from Other Data Types<text:bookmark-end text:name="Creating Data Types from Other Data Types"/></text:h>
      <text:p text:style-name="P29">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8">module functions</text:span>. For example:</text:p>
      <text:p text:style-name="P30">def conjunction(*fuzzies):</text:p>
      <text:p text:style-name="P30"><text:tab/>return FuzzyBool(min(fuzzies))</text:p>
      <text:p text:style-name="P29">The code for this is much simpler than before because <text:span text:style-name="Console">FuzzyBoolAlt.FuzzyBool objects</text:span> are <text:span text:style-name="T8">float subclasses</text:span>, and so can be used directly in place of a <text:span text:style-name="T8">float</text:span> without needing any conversion. (The inheritance tree is shown in Figure 6.5 <text:span text:style-name="T30">below</text:span>). Accessing the function is also cleaner than before. Instead of having to specify both the <text:span text:style-name="T8">module</text:span> and the <text:span text:style-name="T8">class</text:span> (or using an <text:span text:style-name="T8">instance</text:span>), having done <text:span text:style-name="Inline_20_Code">import FuzzyBoolAlt</text:span> we can just write <text:span text:style-name="Inline_20_Code">FuzzyBoolAlt.conjunction()</text:span>.</text:p>
      <text:p text:style-name="P29"><draw:frame draw:style-name="fr5" draw:name="Frame-6.5 The alternative FuzzyBool class’s inheritance hierarchy Picture" text:anchor-type="char" svg:x="0cm" svg:y="0cm" svg:width="17cm" draw:z-index="57"><draw:text-box fo:min-height="8.186cm"><text:p text:style-name="P12"><draw:frame draw:style-name="fr19" draw:name="Figure-06.5 The alternative FuzzyBool class’s inheritance hierarchy" text:anchor-type="paragraph" svg:width="14.67cm" svg:height="7.061cm" draw:z-index="58"><draw:image xlink:href="Pictures/100000010000028A00000139ECBE29186CF2D0E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ext:bookmark-start text:name="The alternative FuzzyBool class’s inheritance hierarchy"/>The alternative FuzzyBool class’s inheritance hierarchy<text:bookmark-end text:name="The alternative FuzzyBool class’s inheritance hierarchy"/></text:p></draw:text-box></draw:frame>Here is the FuzzyBool’s <text:span text:style-name="T8">class</text:span> line and its <text:span text:style-name="Console">__new__()</text:span> method:</text:p>
      <text:p text:style-name="P32">class FuzzyBool(float):</text:p>
      <text:p text:style-name="P31"/>
      <text:p text:style-name="P43"><text:tab/><text:bookmark-start text:name="__new__()"/>def __new__(cls, value=0.0)<text:bookmark-end text:name="__new__()"/>:</text:p>
      <text:p text:style-name="P43"><text:tab/><text:tab/>return super().__new__(cls, value if 0.0 &lt;= value &lt;= 1.0 else 0.0)</text:p>
      <text:p text:style-name="P55">When we create a new <text:span text:style-name="T8">class</text:span> it is usually mutable and relies on <text:span text:style-name="Console">object.__new__()</text:span> to create the raw uninitiali<text:span text:style-name="T16">s</text:span>ed object. But in the case of immutable classes we need to do the creation and <text:span text:style-name="T10">initialisation</text:span> in one step since once an immutable object has been created it cannot be changed.</text:p>
      <text:p text:style-name="P38"><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8">object</text:span> passed to it since one doesn’t yet exist. In fact, <text:span text:style-name="Console">__new__()</text:span> is a <text:span text:style-name="T8">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38">So when we write <text:span text:style-name="Inline_20_Code">f = FuzzyBool(0.7)</text:span>, under the hood Python calls <text:span text:style-name="Inline_20_Code">FuzzyBool.__new__(FuzzyBool, 0.7)</text:span> to create a new <text:span text:style-name="T8">object</text:span>—say, <text:span text:style-name="Console">fuzzy</text:span>—and then calls <text:span text:style-name="Inline_20_Code">fuzzy.__init__()</text:span> to do any further <text:span text:style-name="T10">initialisation</text:span>, and finally returns an <text:span text:style-name="T8">object</text:span> reference to the <text:span text:style-name="Console">fuzzy</text:span> <text:span text:style-name="T8">object</text:span>—it is this <text:span text:style-name="T8">object</text:span> reference that <text:span text:style-name="Console">f</text:span> is set to. Most of <text:span text:style-name="Console">__new__()</text:span>’s work is passed on to the <text:span text:style-name="T8">base class</text:span> implementation, <text:span text:style-name="Console">object.__new__()</text:span>; all we do is make sure that the value is in range.</text:p>
      <text:p text:style-name="P38"><text:span text:style-name="T8">Class methods</text:span> are set up by using the built-in <text:span text:style-name="Console">classmethod()</text:span> function used as a <text:span text:style-name="T8">decorator</text:span>. But as a convenience we don’t have to bother writing <text:span text:style-name="T8">@classmethod</text:span> before <text:span text:style-name="Inline_20_Code">def __new__()</text:span> because Python already knows that this method is always a <text:span text:style-name="T8">class method</text:span>. We do need to use the <text:span text:style-name="T8">decorator</text:span> if we want to create other <text:span text:style-name="T8">class methods</text:span>, though, as we will see in the chapter’s final section.</text:p>
      <text:p text:style-name="P38">Now that we have seen a <text:span text:style-name="T8">class method</text:span> we can clarify the different kinds of methods that Python provides. <text:span text:style-name="T8">Class methods</text:span> have their first argument added by Python and it is the method’s class; <text:span text:style-name="T8">normal methods</text:span> have their first argument added by Python and it is the instance the method was called on; and <text:span text:style-name="T8">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30">def __invert__(self):</text:p>
      <text:p text:style-name="P30"><text:tab/>return FuzzyBool(1.0 - float(self))</text:p>
      <text:p text:style-name="P38">This method is used to provide support for the bitwise <text:span text:style-name="Console"><text:span text:style-name="T10">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8">unimplemented</text:span>” methods are used, of course.</text:p>
      <text:p text:style-name="P77">def __and__(self, other):</text:p>
      <text:p text:style-name="P78"><text:tab/>return FuzzyBool(min(self, other))</text:p>
      <text:p text:style-name="P31"/>
      <text:p text:style-name="P78">def __iand__(self, other):</text:p>
      <text:p text:style-name="P78"><text:tab/>return FuzzyBool(min(self, other))</text:p>
      <text:p text:style-name="P29">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0">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30">def __repr__(self):</text:p>
      <text:p text:style-name="P30"><text:tab/>return ("{0}({1})".format(self.__class__.__name__,</text:p>
      <text:p text:style-name="P83"><text:tab/> <text:s text:c="25"/>super().__repr__()))</text:p>
      <text:p text:style-name="P29">We must reimplement the <text:span text:style-name="Console">__repr__()</text:span> method since the <text:span text:style-name="T8">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8">base class</text:span> implementation.</text:p>
      <text:p text:style-name="P29">We don’t have to reimplement the <text:span text:style-name="Console">__str__()</text:span> method because the <text:span text:style-name="T8">base class</text:span> version, <text:span text:style-name="Console">float.__str__()</text:span>, is sufficient and will be used in the absence of a <text:span text:style-name="Console">FuzzyBool.__str__()</text:span> re-implementation.</text:p>
      <text:p text:style-name="P30">def __bool__(self):</text:p>
      <text:p text:style-name="P30"><text:tab/>return self &gt; 0.5</text:p>
      <text:p text:style-name="P30"/>
      <text:p text:style-name="P30">def __int__(self):</text:p>
      <text:p text:style-name="P30"><text:tab/>return round(self)</text:p>
      <text:p text:style-name="P29">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29">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8">base class</text:span> work correctly for <text:span text:style-name="Console">FuzzyBools</text:span>.</text:p>
      <text:p text:style-name="P29">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8">unimplement</text:span>” addition:</text:p>
      <text:p text:style-name="P30">def __add__(self, other):</text:p>
      <text:p text:style-name="P30"><text:tab/>raise NotImplementedError()</text:p>
      <text:p text:style-name="P29"><text:soft-page-break/>We would also have to write the same code for the <text:span text:style-name="Console">__iadd__()</text:span> and <text:span text:style-name="Console">__radd__()</text:span> methods to completely prevent addition. (Note that <text:span text:style-name="T8">NotImplementedError</text:span> is a standard exception and is different from the built-in <text:span text:style-name="T8">NotImplemented</text:span> object.) An alternative to raising a <text:span text:style-name="T8">NotImplementedError</text:span> exception, especially if we want to more closely mimic the behaviour of Python’s built-in classes, is to raise a <text:span text:style-name="T8">TypeError</text:span>. Here is how we can make <text:span text:style-name="Console">FuzzyBool.__add__()</text:span> behave just like built-in classes that are faced with an invalid operation:</text:p>
      <text:p text:style-name="P30">def __add__(self, other):</text:p>
      <text:p text:style-name="P30"><text:tab/>raise TypeError("unsupported operand type(s) for +: "</text:p>
      <text:p text:style-name="P30"><text:tab/> <text:s text:c="15"/>"'{0}' and '{1}'".format(</text:p>
      <text:p text:style-name="P30"><text:tab/> <text:s text:c="4"/>self.__class__.__name__, other.__class__.__name__))</text:p>
      <text:p text:style-name="P29">For unary operations, we want to unimplement in a way that mimics the behaviour of built-in types, the code is slightly easier:</text:p>
      <text:p text:style-name="P72">def __neg__(self):</text:p>
      <text:p text:style-name="P73"><text:tab/>raise TypeError("bad operand type for unary -: '{0}'".format(</text:p>
      <text:p text:style-name="P73"><text:tab/> <text:s text:c="16"/>self.__class__.__name__))</text:p>
      <text:p text:style-name="P29">For comparison operators, there is a much simpler idiom. For example, to unimplement ==, we would write:</text:p>
      <text:p text:style-name="P30">def __eq__(self, other):</text:p>
      <text:p text:style-name="P30"><text:tab/>return NotImplemented</text:p>
      <text:p text:style-name="P29">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8">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8">TypeError</text:span> exception with a message that explains that the operation is not supported for operands of the types used. But for all <text:span text:style-name="T10">non-comparison</text:span> methods that we don’t want, we must raise either a <text:span text:style-name="T8">NotImplementedError</text:span> or a <text:span text:style-name="T8">TypeError</text:span> exception as we did for the <text:span text:style-name="Console">__add__()</text:span> and <text:span text:style-name="Console">__neg__()</text:span> methods shown earlier.</text:p>
      <text:p text:style-name="P29">It would be tedious to unimplement every method we don’t want as we have done here, although it does work and has the virtue of being easy to understand. Here we will look at a more advanced technique for unimplementing methods—it is used in the <text:span text:style-name="T8">FuzzyBoolAlt</text:span> module—but it is probably best to skip to the next section <text:span text:style-name="T15">[</text:span><text:a xlink:type="simple" xlink:href="#Custom Collection Classes" text:style-name="Internet_20_link" text:visited-style-name="Visited_20_Internet_20_Link"><text:span text:style-name="T15">273 ➤</text:span></text:a><text:span text:style-name="T15">]</text:span> and return here only if the need arises in practice.</text:p>
      <text:p text:style-name="P29">Here is the code for unimplementing the two unary operations we don’t want:</text:p>
      <text:p text:style-name="P68">for name, operator in (("__neg__", "-"),</text:p>
      <text:p text:style-name="P68"><text:s text:c="23"/>("__index__", "index()")):</text:p>
      <text:p text:style-name="P68"><text:tab/>message = ("bad operand type for unary {0}: '{{self}}'"</text:p>
      <text:p text:style-name="P68"><text:soft-page-break/><text:tab/> <text:s text:c="10"/>.format(operator))</text:p>
      <text:p text:style-name="P68"><text:tab/>exec("def {0}(self): raise TypeError(\"{1}\".format("</text:p>
      <text:p text:style-name="P68"><text:tab/> <text:s text:c="4"/>"self=self.__class__.__name__))".format(name, message))</text:p>
      <text:p text:style-name="P29"><draw:frame text:anchor-type="paragraph" draw:z-index="63" draw:name="p253 jump 1" draw:style-name="gr3" draw:text-style-name="P100" svg:width="1.571cm" svg:height="2.327cm" svg:x="17cm" svg:y="1.623cm"><draw:text-box draw:corner-radius="0.199cm"><text:p text:style-name="P99"><text:span text:style-name="T39">Dynamic program­ming</text:span></text:p><text:p text:style-name="P99"><text:span text:style-name="T2"><text:a xlink:href="#Dynamic Programming and Introspection Functions" xlink:type="simple">357 ⮞</text:a></text:span></text:p></draw:text-box></draw:frame>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30">def __neg__(self):</text:p>
      <text:p text:style-name="P30"><text:tab/>raise TypeError("bad operand type for unary -: '{self}'"</text:p>
      <text:p text:style-name="P30"><text:tab/> <text:s text:c="15"/>.format(self=self.__class__.__name__))</text:p>
      <text:p text:style-name="P29">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69">for name, operator in (("__xor__", "^"), ("__ixor__", "^="),</text:p>
      <text:p text:style-name="P70"><text:s text:c="4"/>("__add__", "+"), ("__iadd__", "+="), ("__radd__", "+"),</text:p>
      <text:p text:style-name="P70"><text:s text:c="4"/>("__sub__", "-"), ("__isub__", "-="), ("__rsub__", "-"),</text:p>
      <text:p text:style-name="P70"><text:s text:c="4"/>("__mul__", "*"), ("__imul__", "*="), ("__rmul__", "*"),</text:p>
      <text:p text:style-name="P70"><text:s text:c="4"/>("__pow__", "**"), ("__ipow__", "**="),</text:p>
      <text:p text:style-name="P70"><text:s text:c="4"/>("__rpow__", "**"), ("__floordiv__", "//"),</text:p>
      <text:p text:style-name="P70"><text:s text:c="4"/>("__ifloordiv__", "//="), ("__rfloordiv__", "//"),</text:p>
      <text:p text:style-name="P70"><text:s text:c="4"/>("__truediv__", "/"), ("__itruediv__", "/="),</text:p>
      <text:p text:style-name="P70"><text:s text:c="4"/>("__rtruediv__", "/"), ("__divmod__", "divmod()"),</text:p>
      <text:p text:style-name="P70"><text:s text:c="4"/>("__rdivmod__", "divmod()"), ("__mod__", "%"),</text:p>
      <text:p text:style-name="P70"><text:s text:c="4"/>("__imod__", "%="), ("__rmod__", "%"),</text:p>
      <text:p text:style-name="P70"><text:s text:c="4"/>("__lshift__", "&lt;&lt;"), ("__ilshift__", "&lt;&lt;="),</text:p>
      <text:p text:style-name="P70"><text:s text:c="4"/>("__rlshift__", "&lt;&lt;"), ("__rshift__", "&gt;&gt;"),</text:p>
      <text:p text:style-name="P70"><text:s text:c="4"/>("__irshift__", "&gt;&gt;="), ("__rrshift__", "&gt;&gt;")):</text:p>
      <text:p text:style-name="P70"><text:tab/>message = ("unsupported operand type(s) for {0}: "</text:p>
      <text:p text:style-name="P70"><text:tab/> <text:s text:c="10"/>"'{{self}}'{{join}} {{args}}".format(operator))</text:p>
      <text:p text:style-name="P70"><text:tab/>exec("def {0}(self, *args):\n"</text:p>
      <text:p text:style-name="P70"><text:tab/> <text:s text:c="4"/>" <text:s text:c="3"/>types = [\"'\" + arg.__class__.__name__ + \"'\" "</text:p>
      <text:p text:style-name="P70"><text:tab/> <text:s text:c="4"/>"for arg in args]\n"</text:p>
      <text:p text:style-name="P70"><text:tab/> <text:s text:c="4"/>" <text:s text:c="3"/>raise TypeError(\"{1}\".format("</text:p>
      <text:p text:style-name="P70"><text:tab/> <text:s text:c="4"/>"self=self.__class__.__name__, "</text:p>
      <text:p text:style-name="P70"><text:tab/> <text:s text:c="4"/>"join=(\" and\" if len(args) == 1 else \",\"),"</text:p>
      <text:p text:style-name="P70"><text:tab/> <text:s text:c="4"/>"args=\", \".join(types)))".format(name, message))</text:p>
      <text:p text:style-name="P29">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68">def __xor__(self, *args):</text:p>
      <text:p text:style-name="P68"><text:tab/>types = ["'" + arg.__class__.__name__ + "'" for arg in args]</text:p>
      <text:p text:style-name="P68"><text:tab/>raise TypeError("unsupported operand type(s) for ^: "</text:p>
      <text:p text:style-name="P68"><text:soft-page-break/><text:tab/> <text:s text:c="15"/>"'{self}'{join} {args}".format(</text:p>
      <text:p text:style-name="P68"><text:tab/> <text:s text:c="15"/>self=self.__class__.__name__,</text:p>
      <text:p text:style-name="P68"><text:tab/> <text:s text:c="15"/>join=(" and" if len(args) == 1 else ","),</text:p>
      <text:p text:style-name="P68"><text:tab/> <text:s text:c="15"/>args=", ".join(types)))</text:p>
      <text:p text:style-name="P29">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29">With this last piece of code in place, if we had two FuzzyBools, <text:span text:style-name="Console">f </text:span>and <text:span text:style-name="Console">g</text:span>, and tried to add them using <text:span text:style-name="Inline_20_Code">f + g</text:span>, we would get a <text:span text:style-name="T8">TypeError</text:span> exception with the message “<text:span text:style-name="T8">unsupported operand type(s) for +: 'FuzzyBool' and 'FuzzyBool'</text:span>”, which is exactly the behaviour we want.</text:p>
      <text:p text:style-name="P29">Creating classes the way we did for the first <text:span text:style-name="T8">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8">FuzzyBool</text:span> implementation is a much better approach.</text:p>
      <text:h text:style-name="P51" text:outline-level="2"><draw:frame draw:style-name="fr1" draw:name="f06-03-h2" text:anchor-type="paragraph" svg:y="-0.25cm" svg:width="1.401cm" draw:z-index="37"><draw:text-box fo:min-height="0.741cm"><text:p text:style-name="P26">|||</text:p></draw:text-box></draw:frame>Custom Collection Classes</text:h>
      <text:p text:style-name="P29">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3" text:outline-level="3"><draw:frame draw:style-name="fr3" draw:name="f06-07-h3" text:anchor-type="paragraph" svg:y="-0.25cm" svg:width="1cm" draw:z-index="45"><draw:text-box fo:min-height="0.741cm"><text:p text:style-name="P27">||</text:p></draw:text-box></draw:frame><text:bookmark-start text:name="__RefHeading___Toc86471_3888671934"/>Creating Classes That Aggregate Collections<text:bookmark-end text:name="__RefHeading___Toc86471_3888671934"/></text:h>
      <text:p text:style-name="P54">A simple way of representing a 2D colour image is as a two-dimensional array with each array element being a colour. So to represent a 100 × 100 image we must store 10,000 colo<text:span text:style-name="T31">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31">u</text:span>rs of those points in the image that differ from the background colo<text:span text:style-name="T31">u</text:span>r. This is done by using a dictionary as a kind of sparse array, with each key being an <text:span text:style-name="Console">(x, y)</text:span> coordinate and the corresponding value being the colo<text:span text:style-name="T31">u</text:span>r of that point. If we had a 100 × 100 image and half its points <text:soft-page-break/>are the background colo<text:span text:style-name="T31">u</text:span>r, we would need to store only 5,000 + 1 colo<text:span text:style-name="T31">u</text:span>rs, a considerable saving in memory.</text:p>
      <text:p text:style-name="P29"><draw:frame text:anchor-type="paragraph" draw:z-index="64" draw:name="p253 jump 2" draw:style-name="gr2" draw:text-style-name="P100" svg:width="1.571cm" svg:height="1.449cm" svg:x="17cm" svg:y="1.591cm"><draw:text-box draw:corner-radius="0.199cm"><text:p text:style-name="P99"><text:span text:style-name="T39">Pickles</text:span></text:p><text:p text:style-name="P99"><text:span text:style-name="T2"><text:a xlink:href="#Pickles with Optional Compression" xlink:type="simple">304 ⮞</text:a></text:span></text:p></draw:text-box></draw:frame>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30">class ImageError(Exception): pass</text:p>
      <text:p text:style-name="P30">class CoordinateError(ImageError): pass</text:p>
      <text:p text:style-name="P29">We have shown only the first two exception classes; the others (<text:span text:style-name="T8">LoadError</text:span>, <text:span text:style-name="T8">SaveError</text:span>, <text:span text:style-name="T8">ExportError</text:span>, and <text:span text:style-name="T8">NoFilenameError</text:span>) are all created the same way and all inherit from <text:span text:style-name="T8">ImageError</text:span>. Users of the <text:span text:style-name="Console">Image</text:span> class can choose to test for any of the specific exceptions, or just for the base class <text:span text:style-name="T8">ImageError</text:span> exception.</text:p>
      <text:p text:style-name="P29">The rest of the module consists of the <text:span text:style-name="Console">Image</text:span> class and at the end the standard three lines for running the module’s doctests. Before looking at the class and its methods, let’s look at how it can be used:</text:p>
      <text:p text:style-name="P72">border_color = "#FF0000"<text:tab/><text:tab/># red</text:p>
      <text:p text:style-name="P72">square_color = "#0000FF"<text:tab/><text:tab/># blue</text:p>
      <text:p text:style-name="P72">width, height = 240, 60</text:p>
      <text:p text:style-name="P72">midx, midy = width // 2, height // 2</text:p>
      <text:p text:style-name="P72">image = Image.Image(width, height, "square_eye.img")</text:p>
      <text:p text:style-name="P72">for x in range(width):</text:p>
      <text:p text:style-name="P72"><text:tab/>for y in range(height):</text:p>
      <text:p text:style-name="P72"><text:tab/><text:tab/>if x &lt; 5 or x &gt;= width - 5 or y &lt; 5 or y &gt;= height - 5:</text:p>
      <text:p text:style-name="P72"><text:tab/><text:tab/><text:tab/>image[x, y] = border_color</text:p>
      <text:p text:style-name="P72"><text:tab/><text:tab/>elif midx - 20 &lt; x &lt; midx + 20 and midy - 20 &lt; y &lt; midy + 20:</text:p>
      <text:p text:style-name="P72">image[x, y] = square_color</text:p>
      <text:p text:style-name="P72">image.save()</text:p>
      <text:p text:style-name="P72">image.export("square_eye.xpm")</text:p>
      <text:p text:style-name="P29">Notice that we can use the item access operator (<text:span text:style-name="Console">[]</text:span>) for setting colo<text:span text:style-name="T31">u</text:span>rs in the image. Brackets can also be used for getting or deleting (effectively setting to the background colo<text:span text:style-name="T31">u</text:span>r) the colo<text:span text:style-name="T31">u</text:span>r at a particular <text:span text:style-name="Console">(x, y)</text:span> coordinate. The coordinates are passed as a single <text:span text:style-name="T8">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29">The <text:span text:style-name="Console">Image</text:span> class uses <text:span text:style-name="T6">html</text:span>-style hexadecimal strings to represent colo<text:span text:style-name="T31">u</text:span>rs. The background colo<text:span text:style-name="T31">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32">(below)</text:span>.</text:p>
      <text:p text:style-name="P29"><draw:frame draw:style-name="fr4" draw:name="Frame-6.6 The square_eye.xpm Picture" text:anchor-type="char" svg:width="7.138cm" style:rel-width="42%" draw:z-index="32"><draw:text-box fo:min-height="1.589cm"><text:p text:style-name="P65"><draw:frame draw:style-name="fr18" draw:name="Figure-06.6 The square_eye.xpm image" text:anchor-type="paragraph" svg:x="0cm" svg:y="0.011cm" svg:width="7.138cm" style:rel-width="100%" svg:height="1.785cm" style:rel-height="scale" draw:z-index="33"><draw:image xlink:href="Pictures/10000001000000F00000003C080F1A7AD06E6332.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0">initialiser</text:span>:</text:p>
      <text:p text:style-name="P30">class Image:</text:p>
      <text:p text:style-name="P30">def __init__(self, width, height, filename="",</text:p>
      <text:p text:style-name="P30"><text:s text:c="13"/>background="#FFFFFF"):</text:p>
      <text:p text:style-name="P30"><text:tab/>self.filename = filename</text:p>
      <text:p text:style-name="P30"><text:tab/>self.__background = background</text:p>
      <text:p text:style-name="P30"><text:tab/>self.__data = {}</text:p>
      <text:p text:style-name="P30"><text:tab/>self.__width = width</text:p>
      <text:p text:style-name="P30"><text:tab/>self.__height = height</text:p>
      <text:p text:style-name="P30"><text:tab/>self.__colors = {self.__background}</text:p>
      <text:p text:style-name="P29">When an <text:span text:style-name="Console">Image</text:span> is created, the user (i.e., the <text:span text:style-name="T8">class’s</text:span> user) must provide a width and height, but the filename and background colo<text:span text:style-name="T31">u</text:span>r are optional since defaults are provided. The <text:span text:style-name="Console">self.__data</text:span> <text:span text:style-name="T8">dictionary’s</text:span> keys are <text:span text:style-name="Console">(x, y)</text:span> coordinates and its values are colo<text:span text:style-name="T31">u</text:span>r strings. The <text:span text:style-name="Console">self.__colors</text:span> set is initiali<text:span text:style-name="T16">s</text:span>ed with the background colo<text:span text:style-name="T31">u</text:span>r; it is used to keep track of the unique colo<text:span text:style-name="T31">u</text:span>rs used by the image.</text:p>
      <text:p text:style-name="P29">All the data attributes are private except for the filename, so we must provide a means by which users of the class can access them. This is easily done using properties<text:note text:id="ftn5" text:note-class="footnote"><text:note-citation>5</text:note-citation><text:note-body><text:p text:style-name="P84">In Chapter 8<text:span text:style-name="T27"> [</text:span><text:a xlink:type="simple" xlink:href="#Chapter 08" text:style-name="Internet_20_link" text:visited-style-name="Visited_20_Internet_20_Link"><text:span text:style-name="T28">347 ➤</text:span></text:a><text:span text:style-name="T27">]</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30">@property</text:p>
      <text:p text:style-name="P30">def background(self):</text:p>
      <text:p text:style-name="P30"><text:tab/>return self.__background</text:p>
      <text:p text:style-name="P30"/>
      <text:p text:style-name="P30">@property</text:p>
      <text:p text:style-name="P30">def width(self):</text:p>
      <text:p text:style-name="P30"><text:tab/>return self.__width</text:p>
      <text:p text:style-name="P30"/>
      <text:p text:style-name="P30">@property</text:p>
      <text:p text:style-name="P30">def height(self):</text:p>
      <text:p text:style-name="P30"><text:tab/>return self.__height</text:p>
      <text:p text:style-name="P30"/>
      <text:p text:style-name="P30">@property</text:p>
      <text:p text:style-name="P30">def colors(self):</text:p>
      <text:p text:style-name="P30">return set(self.__colors)</text:p>
      <text:p text:style-name="P62"><draw:frame text:anchor-type="paragraph" draw:z-index="25" draw:name="p265 jump" draw:style-name="gr11" draw:text-style-name="P102" svg:width="1.571cm" svg:height="2.301cm" svg:x="-1.6cm" svg:y="-0.326cm"><draw:text-box draw:corner-radius="0.199cm"><text:p text:style-name="P99"><text:span text:style-name="T40">Copying collec­tions</text:span></text:p><text:p><text:span text:style-name="T41"><text:a xlink:href="#0.0.0.Copying Collections|outline" xlink:type="simple">148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63"><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31">u</text:span>rs would be to return <text:span text:style-name="Inline_20_Code">set(self.__data.values()) | {self.__background}</text:span> whenever the set of colo<text:span text:style-name="T31">u</text:span>rs was needed; we will return to this theme shortly.)</text:p>
      <text:p text:style-name="P68">def __getitem__(self, coordinate):</text:p>
      <text:p text:style-name="P68"><text:tab/>assert len(coordinate) == 2, "coordinate should be a 2-tuple"</text:p>
      <text:p text:style-name="P68"><text:tab/>if (not (0 &lt;= coordinate[0] &lt; self.width) or</text:p>
      <text:p text:style-name="P68"><text:tab/> <text:s text:c="9"/>not (0 &lt;= coordinate[1] &lt; self.height)):</text:p>
      <text:p text:style-name="P68"><text:tab/><text:tab/>raise CoordinateError(str(coordinate))</text:p>
      <text:p text:style-name="P68"><text:tab/>return self.__data.get(tuple(coordinate), self.__background)</text:p>
      <text:p text:style-name="P38">This method returns the color for a given coordinate using the item access operator (<text:span text:style-name="Console">[]</text:span>). The special methods for the item access operators and some other collection-relevant special methods are listed in Table 6.4 <text:span text:style-name="T31">(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8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86">Special Method</text:p>
            </table:table-cell>
            <table:table-cell table:style-name="Table-6.4-Collection-Special-Methods.B2" office:value-type="string">
              <text:p text:style-name="P86">Usage</text:p>
            </table:table-cell>
            <table:table-cell table:style-name="Table-6.4-Collection-Special-Methods.C2" office:value-type="string">
              <text:p text:style-name="P86">Description</text:p>
            </table:table-cell>
          </table:table-row>
        </table:table-header-rows>
        <table:table-row table:style-name="Table-6.4-Collection-Special-Methods.1">
          <table:table-cell table:style-name="Table-6.4-Collection-Special-Methods.A3" office:value-type="string">
            <text:p text:style-name="P87"><text:span text:style-name="Console"><text:span text:style-name="T22">__contains__(self, x)</text:span></text:span></text:p>
          </table:table-cell>
          <table:table-cell table:style-name="Table-6.4-Collection-Special-Methods.B3" office:value-type="string">
            <text:p text:style-name="P87"><text:span text:style-name="Console"><text:span text:style-name="T22">x in y</text:span></text:span></text:p>
          </table:table-cell>
          <table:table-cell table:style-name="Table-6.4-Collection-Special-Methods.C3" office:value-type="string">
            <text:p text:style-name="P80">Returns True if x is in sequence y or if x is a key in mapping y</text:p>
          </table:table-cell>
        </table:table-row>
        <table:table-row table:style-name="Table-6.4-Collection-Special-Methods.1">
          <table:table-cell table:style-name="Table-6.4-Collection-Special-Methods.A4" office:value-type="string">
            <text:p text:style-name="P87"><text:span text:style-name="Console"><text:span text:style-name="T22">__delitem__(self, k)</text:span></text:span></text:p>
          </table:table-cell>
          <table:table-cell table:style-name="Table-6.4-Collection-Special-Methods.B4" office:value-type="string">
            <text:p text:style-name="P87"><text:span text:style-name="Console"><text:span text:style-name="T22">del y[k]</text:span></text:span></text:p>
          </table:table-cell>
          <table:table-cell table:style-name="Table-6.4-Collection-Special-Methods.C4" office:value-type="string">
            <text:p text:style-name="P80">Deletes the k-th item of sequence y or the item with key k in mapping y</text:p>
          </table:table-cell>
        </table:table-row>
        <table:table-row table:style-name="Table-6.4-Collection-Special-Methods.1">
          <table:table-cell table:style-name="Table-6.4-Collection-Special-Methods.A3" office:value-type="string">
            <text:p text:style-name="P87"><text:span text:style-name="Console"><text:span text:style-name="T22">__getitem__(self, k)</text:span></text:span></text:p>
          </table:table-cell>
          <table:table-cell table:style-name="Table-6.4-Collection-Special-Methods.B5" office:value-type="string">
            <text:p text:style-name="P87"><text:span text:style-name="Console"><text:span text:style-name="T22">y[k]</text:span></text:span></text:p>
          </table:table-cell>
          <table:table-cell table:style-name="Table-6.4-Collection-Special-Methods.C5" office:value-type="string">
            <text:p text:style-name="P80">Returns the k-th item of sequence y or the value for key k in mapping y</text:p>
          </table:table-cell>
        </table:table-row>
        <table:table-row table:style-name="Table-6.4-Collection-Special-Methods.1">
          <table:table-cell table:style-name="Table-6.4-Collection-Special-Methods.A4" office:value-type="string">
            <text:p text:style-name="P87"><text:span text:style-name="Console"><text:span text:style-name="T22">__iter__(self)</text:span></text:span></text:p>
          </table:table-cell>
          <table:table-cell table:style-name="Table-6.4-Collection-Special-Methods.B6" office:value-type="string">
            <text:p text:style-name="P87"><text:span text:style-name="Console"><text:span text:style-name="T22">for x in y:</text:span></text:span></text:p>
            <text:p text:style-name="P87"><text:span text:style-name="Console"><text:span text:style-name="T22"><text:s text:c="5"/>pass</text:span></text:span></text:p>
          </table:table-cell>
          <table:table-cell table:style-name="Table-6.4-Collection-Special-Methods.C6" office:value-type="string">
            <text:p text:style-name="P80"><text:s/>Returns an iterator for sequence y’s items or mapping y’s keys</text:p>
          </table:table-cell>
        </table:table-row>
        <table:table-row table:style-name="Table-6.4-Collection-Special-Methods.1">
          <table:table-cell table:style-name="Table-6.4-Collection-Special-Methods.A3" office:value-type="string">
            <text:p text:style-name="P87"><text:span text:style-name="Console"><text:span text:style-name="T22">__len__(self)</text:span></text:span></text:p>
          </table:table-cell>
          <table:table-cell table:style-name="Table-6.4-Collection-Special-Methods.B7" office:value-type="string">
            <text:p text:style-name="P87"><text:span text:style-name="Console"><text:span text:style-name="T22">len(y)</text:span></text:span></text:p>
          </table:table-cell>
          <table:table-cell table:style-name="Table-6.4-Collection-Special-Methods.C7" office:value-type="string">
            <text:p text:style-name="P80">Returns the number of items in y</text:p>
          </table:table-cell>
        </table:table-row>
        <table:table-row table:style-name="Table-6.4-Collection-Special-Methods.1">
          <table:table-cell table:style-name="Table-6.4-Collection-Special-Methods.A4" office:value-type="string">
            <text:p text:style-name="P87"><text:span text:style-name="Console"><text:span text:style-name="T22">__reversed__(self)</text:span></text:span></text:p>
          </table:table-cell>
          <table:table-cell table:style-name="Table-6.4-Collection-Special-Methods.B8" office:value-type="string">
            <text:p text:style-name="P87"><text:span text:style-name="Console"><text:span text:style-name="T22">reversed(y)</text:span></text:span></text:p>
          </table:table-cell>
          <table:table-cell table:style-name="Table-6.4-Collection-Special-Methods.C8" office:value-type="string">
            <text:p text:style-name="P80">Returns a backward iterator for sequence y’s items or mapping y’s keys</text:p>
          </table:table-cell>
        </table:table-row>
        <table:table-row table:style-name="Table-6.4-Collection-Special-Methods.1">
          <table:table-cell table:style-name="Table-6.4-Collection-Special-Methods.A9" office:value-type="string">
            <text:p text:style-name="P87"><text:span text:style-name="Console"><text:span text:style-name="T22">__setitem__(self, k, v)</text:span></text:span></text:p>
          </table:table-cell>
          <table:table-cell table:style-name="Table-6.4-Collection-Special-Methods.B9" office:value-type="string">
            <text:p text:style-name="P87"><text:span text:style-name="Console"><text:span text:style-name="T22"><text:s/>y[k] = v</text:span></text:span></text:p>
          </table:table-cell>
          <table:table-cell table:style-name="Table-6.4-Collection-Special-Methods.C9" office:value-type="string">
            <text:p text:style-name="P80">Sets the k-th item of sequence y or the value for key k in mapping y, to v</text:p>
          </table:table-cell>
        </table:table-row>
      </table:table>
      <text:p text:style-name="P88">We have chosen to apply two policies for item access. The first policy is that a precondition for using an item access method is that the coordinate it is passed is a sequence of length 2 (usually a <text:span text:style-name="T8">2-tuple</text:span>), and we use an assertion to ensure this. The second policy is that any coordinate values are accepted, but if either is out of range, we raise a custom exception.</text:p>
      <text:p text:style-name="P38">We have used the <text:span text:style-name="Console">dict.get()</text:span> method with a default value of the background colo<text:span text:style-name="T31">u</text:span>r to retrieve the colo<text:span text:style-name="T31">u</text:span>r for the given coordinate. This ensures that if the colo<text:span text:style-name="T31">u</text:span>r has never been set for the coordinate the background colo<text:span text:style-name="T31">u</text:span>r is correctly returned instead of a <text:span text:style-name="T8">KeyError</text:span> exception being raised.</text:p>
      <text:p text:style-name="P68"><text:soft-page-break/>def __setitem__(self, coordinate, color):</text:p>
      <text:p text:style-name="P68"><text:tab/>assert len(coordinate) == 2, "coordinate should be a 2-tuple"</text:p>
      <text:p text:style-name="P68"><text:tab/>if (not (0 &lt;= coordinate[0] &lt; self.width) or</text:p>
      <text:p text:style-name="P68"><text:tab/> <text:s text:c="7"/>not (0 &lt;= coordinate[1] &lt; self.height)):</text:p>
      <text:p text:style-name="P68"><text:tab/><text:tab/>raise CoordinateError(str(coordinate))</text:p>
      <text:p text:style-name="P68"><text:tab/>if color == self.__background:</text:p>
      <text:p text:style-name="P68"><text:tab/><text:tab/>self.__data.pop(tuple(coordinate), None)</text:p>
      <text:p text:style-name="P68"><text:tab/>else:</text:p>
      <text:p text:style-name="P68"><text:tab/><text:tab/>self.__data[tuple(coordinate)] = color</text:p>
      <text:p text:style-name="P68"><text:tab/><text:tab/>self.__colors.add(color)</text:p>
      <text:p text:style-name="P29">If the user sets a coordinate’s value to the background colo<text:span text:style-name="T33">u</text:span>r we can simply delete the corresponding dictionary item since any coordinate not in the dictionary is assumed to have the background colo<text:span text:style-name="T34">u</text:span>r. We must use <text:span text:style-name="Console">dict.pop()</text:span> and give a dummy second argument rather than use <text:span text:style-name="Console">del</text:span> because doing so avoids a <text:span text:style-name="T8">KeyError</text:span> being raised if the key (coordinate) is not in the dictionary.</text:p>
      <text:p text:style-name="P29">If the colo<text:span text:style-name="T33">u</text:span>r is different from the background colo<text:span text:style-name="T33">u</text:span>r, we set it for the given coordinate and add it to the set of the unique colo<text:span text:style-name="T33">u</text:span>rs used by the image.</text:p>
      <text:p text:style-name="P68">def __delitem__(self, coordinate):</text:p>
      <text:p text:style-name="P68"><text:tab/>assert len(coordinate) == 2, "coordinate should be a 2-tuple"</text:p>
      <text:p text:style-name="P68"><text:tab/>if (not (0 &lt;= coordinate[0] &lt; self.width) or</text:p>
      <text:p text:style-name="P68"><text:tab/><text:tab/> <text:s text:c="2"/>not (0 &lt;= coordinate[1] &lt; self.height)):</text:p>
      <text:p text:style-name="P68"><text:tab/><text:tab/>raise CoordinateError(str(coordinate))</text:p>
      <text:p text:style-name="P68"><text:tab/>self.__data.pop(tuple(coordinate), None)</text:p>
      <text:p text:style-name="P29">If a coordinate’s colo<text:span text:style-name="T34">u</text:span>r is deleted the effect is to make that coordinate’s colo<text:span text:style-name="T34">u</text:span>r the background colo<text:span text:style-name="T34">u</text:span>r. Again we use <text:span text:style-name="Console">dict.pop()</text:span> to remove the item since it will work correctly whether or not an item with the given coordinate is in the dictionary.</text:p>
      <text:p text:style-name="P29">Both <text:span text:style-name="Console">__setitem__()</text:span> and <text:span text:style-name="Console">__delitem__()</text:span> have the potential to make the set of colo<text:span text:style-name="T33">u</text:span>rs contain more colo<text:span text:style-name="T33">u</text:span>rs than the image actually uses. For example, if a unique non-background colo<text:span text:style-name="T33">u</text:span>r is deleted at a certain pixel, the colo<text:span text:style-name="T34">u</text:span>r remains in the colo<text:span text:style-name="T33">u</text:span>r set even though it is no longer used. Similarly, if a pixel has a unique non-background colo<text:span text:style-name="T33">u</text:span>r and is set to the background colo<text:span text:style-name="T33">u</text:span>r, the unique colo<text:span text:style-name="T33">u</text:span>r is no longer used, but remains in the colo<text:span text:style-name="T33">u</text:span>r set. This means that, at worst, the colo<text:span text:style-name="T33">u</text:span>r set could contain more colo<text:span text:style-name="T33">u</text:span>rs than are actually used by the image (but never less).</text:p>
      <text:p text:style-name="P29">We have chosen to accept the trade-off of potentially having more colo<text:span text:style-name="T33">u</text:span>rs in the colo<text:span text:style-name="T33">u</text:span>r set than are actually used for the sake of better performance, that is, to make setting and deleting a colo<text:span text:style-name="T33">u</text:span>r as fast as possible—especially since storing a few more colo<text:span text:style-name="T33">u</text:span>rs isn’t usually a problem. Of course, if we wanted to ensure that the set of colo<text:span text:style-name="T33">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33"><text:soft-page-break/>self.__colors = (set(self.__data.values()) |</text:p>
      <text:p text:style-name="P30"><text:s text:c="17"/>{self.__background})</text:p>
      <text:p text:style-name="P29">This simply overwrites the set of colo<text:span text:style-name="T33">u</text:span>rs with the set of colo<text:span text:style-name="T33">u</text:span>rs actually used in the image unioned with the background colo<text:span text:style-name="T33">u</text:span>r.</text:p>
      <text:p text:style-name="P29">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7">id</text:span>—this is unique (normally it is the <text:span text:style-name="Console">object</text:span>’s address in memory), but transient.</text:p>
      <text:p text:style-name="P29">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29">We have chosen to save the data by <text:span text:style-name="T8">pickling</text:span> it. In Python-speak <text:span text:style-name="T8">pickling</text:span> is a way of serializing (converting into a sequence of bytes, or into a string) a Python object. What is so powerful about <text:span text:style-name="T8">pickling</text:span> is that the <text:span text:style-name="T8">pickled</text:span> <text:span text:style-name="Console">object</text:span> can be a collection data type, such as a <text:span text:style-name="T8">list</text:span> or a <text:span text:style-name="T8">dictionary</text:span>, and even if the <text:span text:style-name="T8">pickled</text:span> <text:span text:style-name="Console">object</text:span> has other <text:span text:style-name="Console">objects</text:span> inside it (including other collections, which may include other collections, etc.), the whole lot will be <text:span text:style-name="T8">pickled</text:span>—and without duplicating objects that occur more than once.</text:p>
      <text:p text:style-name="P29"><draw:frame draw:style-name="fr17" draw:name="yellow-warning-triangle-8" text:anchor-type="paragraph" svg:x="-1.73cm" svg:y="0cm" svg:width="1.431cm" svg:height="1.439cm" draw:z-index="0"><draw:image xlink:href="Pictures/1000000100000348000003205290D58053BC7763.png" xlink:type="simple" xlink:show="embed" xlink:actuate="onLoad" draw:mime-type="image/png"/></draw:frame>A <text:span text:style-name="T8">pickle</text:span> can be read back directly into a Python variable—we don’t have to do any parsing or other interpretation ourselves. So using <text:span text:style-name="T8">pickles</text:span> is ideal for saving and loading ad hoc collections of data, especially for small programs and for programs created for personal use. However, <text:span text:style-name="T8">pickles</text:span> have no security mechanisms (no encryption, no digital signature), so loading a <text:span text:style-name="T8">pickle</text:span> that comes from an untrusted source could be dangerous. In view of this, for programs that are not purely for personal use, it is best to create a custom file format that is specific to the program. In Chapter 7 [<text:a xlink:type="simple" xlink:href="#Chapter 07" text:style-name="Internet_20_link" text:visited-style-name="Visited_20_Internet_20_Link"><text:span text:style-name="T9">299 ➤</text:span></text:a>] we show how to read and write custom binary, text, and <text:span text:style-name="T6">xml</text:span> file formats.</text:p>
      <text:p text:style-name="P89">def save(self, filename=None):</text:p>
      <text:p text:style-name="P91"><text:tab/>if filename is not None:</text:p>
      <text:p text:style-name="P91"><text:tab/><text:tab/>self. filename = filename</text:p>
      <text:p text:style-name="P91"><text:tab/>if not self.filename:</text:p>
      <text:p text:style-name="P91"><text:tab/><text:tab/>raise NoFilenameError()</text:p>
      <text:p text:style-name="P91"/>
      <text:p text:style-name="P91"><text:tab/>fh = None</text:p>
      <text:p text:style-name="P91"><text:tab/>try:</text:p>
      <text:p text:style-name="P91"><text:tab/><text:tab/>data = [self.width, self.height, self. background,</text:p>
      <text:p text:style-name="P91"><text:tab/><text:tab/> <text:s text:c="7"/>self. data]</text:p>
      <text:p text:style-name="P91"><text:tab/><text:tab/>fh = open(self.filename, “wb")</text:p>
      <text:p text:style-name="P91"><text:tab/><text:tab/>pickle.dump(data, fh, pickle.HIGHEST PROTOCOL)</text:p>
      <text:p text:style-name="P91"><text:tab/>except (EnvironmentError, pickle.PicklingError) as err:</text:p>
      <text:p text:style-name="P91"><text:soft-page-break/><text:tab/><text:tab/>raise SaveError(str(err))</text:p>
      <text:p text:style-name="P91"><text:tab/>finally:</text:p>
      <text:p text:style-name="P91"><text:tab/><text:tab/>if fh is not None:</text:p>
      <text:p text:style-name="P32"><text:tab/><text:tab/><text:tab/>fh.close()</text:p>
      <text:p text:style-name="P29">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8">save as</text:span>” and sets the internally used filename). If no filename is specified the current filename is used, and if there is no current filename and none is given an exception is raised.</text:p>
      <text:p text:style-name="P29">We create a <text:span text:style-name="T8">list</text:span> (data) to hold the objects we want to save, including the <text:span text:style-name="Console">self.__data</text:span> dictionary of <text:span text:style-name="T8">coordinate—color</text:span> items, but excluding the set of unique colo<text:span text:style-name="T34">u</text:span>rs since that data can be reconstructed. Then we open the file to write in binary mode and call the <text:span text:style-name="Console">pickle.dump()</text:span> function to write the data object to the file. And that’s it!</text:p>
      <text:p text:style-name="P29">The <text:span text:style-name="T8">pickle</text:span> module can serialize data using various formats (called protocols in the documentation), with the one to use specified by the third argument to <text:span text:style-name="Console">pickle.dump()</text:span>. Protocol 0 is <text:span text:style-name="T6">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90">def load(self, filename=None):</text:p>
      <text:p text:style-name="P92">if filename is not None:</text:p>
      <text:p text:style-name="P92">self.filename = filename</text:p>
      <text:p text:style-name="P92">if not self.filename:</text:p>
      <text:p text:style-name="P92">raise NoFilenameError()</text:p>
      <text:p text:style-name="P92">fh = None</text:p>
      <text:p text:style-name="P92">try:</text:p>
      <text:p text:style-name="P90">fh = open(self.filename, "rb")</text:p>
      <text:p text:style-name="P92">data = pickle.load(fh)</text:p>
      <text:p text:style-name="P92">(self.__width, self.__height, self.__background,</text:p>
      <text:p text:style-name="P92">self.__data) = data</text:p>
      <text:p text:style-name="P92">self.__colors = (set(self.__data.values()) |</text:p>
      <text:p text:style-name="P92">{self.__background})</text:p>
      <text:p text:style-name="P92">except (EnvironmentError, pickle.UnpicklingError) as err:</text:p>
      <text:p text:style-name="P92">raise LoadError(str(err))</text:p>
      <text:p text:style-name="P92">finally:</text:p>
      <text:p text:style-name="P92">if fh is not None:</text:p>
      <text:p text:style-name="P92">fh.close()</text:p>
      <text:p text:style-name="P29">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8">list</text:span> with the width and height integers, the background colo<text:span text:style-name="T34">u</text:span>r string, and the dictionary of <text:span text:style-name="T8">coordinate–color</text:span> items. We use <text:span text:style-name="T8">tuple</text:span> unpacking to assign each of the data <text:soft-page-break/>list’s items to the appropriate variable, so any previously held image data is (correctly) lost.</text:p>
      <text:p text:style-name="P29">The set of unique colo<text:span text:style-name="T34">u</text:span>rs is reconstructed by making a set of all the colo<text:span text:style-name="T34">u</text:span>rs in the <text:span text:style-name="T8">coordinate–color</text:span> dictionary and then adding the background colo<text:span text:style-name="T34">u</text:span>r.</text:p>
      <text:p text:style-name="P30">def export(self, filename):</text:p>
      <text:p text:style-name="P30"><text:tab/>if filename.lower().endswith(".xpm"):</text:p>
      <text:p text:style-name="P30"><text:tab/><text:tab/>self.__export_xpm(filename)</text:p>
      <text:p text:style-name="P30"><text:tab/>else:</text:p>
      <text:p text:style-name="P30"><text:tab/><text:tab/>raise ExportError("unsupported export format: " +</text:p>
      <text:p text:style-name="P30"><text:tab/><text:tab/> <text:s text:c="17"/>os.<text:span text:style-name="T6">path</text:span>.splitext(filename)[1])</text:p>
      <text:p text:style-name="P29">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34">u</text:span>rs). We haven’t quoted the <text:span text:style-name="Console">__export_xpm()</text:span> method because it isn’t really relevant to this chapter’s theme, but it is in the book’s source code, of course.</text:p>
      <text:p text:style-name="P29">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6">api</text:span>s.</text:p>
      <text:h text:style-name="P53" text:outline-level="3"><draw:frame draw:style-name="fr3" draw:name="f06-08-h3" text:anchor-type="paragraph" svg:y="-0.25cm" svg:width="1cm" draw:z-index="46"><draw:text-box fo:min-height="0.741cm"><text:p text:style-name="P27">||</text:p></draw:text-box></draw:frame>Creating Collection Classes Using Aggregation</text:h>
      <text:p text:style-name="P29">In this subsection we will develop a complete custom collection data type, <text:span text:style-name="T8">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6">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29">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8">SortedList</text:span> we use aggregation (and implicitly inherit <text:span text:style-name="Console">object</text:span>, of course), and for the following subsection’s <text:span text:style-name="T8">SortedDict</text:span> we will use both aggregation and inheritance (inheriting <text:span text:style-name="Console">dict</text:span>).</text:p>
      <text:p text:style-name="P29">In Chapter 8 [<text:a xlink:type="simple" xlink:href="#Chapter 08" text:style-name="Internet_20_link" text:visited-style-name="Visited_20_Internet_20_Link"><text:span text:style-name="T9">347 ➤</text:span></text:a>] we will see that classes can make promises about the <text:span text:style-name="T6">api</text:span> they offer. For example, a list provides the <text:span text:style-name="T8">MutableSequence</text:span> <text:span text:style-name="T6">api</text:span> which means <text:soft-page-break/>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8">SortedList</text:span> class implemented here does not support item setting and does not have an <text:span text:style-name="Console">insert()</text:span> method, so it does not provide a <text:span text:style-name="T8">MutableSequence </text:span><text:span text:style-name="T6">api</text:span>. If we were to create <text:span text:style-name="T8">SortedList</text:span> by inheriting list, the resultant class would claim to be a mutable sequence but would not have the complete <text:span text:style-name="T6">api</text:span>.</text:p>
      <text:p text:style-name="P29">In view of this the <text:span text:style-name="T8">SortedList</text:span> does not inherit <text:span text:style-name="T8">list</text:span> and so makes no promises about its <text:span text:style-name="T6">api</text:span>. On the other hand, the next subsection’s <text:span text:style-name="T8">SortedDict</text:span> class supports the complete <text:span text:style-name="T8">MutableMapping</text:span> <text:span text:style-name="T6">api</text:span> that the <text:span text:style-name="Console">dict</text:span> class provides, so we can make it a <text:span text:style-name="Console">dict</text:span> <text:span text:style-name="T10">sub-class</text:span>.</text:p>
      <text:p text:style-name="P29">Here are some basic examples of using a <text:span text:style-name="T8">SortedList</text:span>:</text:p>
      <text:p text:style-name="P30">letters = SortedList.SortedList(("H", "c", "B", "G", "e"), str.lower)</text:p>
      <text:p text:style-name="P30"># str(letters) == "['B', 'c', 'e', 'G', 'H']"</text:p>
      <text:p text:style-name="P30">letters.add("G")</text:p>
      <text:p text:style-name="P30">letters.add("f")</text:p>
      <text:p text:style-name="P30">letters.add("A")</text:p>
      <text:p text:style-name="P30"># str(letters) == "['A', 'B', 'c', 'e', 'f', 'G', 'G', 'H']"</text:p>
      <text:p text:style-name="P30">letters[2] # returns: 'c'</text:p>
      <text:p text:style-name="P29">A <text:span text:style-name="T8">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8">list</text:span>, <text:span text:style-name="Console">self.__list</text:span>.</text:p>
      <text:p text:style-name="P29"><draw:frame text:anchor-type="paragraph" draw:z-index="28" draw:name="p271 jump" draw:style-name="gr8" draw:text-style-name="P102" svg:width="1.571cm" svg:height="1.856cm" svg:x="-1.6cm" svg:y="0cm"><draw:text-box draw:corner-radius="0.199cm"><text:p text:style-name="P99"><text:span text:style-name="T40">Lambda functions</text:span></text:p><text:p><text:span text:style-name="T41"><text:a xlink:href="#0.0.0.Lambda Functions|outline" xlink:type="simple">183 ⮜</text:a></text:span></text:p></draw:text-box></draw:frame>The <text:span text:style-name="T8">key</text:span> function is passed as the second argument (or using the <text:span text:style-name="T8">key</text:span> keyword argument if no initial sequence is given). If no key function is specified the following private module function is used:</text:p>
      <text:p text:style-name="P30">_identity = lambda x: x</text:p>
      <text:p text:style-name="P29">This is the <text:span text:style-name="T8">identity</text:span> function: It simply returns its argument unchanged, so when it is used as a <text:span text:style-name="T8">SortedList’s</text:span> key function it means that the sort key for each <text:span text:style-name="Console">object</text:span> in the list is the <text:span text:style-name="Console">object</text:span> itself.</text:p>
      <text:p text:style-name="P29">The <text:span text:style-name="T8">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8">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29">We will now review the class method by method, starting as usual with the class line and the <text:span text:style-name="T10">initialiser</text:span>:</text:p>
      <text:p text:style-name="P72"><text:soft-page-break/>class SortedList:</text:p>
      <text:p text:style-name="P72"/>
      <text:p text:style-name="P72"><text:tab/>def __init__(self, sequence=None, key=None):</text:p>
      <text:p text:style-name="P72"><text:tab/><text:tab/>self.__key = key or _identity</text:p>
      <text:p text:style-name="P72"><text:tab/><text:tab/>assert hasattr(self.__key, "__call__")</text:p>
      <text:p text:style-name="P72"><text:tab/><text:tab/>if sequence is None:</text:p>
      <text:p text:style-name="P72"><text:tab/><text:tab/><text:tab/>self.__list = []</text:p>
      <text:p text:style-name="P72"><text:tab/><text:tab/>elif (isinstance(sequence, SortedList) and</text:p>
      <text:p text:style-name="P72"><text:tab/><text:tab/> <text:s text:c="16"/>sequence.key == self.__key):</text:p>
      <text:p text:style-name="P72"><text:tab/><text:tab/><text:tab/>self.__list = sequence.__list[:]</text:p>
      <text:p text:style-name="P72"><text:tab/><text:tab/>else:</text:p>
      <text:p text:style-name="P74"><text:tab/><text:tab/><text:tab/>self.__list = sorted(list(sequence), key=self.__key)</text:p>
      <text:p text:style-name="P29">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29">Once we have the <text:span text:style-name="T8">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text:a xlink:type="simple" xlink:href="#Chapter 08" text:style-name="Internet_20_link" text:visited-style-name="Visited_20_Internet_20_Link"><text:span text:style-name="T9">347 ➤</text:span></text:a>]. All callable <text:span text:style-name="Console">objects</text:span>, for example, <text:span text:style-name="T8">functions</text:span> and <text:span text:style-name="T8">methods</text:span>, have a <text:span text:style-name="Console">__call__</text:span> attribute.</text:p>
      <text:p text:style-name="P29">To make the creation of <text:span text:style-name="T8">SortedLists</text:span> as similar as possible to the creation of <text:span text:style-name="T8">lists</text:span> we have an optional sequence argument that corresponds to the single optional argument that <text:span text:style-name="Console">list()</text:span> accepts. The <text:span text:style-name="T8">SortedList</text:span> class aggregates a <text:span text:style-name="T8">list</text:span> collection in the private variable <text:span text:style-name="Console">self.__list</text:span> and keeps the items in the aggregated list in sorted order using the given key function.</text:p>
      <text:p text:style-name="P29">The <text:span text:style-name="Console">elif</text:span> clause uses type testing to see whether the given sequence is a <text:span text:style-name="T8">SortedList</text:span> and if that is the case whether it has the same key function as this sorted <text:span text:style-name="T8">list</text:span>. If these conditions are met we simply shallow-copy the sequence’s <text:span text:style-name="T8">list </text:span>without needing to sort it. If most key functions are created on the fly using lambda, even though two may have the same code they will not compare as equal, so the efficiency gain may not be realized in practice.</text:p>
      <text:p text:style-name="P30">@property</text:p>
      <text:p text:style-name="P30">def key(self):</text:p>
      <text:p text:style-name="P32"><text:tab/>return self.__key</text:p>
      <text:p text:style-name="P56">Once a sorted <text:span text:style-name="T8">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30">def add(self, value):</text:p>
      <text:p text:style-name="P30"><text:soft-page-break/><text:tab/>index = self.__bisect_left(value)</text:p>
      <text:p text:style-name="P30"><text:tab/>if index == len(self.__list):</text:p>
      <text:p text:style-name="P30"><text:tab/><text:tab/>self.__list.append(value)</text:p>
      <text:p text:style-name="P30"><text:tab/>else:</text:p>
      <text:p text:style-name="P32"><text:tab/><text:tab/>self.__list.insert(index, value)</text:p>
      <text:p text:style-name="P36"><text:span text:style-name="T25">When this method is called the given value must be inserted into the private </text:span><text:span text:style-name="Console"><text:span text:style-name="T25">self.__list</text:span></text:span><text:span text:style-name="T25"> in the correct position to preserve the </text:span><text:span text:style-name="T26">list’s</text:span><text:span text:style-name="T25"> order. The private </text:span><text:span text:style-name="Console"><text:span text:style-name="T25">SortedList.__bisect_left()</text:span></text:span><text:span text:style-name="T25"> method returns the required index position as we will see in a moment. If the new value is larger than any other value in the list it must go at the end, so the index position will be equal to the list’s length (</text:span><text:span text:style-name="T26">list</text:span><text:span text:style-name="T25"> index positions go from </text:span><text:span text:style-name="Inline_20_Code"><text:span text:style-name="T25">0</text:span></text:span><text:span text:style-name="T25"> to </text:span><text:span text:style-name="Inline_20_Code"><text:span text:style-name="T25">len(L) - 1</text:span></text:span><text:span text:style-name="T25">)—if this is the case we append the new value. Otherwise, we insert the new value at the given index position—which will be at index position </text:span><text:span text:style-name="Console"><text:span text:style-name="T25">0</text:span></text:span><text:span text:style-name="T25"> if the new value is smaller than any other value in the list.</text:span></text:p>
      <text:p text:style-name="P30">def __bisect_left(self, value):</text:p>
      <text:p text:style-name="P30"><text:tab/>key = self.__key(value)</text:p>
      <text:p text:style-name="P30"><text:tab/>left, right = 0, len(self.__list)</text:p>
      <text:p text:style-name="P30"><text:tab/>while left &lt; right:</text:p>
      <text:p text:style-name="P30"><text:tab/><text:tab/>middle = (left + right) // 2</text:p>
      <text:p text:style-name="P30"><text:tab/><text:tab/>if self.__key(self.__list[middle]) &lt; key:</text:p>
      <text:p text:style-name="P30"><text:tab/><text:tab/><text:tab/>left = middle + 1</text:p>
      <text:p text:style-name="P30"><text:tab/><text:tab/>else:</text:p>
      <text:p text:style-name="P30"><text:tab/><text:tab/><text:tab/>right = middle</text:p>
      <text:p text:style-name="P32"><text:tab/>return left</text:p>
      <text:p text:style-name="P36">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68">def remove(self, value):</text:p>
      <text:p text:style-name="P68"><text:tab/>index = self.__bisect_left(value)</text:p>
      <text:p text:style-name="P68"><text:tab/>if index &lt; len(self.__list) and self.__list[index] == value:</text:p>
      <text:p text:style-name="P68"><text:tab/><text:tab/>del self.__list[index]</text:p>
      <text:p text:style-name="P68"><text:tab/>else:</text:p>
      <text:p text:style-name="P68"><text:tab/><text:tab/>raise ValueError("{0}.remove(x): x not in list".format(</text:p>
      <text:p text:style-name="P69"><text:tab/>self.__class__.__name__))</text:p>
      <text:p text:style-name="P29">This method is used to remove the first occurrence of the given value. It uses the <text:span text:style-name="Console">SortedList.__bisect_left()</text:span> method to find the index position where the value belongs and then tests to see whether that index position is within the <text:soft-page-break/><text:span text:style-name="T8">list</text:span> and that the item at that position is the same as the given value. If the conditions are met the item is removed; otherwise, a <text:span text:style-name="T8">ValueError</text:span> exception is raised (which is what <text:span text:style-name="Console">list.remove()</text:span> does in the same circumstances).</text:p>
      <text:p text:style-name="P30">def remove_every(self, value):</text:p>
      <text:p text:style-name="P30"><text:tab/>count = 0</text:p>
      <text:p text:style-name="P30"><text:tab/>index = self.__bisect_left(value)</text:p>
      <text:p text:style-name="P30"><text:tab/>while (index &lt; len(self.__list) and</text:p>
      <text:p text:style-name="P32"><text:tab/> <text:s text:c="9"/>self.__list[index] == value):</text:p>
      <text:p text:style-name="P31"><text:tab/><text:tab/>del self.__list[index]</text:p>
      <text:p text:style-name="P31"><text:tab/><text:tab/>count += 1</text:p>
      <text:p text:style-name="P31"><text:tab/>return count</text:p>
      <text:p text:style-name="P29">This method is similar to the <text:span text:style-name="Console">SortedList.remove()</text:span> method, and is an extension of the list <text:span text:style-name="T6">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30">def count(self, value):</text:p>
      <text:p text:style-name="P30"><text:tab/>count = 0</text:p>
      <text:p text:style-name="P30"><text:tab/>index = self.__bisect_left(value)</text:p>
      <text:p text:style-name="P30"><text:tab/>while (index &lt; len(self.__list) and</text:p>
      <text:p text:style-name="P30"><text:tab/> <text:s text:c="18"/>self.__list[index] == value):</text:p>
      <text:p text:style-name="P30"><text:tab/><text:tab/>index += 1</text:p>
      <text:p text:style-name="P30"><text:tab/><text:tab/>count += 1</text:p>
      <text:p text:style-name="P30"><text:tab/>return count</text:p>
      <text:p text:style-name="P29">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68">def index(self, value):</text:p>
      <text:p text:style-name="P68"><text:tab/>index = self.__bisect_left(value)</text:p>
      <text:p text:style-name="P68"><text:tab/>if index &lt; len(self.__list) and self.__list[index] == value:</text:p>
      <text:p text:style-name="P68"><text:tab/><text:tab/>return index</text:p>
      <text:p text:style-name="P68"><text:tab/>raise ValueError("{0}.index(x): x not in list".format(</text:p>
      <text:p text:style-name="P69"><text:tab/><text:tab/><text:tab/> <text:s text:c="4"/>self.__class__.__name__))</text:p>
      <text:p text:style-name="P29">Since a <text:span text:style-name="T8">SortedList</text:span> is ordered we can use a fast binary search to find (or not find) the value in the list.</text:p>
      <text:p text:style-name="P30">def __delitem__(self, index):</text:p>
      <text:p text:style-name="P32"><text:tab/>del self.__list[index]</text:p>
      <text:p text:style-name="P29">The <text:span text:style-name="Console">__delitem__()</text:span> special method provides support for the <text:span text:style-name="Inline_20_Code">del L[n]</text:span> syntax, where <text:span text:style-name="Console">L</text:span> is a sorted <text:span text:style-name="T8">list</text:span> and <text:span text:style-name="Console">n</text:span> is an integer index position. We don’t test for an <text:soft-page-break/>out-of-range index since if one is given the <text:span text:style-name="Console">self.__list[index]</text:span> call will raise an <text:span text:style-name="T8">IndexError</text:span> exception, which is the behaviour we want.</text:p>
      <text:p text:style-name="P30">def __getitem__(self, index):</text:p>
      <text:p text:style-name="P30"><text:tab/>return self.__list[index]</text:p>
      <text:p text:style-name="P29">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29">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30"><text:bookmark-start text:name="__iter()__"/>def __iter__(self)<text:bookmark-end text:name="__iter()__"/>:</text:p>
      <text:p text:style-name="P32"><text:tab/>return iter(self.__list)</text:p>
      <text:p text:style-name="P29">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29">Note that if a sequence is required it is this method that is used. So to convert a <text:span text:style-name="T8">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30">def __reversed__(self):</text:p>
      <text:p text:style-name="P32">return reversed(self.__list)</text:p>
      <text:p text:style-name="P29">This provides support for the built-in <text:span text:style-name="Console">reversed()</text:span> function so that we can write, for example, <text:span text:style-name="Console">for value in reversed(iterable)</text:span>.</text:p>
      <text:p text:style-name="P30">def __contains__(self, value):</text:p>
      <text:p text:style-name="P30"><text:tab/>index = self.__bisect_left(value)</text:p>
      <text:p text:style-name="P30"><text:tab/>return (index &lt; len(self.__list) and</text:p>
      <text:p text:style-name="P30"><text:tab/> <text:s text:c="19"/>self.__list[index] == value)</text:p>
      <text:p text:style-name="P29">The<text:span text:style-name="Console"> __contains__()</text:span> method provides support for the <text:span text:style-name="Console">in</text:span> operator. Once again we are able to use a fast binary search rather than the slow linear search used by a plain list.</text:p>
      <text:p text:style-name="P30">def clear(self):</text:p>
      <text:p text:style-name="P30"><text:tab/>self.__list = []</text:p>
      <text:p text:style-name="P30"/>
      <text:p text:style-name="P30"><text:soft-page-break/>def pop(self, index=-1):</text:p>
      <text:p text:style-name="P30"><text:tab/>return self.__list.pop(index)</text:p>
      <text:p text:style-name="P30"/>
      <text:p text:style-name="P30">def __len__(self):</text:p>
      <text:p text:style-name="P30"><text:tab/>return len(self.__list)</text:p>
      <text:p text:style-name="P30"/>
      <text:p text:style-name="P30">def __str__(self):</text:p>
      <text:p text:style-name="P32"><text:tab/>return str(self.__list)</text:p>
      <text:p text:style-name="P29">The <text:span text:style-name="Console">SortedList.clear()</text:span> method discards the existing <text:span text:style-name="T8">list</text:span> and replaces it with a new empty <text:span text:style-name="T8">list</text:span>. The <text:span text:style-name="Console">SortedList.pop()</text:span> method removes and returns the item at the given index position, or raises an <text:span text:style-name="T8">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29">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8">SortedList</text:span>. This will produce a string such as <text:span text:style-name="Inline_20_Code">'&lt;SortedList.SortedList object at 0x97e7cec&gt;'</text:span>, although the hexadecimal <text:span text:style-name="T7">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29">We have not implemented the <text:span text:style-name="Console">insert()</text:span>, <text:span text:style-name="Console">reverse()</text:span>, or <text:span text:style-name="Console">sort()</text:span> method because none of them is appropriate. If any of them are called an <text:span text:style-name="T8">AttributeError </text:span>exception will be raised.</text:p>
      <text:p text:style-name="P29">If we copy a sorted <text:span text:style-name="T8">list</text:span> using the <text:span text:style-name="Console">L[:]</text:span> idiom we will get a plain <text:span text:style-name="T8">list</text:span> <text:span text:style-name="Console">object</text:span>, rather than a <text:span text:style-name="T8">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30">def copy(self):</text:p>
      <text:p text:style-name="P30"><text:tab/>return SortedList(self, self.__key)</text:p>
      <text:p text:style-name="P29">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30">__copy__ = copy</text:p>
      <text:p text:style-name="P29">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8">lists</text:span>. (It is also possible to provide a <text:span text:style-name="Console">__deepcopy__()</text:span> special method, but this <text:soft-page-break/>is slightly more involved—the copy module’s online documentation has the details.)</text:p>
      <text:p text:style-name="P29">We have now completed the implementation of the SortedList class. In the next subsection we will make use of a <text:span text:style-name="T8">SortedList</text:span> to provide a sorted list of keys for the <text:span text:style-name="T8">SortedDict</text:span> class.</text:p>
      <text:h text:style-name="P53" text:outline-level="3"><draw:frame draw:style-name="fr3" draw:name="f06-09-h3" text:anchor-type="paragraph" svg:y="-0.25cm" svg:width="1cm" draw:z-index="47"><draw:text-box fo:min-height="0.741cm"><text:p text:style-name="P27">||</text:p></draw:text-box></draw:frame>Creating Collection Classes Using Inheritance</text:h>
      <text:p text:style-name="P29"><draw:frame text:anchor-type="paragraph" draw:z-index="17" draw:name="p277 jump" draw:style-name="gr10" draw:text-style-name="P102" svg:width="1.571cm" svg:height="2.703cm" svg:x="-1.6cm" svg:y="0cm"><draw:text-box draw:corner-radius="0.199cm"><text:p text:style-name="P99"><text:span text:style-name="T40">collec­tions.­OrderedDict</text:span></text:p><text:p><text:span text:style-name="T41"><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8">SortedDict’s</text:span> keys are always ordered based on a specified key function or on the <text:span text:style-name="Console">identity</text:span> function. <text:span text:style-name="Console">SortedDict</text:span> provides the same <text:span text:style-name="T6">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6">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8">insertion</text:span>-ordered rather than <text:span text:style-name="T8">key</text:span>-ordered.)</text:p>
      <text:p text:style-name="P29">Here are a few examples of use to give a flavour of how <text:span text:style-name="Console">SortedDict</text:span> works:</text:p>
      <text:p text:style-name="P30">d = SortedDict.SortedDict(dict(s=1, A=2, y=6), str.lower)</text:p>
      <text:p text:style-name="P30">d["z"] = 4</text:p>
      <text:p text:style-name="P30">d["T"] = 5</text:p>
      <text:p text:style-name="P30">del d["y"]</text:p>
      <text:p text:style-name="P30">d["n"] = 3</text:p>
      <text:p text:style-name="P30">d["A"] = 17</text:p>
      <text:p text:style-name="P30">str(d) # returns: "{'A': 17, 'n': 3, 's': 1, 'T': 5, 'z': 4}"</text:p>
      <text:p text:style-name="P29">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8">class</text:span> line and the <text:span text:style-name="T10">initialiser</text:span>, and then we will look at all of the other methods in turn.</text:p>
      <text:p text:style-name="P32">class SortedDict(dict):</text:p>
      <text:p text:style-name="P31"/>
      <text:p text:style-name="P43">def __init__(self, dictionary=None, key=None, **kwargs):</text:p>
      <text:p text:style-name="P43"><text:tab/>dictionary = dictionary or {}</text:p>
      <text:p text:style-name="P43"><text:tab/>super().__init__(dictionary)</text:p>
      <text:p text:style-name="P43"><text:tab/>if kwargs:</text:p>
      <text:p text:style-name="P43"><text:tab/><text:tab/>super().update(kwargs)</text:p>
      <text:p text:style-name="P43"><text:tab/>self.__keys = SortedList.SortedList(super().keys(), key)</text:p>
      <text:p text:style-name="P29">The <text:span text:style-name="Console">dict</text:span> base class is specified in the <text:span text:style-name="T8">class</text:span> line. The <text:span text:style-name="T10">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text:soft-page-break/>class <text:span text:style-name="Console">dict.__init__()</text:span> method. Similarly, if keyword arguments have been used, we use the base class <text:span text:style-name="Console">dict.update()</text:span> method to add them to the dictionary. (Note that only one occurrence of any keyword argument is accepted, so none of the keys in the <text:span text:style-name="Console">kwargs</text:span> keyword arguments can be “<text:span text:style-name="T8">dictionary</text:span>” or “<text:span text:style-name="T8">key</text:span>”.)</text:p>
      <text:p text:style-name="P29">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8">SortedList</text:span> of keys has been created.</text:p>
      <text:p text:style-name="P30">def update(self, dictionary=None, **kwargs):</text:p>
      <text:p text:style-name="P30"><text:tab/>if dictionary is None:</text:p>
      <text:p text:style-name="P30"><text:tab/><text:tab/>pass</text:p>
      <text:p text:style-name="P30"><text:tab/>elif isinstance(dictionary, dict):</text:p>
      <text:p text:style-name="P30"><text:tab/><text:tab/>super().update(dictionary)</text:p>
      <text:p text:style-name="P30"><text:tab/>else:</text:p>
      <text:p text:style-name="P30"><text:tab/><text:tab/>for key, value in dictionary.items():</text:p>
      <text:p text:style-name="P30"><text:tab/><text:tab/><text:tab/>super().__setitem__(key, value)</text:p>
      <text:p text:style-name="P30"><text:tab/>if kwargs:</text:p>
      <text:p text:style-name="P30"><text:tab/><text:tab/>super().update(kwargs)</text:p>
      <text:p text:style-name="P30"><text:tab/>self.__keys = SortedList.SortedList(super().keys(),</text:p>
      <text:p text:style-name="P30"><text:tab/> <text:s text:c="35"/>self.__keys.key)</text:p>
      <text:p text:style-name="P29">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8">key</text:span> function, even if the other dictionary is a <text:span text:style-name="T8">SortedDict</text:span>.</text:p>
      <text:p text:style-name="P29">The updating is done in two phases. first we update the dictionary’s items. If the given dictionary is a dict <text:span text:style-name="T10">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29">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34"><text:soft-page-break/>@classmethod</text:p>
      <text:p text:style-name="P34">def fromkeys(cls, iterable, value=None, key=None):</text:p>
      <text:p text:style-name="P44"><text:tab/>return cls({k: value for k in iterable}, key)</text:p>
      <text:p text:style-name="P45">The <text:span text:style-name="Console">dict</text:span> <text:span text:style-name="T6">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45">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7">d.__class__.__name__<text:tab/><text:tab/># returns: 'MyDict'</text:p>
      <text:p text:style-name="P45">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0">sub-class</text:span>.</text:p>
      <text:p text:style-name="P30">def __setitem__(self, key, value):</text:p>
      <text:p text:style-name="P30"><text:tab/>if key not in self:</text:p>
      <text:p text:style-name="P30"><text:tab/><text:tab/>self.__keys.add(key)</text:p>
      <text:p text:style-name="P46"><text:tab/>return super().__setitem__(key, value)</text:p>
      <text:p text:style-name="P45">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45">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29"/>
      <text:p text:style-name="P29"><draw:frame draw:style-name="fr2"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2">A generator function or generator method is one which contains a yield expression. When a generator function is called it returns an iterator. Values are extracted from the iterator one at a time by calling its </text:span><text:span text:style-name="Console"><text:span text:style-name="T2">__next__()</text:span></text:span><text:span text:style-name="T2"> method. At each call to </text:span><text:span text:style-name="Console"><text:span text:style-name="T2">__next__()</text:span></text:span><text:span text:style-name="T2"> the generator function’s yield expression’s value (</text:span><text:span text:style-name="Console"><text:span text:style-name="T2">None</text:span></text:span><text:span text:style-name="T2"> if none is specified) is returned. If the generator function finishes or executes a return a </text:span><text:span text:style-name="T3">StopIteration</text:span><text:span text:style-name="T2"> exception is raised.</text:span></text:p><text:p text:style-name="SideBar"><text:span text:style-name="T2">In practice we rarely call </text:span><text:span text:style-name="Console"><text:span text:style-name="T2">__next__()</text:span></text:span><text:span text:style-name="T2"> or catch a </text:span><text:span text:style-name="T3">StopIteration</text:span><text:span text:style-name="T2">. Instead, we just use a generator like any other iterable. Here are two almost equivalent functions. The one on the left returns a </text:span><text:span text:style-name="T3">list</text:span><text:span text:style-name="T2"> and the one on the right returns a </text:span><text:span text:style-name="T3">generator</text:span><text:span text:style-name="T2">.</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22"># Build and return a list</text:span></text:span></text:p><text:p text:style-name="Table_20_Contents"><text:span text:style-name="Console"><text:span text:style-name="T22">def letter_range(a, z):</text:span></text:span></text:p><text:p text:style-name="Table_20_Contents"><text:span text:style-name="Console"><text:span text:style-name="T22"><text:s text:c="3"/>result = []</text:span></text:span></text:p><text:p text:style-name="Table_20_Contents"><text:span text:style-name="Console"><text:span text:style-name="T22"><text:s text:c="3"/>while ord(a) &lt; ord(z):</text:span></text:span></text:p><text:p text:style-name="Table_20_Contents"><text:span text:style-name="Console"><text:span text:style-name="T22"><text:s text:c="6"/>result.append(a)</text:span></text:span></text:p><text:p text:style-name="Table_20_Contents"><text:span text:style-name="Console"><text:span text:style-name="T22"><text:s text:c="6"/>a = chr(ord(a) + 1)</text:span></text:span></text:p><text:p text:style-name="Table_20_Contents"><text:span text:style-name="Console"><text:span text:style-name="T22"><text:s text:c="3"/>return result</text:span></text:span></text:p></table:table-cell><table:table-cell table:style-name="equivalenceCode-18.B1" office:value-type="string"><text:p text:style-name="Table_20_Contents"><text:span text:style-name="Console"><text:span text:style-name="T22"># Return each value on demand</text:span></text:span></text:p><text:p text:style-name="Table_20_Contents"><text:span text:style-name="Console"><text:span text:style-name="T22">def letter_range(a, z):</text:span></text:span></text:p><text:p text:style-name="Table_20_Contents"><text:span text:style-name="Console"><text:span text:style-name="T22"><text:s text:c="3"/>while ord(a) &lt; ord(z):</text:span></text:span></text:p><text:p text:style-name="Table_20_Contents"><text:span text:style-name="Console"><text:span text:style-name="T22"><text:s text:c="6"/>yield a</text:span></text:span></text:p><text:p text:style-name="Table_20_Contents"><text:span text:style-name="Console"><text:span text:style-name="T22"><text:s text:c="6"/>a = chr(ord(a) + 1)</text:span></text:span></text:p></table:table-cell></table:table-row></table:table><text:p text:style-name="SideBar"><text:span text:style-name="T2">We can iterate over the result produced by either function using a </text:span><text:span text:style-name="Console"><text:span text:style-name="T2">for</text:span></text:span><text:span text:style-name="T2"> loop, for example,</text:span><text:span text:style-name="Inline_20_Code"><text:span text:style-name="T2"> for letter in letter_range("m", "v"):</text:span></text:span><text:span text:style-name="T2">. But if we want a list of the resultant letters, although calling </text:span><text:span text:style-name="Inline_20_Code"><text:span text:style-name="T2">letter_range("m", "v")</text:span></text:span><text:span text:style-name="T2"> is sufficient for the left-hand function, for the right-hand generator function we must use </text:span><text:span text:style-name="Inline_20_Code"><text:span text:style-name="T2">list(letter_range("m", "v"))</text:span></text:span><text:span text:style-name="T2">.</text:span></text:p><text:p text:style-name="P19">Generator functions and methods (and generator expressions) are covered more fully in Chapter 8 [<text:a xlink:type="simple" xlink:href="#Chapter 08" text:style-name="Internet_20_link" text:visited-style-name="Visited_20_Internet_20_Link"><text:span text:style-name="T9">347 ➤</text:span></text:a>].</text:p></draw:text-box></draw:frame><text:soft-page-break/>We do not reimplement the __getitem__() method since the base class version works fine and has no effect on the ordering of the keys.</text:p>
      <text:p text:style-name="P34">def __delitem__(self, key):</text:p>
      <text:p text:style-name="P47">try:</text:p>
      <text:p text:style-name="P30">self.__keys.remove(key)</text:p>
      <text:p text:style-name="P30">except ValueError:</text:p>
      <text:p text:style-name="P30">raise KeyError(key)</text:p>
      <text:p text:style-name="P32">return super().__delitem__(key)</text:p>
      <text:p text:style-name="P29">This method provides the <text:span text:style-name="Inline_20_Code">del d[key]</text:span> syntax. If the key is not present the <text:span text:style-name="Console">SortedList.remove()</text:span> call will raise a <text:span text:style-name="T8">ValueError</text:span> exception. If this occurs we catch the exception and raise a <text:span text:style-name="T8">KeyError</text:span> exception instead so as to match the <text:span text:style-name="Console">dict</text:span> class’s <text:span text:style-name="T6">api</text:span>. Otherwise, we return the result of calling the base class implementation to delete the item with the given key from the dictionary itself.</text:p>
      <text:p text:style-name="P35"><text:soft-page-break/>def setdefault(self, key, value=None):</text:p>
      <text:p text:style-name="P30"><text:tab/>if key not in self:</text:p>
      <text:p text:style-name="P30"><text:tab/><text:tab/>self.__keys.add(key)</text:p>
      <text:p text:style-name="P43"><text:tab/>return super().setdefault(key, value)</text:p>
      <text:p text:style-name="P29">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8">list</text:span> if the key is not already in the dictionary.</text:p>
      <text:p text:style-name="P30">def pop(self, key, *args):</text:p>
      <text:p text:style-name="P30"><text:tab/>if key not in self:</text:p>
      <text:p text:style-name="P30"><text:tab/><text:tab/>if len(args) == 0:</text:p>
      <text:p text:style-name="P30"><text:tab/><text:tab/><text:tab/>raise KeyError(key)</text:p>
      <text:p text:style-name="P30"><text:tab/><text:tab/>return args[0]</text:p>
      <text:p text:style-name="P30"><text:tab/>self.__keys.remove(key)</text:p>
      <text:p text:style-name="P32"><text:tab/>return super().pop(key, args)</text:p>
      <text:p text:style-name="P29">If the given key is in the dictionary this method returns the corresponding value and removes the key–value item from the dictionary. The key must also be removed from the keys list.</text:p>
      <text:p text:style-name="P29">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8">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30">def popitem(self):</text:p>
      <text:p text:style-name="P30"><text:tab/>item = super().popitem()</text:p>
      <text:p text:style-name="P30"><text:tab/>self.__keys.remove(item[0])</text:p>
      <text:p text:style-name="P30"><text:tab/>return item</text:p>
      <text:p text:style-name="P38">The <text:span text:style-name="Console">dict.popitem()</text:span> method removes and returns a random key–value item from the dictionary. We must call the base class version first since we don’t know in advance which item will be removed. We remove the item’s <text:span text:style-name="T8">key</text:span> from the <text:span text:style-name="T8">keys list</text:span>, and then return the item.</text:p>
      <text:p text:style-name="P30">def clear(self):</text:p>
      <text:p text:style-name="P30"><text:tab/>super().clear()</text:p>
      <text:p text:style-name="P30"><text:tab/>self.__keys.clear()</text:p>
      <text:p text:style-name="P38">Here we clear all the dictionary’s items and all the keys list’s items.</text:p>
      <text:p text:style-name="P30">def values(self):</text:p>
      <text:p text:style-name="P30"><text:tab/>for key in self.__keys:</text:p>
      <text:p text:style-name="P30"><text:tab/><text:tab/>yield self[key]</text:p>
      <text:p text:style-name="P30"/>
      <text:p text:style-name="P30">def items(self):</text:p>
      <text:p text:style-name="P30"><text:tab/>for key in self.__keys:</text:p>
      <text:p text:style-name="P30"><text:soft-page-break/><text:tab/><text:tab/>yield (key, self[key])</text:p>
      <text:p text:style-name="P30"/>
      <text:p text:style-name="P30">def __iter__(self):</text:p>
      <text:p text:style-name="P30"><text:tab/>return iter(self.__keys)</text:p>
      <text:p text:style-name="P43">keys = __iter__</text:p>
      <text:p text:style-name="P38">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29">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8">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29"><draw:frame text:anchor-type="paragraph" draw:z-index="29" draw:name="p282 jump" draw:style-name="gr7" draw:text-style-name="P100" svg:width="1.571cm" svg:height="1.997cm" svg:x="17cm" svg:y="0cm"><draw:text-box draw:corner-radius="0.199cm"><text:p text:style-name="P99"><text:span text:style-name="T39">Gener­ators</text:span></text:p><text:p text:style-name="P99"><text:span text:style-name="T2"><text:a xlink:href="#Generator Expressions and Functions" xlink:type="simple">349 ⮞</text:a></text:span></text:p></draw:text-box></draw:frame>The values() and items() methods are generator methods—see the sidebar “<text:span text:style-name="T8">Generator Functions</text:span>” (279 ⮜) for a brief explanation of generator methods. In both cases they iterate over the sorted keys list, so they always return iterators that iterate in key order (with the key order depending on the key function given to the <text:span text:style-name="T10">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30">def __repr__(self):</text:p>
      <text:p text:style-name="P30"><text:tab/>return object.__repr__(self)</text:p>
      <text:p text:style-name="P30"/>
      <text:p text:style-name="P30">def __str__(self):</text:p>
      <text:p text:style-name="P30"><text:tab/>return ("{" + ", ".join(["{0!r}: {1!r}".format(k, v)</text:p>
      <text:p text:style-name="P30"><text:tab/> <text:s text:c="18"/>for k, v in self.items()]) + "}")</text:p>
      <text:p text:style-name="P29">We cannot provide an <text:span text:style-name="Console">eval()</text:span>-able representation of a <text:span text:style-name="T8">SortedDict</text:span> because we can’t produce an <text:span text:style-name="Console">eval()</text:span>-able representation of the <text:span text:style-name="T8">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29">We have implemented the <text:span text:style-name="Console">SortedDict.__str__()</text:span> method ourselves because we want the output to show the items in key sorted order. The method could have been written like this instead:</text:p>
      <text:p text:style-name="P30">items = []</text:p>
      <text:p text:style-name="P30">for key, value in self.items():</text:p>
      <text:p text:style-name="P30"><text:tab/>items.append("{0!r}: {1!r}".format(key, value))</text:p>
      <text:p text:style-name="P30">return "{" + ", ".join(items) + "}"</text:p>
      <text:p text:style-name="P29"><text:soft-page-break/>Using a list comprehension is shorter and avoids the need for the temporary items variable.</text:p>
      <text:p text:style-name="P29">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29">The last dict method that we must reimplement is copy().</text:p>
      <text:p text:style-name="P30">def copy(self):</text:p>
      <text:p text:style-name="P30"><text:tab/>d = SortedDict()</text:p>
      <text:p text:style-name="P30"><text:tab/>super(SortedDict, d).update(self)</text:p>
      <text:p text:style-name="P30"><text:tab/>d.__keys = self.__keys.copy()</text:p>
      <text:p text:style-name="P30"><text:tab/>return d</text:p>
      <text:p text:style-name="P29">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8">SortedList</text:span> with a shallow copy of the original one.</text:p>
      <text:p text:style-name="P29">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29">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8">SortedList</text:span>, we have set<text:span text:style-name="Inline_20_Code"> __copy__ = copy</text:span> so that the <text:span text:style-name="Console">copy.copy()</text:span> function uses our custom copy method rather than its own code.</text:p>
      <text:p text:style-name="P30">def value_at(self, index):</text:p>
      <text:p text:style-name="P30"><text:tab/>return self[self.__keys[index]]</text:p>
      <text:p text:style-name="P30"/>
      <text:p text:style-name="P30">def set_value_at(self, index, value):</text:p>
      <text:p text:style-name="P32"><text:tab/>self[self.__keys[index]] = value</text:p>
      <text:p text:style-name="P29">These two methods represent an extension to the <text:span text:style-name="Console">dict</text:span> <text:span text:style-name="T6">api</text:span>. Since, unlike a plain <text:span text:style-name="Console">dict</text:span>, a <text:span text:style-name="T8">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8">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8">IndexError</text:span> exception.</text:p>
      <text:p text:style-name="P29">We have now completed the implementation of the <text:span text:style-name="T8">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48" text:outline-level="2"><draw:frame draw:style-name="fr1" draw:name="f06-04-h2" text:anchor-type="paragraph" svg:y="-0.25cm" svg:width="1.401cm" draw:z-index="38"><draw:text-box fo:min-height="0.741cm"><text:p text:style-name="P26">|||</text:p></draw:text-box></draw:frame>Summary</text:h>
      <text:p text:style-name="P29">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8">duplicate</text:span>” terms such as base class and super class.</text:p>
      <text:p text:style-name="P29">We saw how to create simple classes with data attributes and custom methods. We also saw how to inherit classes and how to add additional data attributes and additional methods, and how methods can be “<text:span text:style-name="T8">unimplemented</text:span>”. Unimplementing is needed when we inherit a class but want to restrict the methods that our <text:span text:style-name="T10">sub-class</text:span> provides, but it should be used with care since it breaks the expectation that a <text:span text:style-name="T10">sub-class</text:span> can be used wherever one of its base classes can be used, that is, it breaks polymorphism.</text:p>
      <text:p text:style-name="P29">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8">int</text:span> and <text:span text:style-name="T8">float</text:span> when it makes sense to do so. We also saw how to implement the <text:span text:style-name="Console">__hash__()</text:span> method to make a custom class’s instances usable as <text:span text:style-name="T8">dictionary</text:span> keys or as members of a <text:span text:style-name="T8">set</text:span>.</text:p>
      <text:p text:style-name="P29">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29">Most of the classes we create are “<text:span text:style-name="T8">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29">We learned that object creation and <text:span text:style-name="T10">initialisation</text:span> are separate operations and that Python allows us to control both, although in almost every case we only need to customize <text:span text:style-name="T10">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29">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29">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29">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0">sub-class</text:span>’s re-implementation of that method.</text:p>
      <text:p text:style-name="P29">Generator functions and methods do lazy evaluation, returning (via the yield expression) each value one at a time on request and raising a <text:span text:style-name="T8">StopIteration</text:span> when (and if) they run out of values. Generators can be used wherever an iterator is expected, and for finite generators, all their values can be extracted into a <text:span text:style-name="T8">tuple</text:span> or <text:span text:style-name="T8">list</text:span> by passing the iterator returned by the generator to <text:span text:style-name="Console">tuple()</text:span> or <text:span text:style-name="Console">list()</text:span>.</text:p>
      <text:p text:style-name="P29">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48" text:outline-level="2"><draw:frame draw:style-name="fr1" draw:name="f06-05-h2" text:anchor-type="paragraph" svg:y="-0.25cm" svg:width="1.401cm" draw:z-index="39"><draw:text-box fo:min-height="0.741cm"><text:p text:style-name="P26">|||</text:p></draw:text-box></draw:frame><text:soft-page-break/>Exercises</text:h>
      <text:p text:style-name="P29">The first two exercises involve modifying classes we covered in this chapter, and the last two exercises involve creating new classes from scratch.</text:p>
      <text:list text:style-name="L1">
        <text:list-item>
          <text:p text:style-name="P94">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8">Points</text:span> and <text:span text:style-name="Console">n</text:span> is a <text:span text:style-name="T8">number</text:span>:</text:p>
        </text:list-item>
      </text:list>
      <text:p text:style-name="P30">p = q + r<text:tab/><text:tab/># Point.__add__()</text:p>
      <text:p text:style-name="P30">p += q<text:tab/><text:tab/># Point.__iadd__()</text:p>
      <text:p text:style-name="P30">p = q – r<text:tab/><text:tab/># Point.__sub__()</text:p>
      <text:p text:style-name="P30">p -= q<text:tab/><text:tab/># Point.__isub__()</text:p>
      <text:p text:style-name="P30">p = q * n<text:tab/><text:tab/># Point.__mul__()</text:p>
      <text:p text:style-name="P30">p *= n<text:tab/><text:tab/># Point.__imul__()</text:p>
      <text:p text:style-name="P30">p = q / n<text:tab/><text:tab/># Point.__truediv__()</text:p>
      <text:p text:style-name="P30">p /= n<text:tab/><text:tab/># Point.__itruediv__()</text:p>
      <text:p text:style-name="P30">p = q // n<text:tab/># Point.__floordiv__()</text:p>
      <text:p text:style-name="P30">p //= n<text:tab/><text:tab/># Point.__ifloordiv__()</text:p>
      <text:p text:style-name="P49">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8">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95">Modify the <text:span text:style-name="Filename">Image.py</text:span> class to provide a <text:span text:style-name="Console">resize(width, height)</text:span> method. If the new width or height is smaller than the current value, any colo<text:span text:style-name="T35">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8">docstring</text:span> with a simple <text:span text:style-name="T8">doctest</text:span>). A solution is provided in <text:span text:style-name="Filename">Image_ans.py</text:span>.</text:p>
        </text:list-item>
        <text:list-item>
          <text:p text:style-name="P95">Implement a <text:span text:style-name="T8">Transaction</text:span> class that takes an amount, a date, a currency (default “<text:span text:style-name="Console"><text:span text:style-name="T6">usd</text:span></text:span>”—U.S. dollars), a <text:span text:style-name="T6">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8">doctests</text:span>. A model solution for this exercise (and the next one) is in file <text:span text:style-name="Filename">Account.py</text:span>.</text:p>
        </text:list-item>
        <text:list-item>
          <text:p text:style-name="P95">Implement an <text:span text:style-name="T8">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6">usd</text:span> and <text:span text:style-name="Console">all_usd</text:span> which should return <text:span text:style-name="Console">True</text:span> if all the transactions are in <text:span text:style-name="T6">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8">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8">doctests</text:span> that include saving and loading—use code such as <text:span text:style-name="Inline_20_Code">name = os.</text:span><text:span text:style-name="Inline_20_Code"><text:span text:style-name="T6">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3"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style:writing-mode="lr-tb">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style style:name="MT3" style:family="text">
      <style:text-properties fo:font-size="12pt"/>
    </style:style>
    <style:style style:name="MT4" style:family="text">
      <style:text-properties style:font-name="DejaVu Serif" fo:font-size="12pt" style:font-name-complex="DejaVu Serif" style:font-size-complex="12pt"/>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fo:color="#0a2746" loext:opacity="100%" style:font-name="DejaVu Serif" fo:font-size="12pt" style:font-name-complex="DejaVu Serif" style:font-size-complex="12pt"/>
    </style:style>
    <style:style style:name="MT10"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53</text:page-number></text:p>
      </style:header>
      <style:header-left>
        <text:p text:style-name="MP2"><text:page-number text:select-page="current">52</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4" draw:name="c01 summary" draw:style-name="Mgr1" draw:text-style-name="MP7" svg:width="7.938cm" svg:height="3.846cm" svg:x="8.932cm" svg:y="0.053cm"><draw:text-box><text:p text:style-name="MP6"><text:span text:style-name="MT3"><text:tab/></text:span><text:span text:style-name="MT4">● </text:span><text:span text:style-name="MT4">Creating and Running Python Programs</text:span></text:p><text:p text:style-name="MP6"><text:span text:style-name="MT4">● </text:span><text:span text:style-name="MT4">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3" draw:name="c02 summary 1" draw:style-name="Mgr1" draw:text-style-name="MP12" svg:width="7.938cm" svg:height="3.846cm" svg:x="8.932cm" svg:y="0.053cm"><draw:text-box><text:p text:style-name="MP9"><text:span text:style-name="MT3"><text:tab/></text:span><text:span text:style-name="MT4">● </text:span><text:span text:style-name="MT4">Identiﬁers and Keywords</text:span></text:p><text:p text:style-name="MP10"><text:span text:style-name="MT4">● </text:span><text:span text:style-name="MT4">Integral Types</text:span></text:p><text:p text:style-name="MP10"><text:span text:style-name="MT4">● </text:span><text:span text:style-name="MT4">Floating-Point Types</text:span></text:p><text:p text:style-name="MP11"><text:span text:style-name="MT4">● </text:span><text:span text:style-name="MT4">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5" draw:name="c02 summary" draw:style-name="Mgr1" draw:text-style-name="MP12" svg:width="7.938cm" svg:height="3.846cm" svg:x="8.932cm" svg:y="0.053cm"><draw:text-box><text:p text:style-name="MP9"><text:span text:style-name="MT3"><text:tab/></text:span><text:span text:style-name="MT4">● </text:span><text:span text:style-name="MT4">Identiﬁers and Keywords</text:span></text:p><text:p text:style-name="MP10"><text:span text:style-name="MT4">● </text:span><text:span text:style-name="MT4">Integral Types</text:span></text:p><text:p text:style-name="MP10"><text:span text:style-name="MT4">● </text:span><text:span text:style-name="MT4">Floating-Point Types</text:span></text:p><text:p text:style-name="MP11"><text:span text:style-name="MT4">● </text:span><text:span text:style-name="MT4">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6" draw:name="c03 summary" draw:style-name="Mgr2" draw:text-style-name="MP18" svg:width="7.94cm" svg:height="3.851cm" svg:x="8.931cm" svg:y="0.049cm"><draw:text-box><text:p text:style-name="MP16"><text:span text:style-name="MT3"><text:tab/></text:span><text:span text:style-name="MT4">● </text:span><text:span text:style-name="MT4">Sequence Types</text:span></text:p><text:p text:style-name="MP10"><text:span text:style-name="MT4">● </text:span><text:span text:style-name="MT4">Set Types</text:span></text:p><text:p text:style-name="MP10"><text:span text:style-name="MT4">● </text:span><text:span text:style-name="MT4">Mapping Types</text:span></text:p><text:p text:style-name="MP17"><text:span text:style-name="MT4">● </text:span><text:span text:style-name="MT4">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65" draw:name="c04 summary" draw:style-name="Mgr2" draw:text-style-name="MP18" svg:width="7.94cm" svg:height="3.851cm" svg:x="8.931cm" svg:y="0.049cm"><draw:text-box><text:p text:style-name="MP16"><text:span text:style-name="MT3"><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3"><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6"><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7"><draw:text-box><text:p text:style-name="MP15"><text:span text:style-name="Caption_20_characters"><text:span text:style-name="MT7"><text:chapter text:display="number" text:outline-level="1">6</text:chapter></text:span></text:span></text:p></draw:text-box></draw:frame><draw:frame text:anchor-type="paragraph" draw:z-index="2" draw:name="c06 summary" draw:style-name="Mgr2" draw:text-style-name="MP18" svg:width="7.94cm" svg:height="3.851cm" svg:x="8.931cm" svg:y="0.049cm"><draw:text-box><text:p text:style-name="MP25"><text:span text:style-name="MT8">● </text:span><text:span text:style-name="MT8">T</text:span><text:span text:style-name="MT8">h</text:span><text:span text:style-name="MT8">e</text:span><text:span text:style-name="MT8"> </text:span><text:span text:style-name="MT8">O</text:span><text:span text:style-name="MT8">b</text:span><text:span text:style-name="MT8">j</text:span><text:span text:style-name="MT8">e</text:span><text:span text:style-name="MT8">c</text:span><text:span text:style-name="MT8">t</text:span><text:span text:style-name="MT8">-</text:span><text:span text:style-name="MT8">O</text:span><text:span text:style-name="MT8">r</text:span><text:span text:style-name="MT8">i</text:span><text:span text:style-name="MT8">e</text:span><text:span text:style-name="MT8">n</text:span><text:span text:style-name="MT8">t</text:span><text:span text:style-name="MT8">e</text:span><text:span text:style-name="MT8">d</text:span><text:span text:style-name="MT8"> </text:span><text:span text:style-name="MT8">A</text:span><text:span text:style-name="MT8">p</text:span><text:span text:style-name="MT8">p</text:span><text:span text:style-name="MT8">r</text:span><text:span text:style-name="MT8">o</text:span><text:span text:style-name="MT8">a</text:span><text:span text:style-name="MT8">c</text:span><text:span text:style-name="MT8">h</text:span></text:p><text:p text:style-name="MP26"><text:span text:style-name="MT8">● </text:span><text:span text:style-name="MT8">C</text:span><text:span text:style-name="MT8">u</text:span><text:span text:style-name="MT8">s</text:span><text:span text:style-name="MT8">t</text:span><text:span text:style-name="MT8">o</text:span><text:span text:style-name="MT8">m</text:span><text:span text:style-name="MT8"> </text:span><text:span text:style-name="MT8">C</text:span><text:span text:style-name="MT8">l</text:span><text:span text:style-name="MT8">a</text:span><text:span text:style-name="MT8">s</text:span><text:span text:style-name="MT8">s</text:span><text:span text:style-name="MT8">e</text:span><text:span text:style-name="MT8">s</text:span></text:p><text:p text:style-name="MP26"><text:span text:style-name="MT8">● </text:span><text:span text:style-name="MT8">C</text:span><text:span text:style-name="MT8">u</text:span><text:span text:style-name="MT8">s</text:span><text:span text:style-name="MT8">t</text:span><text:span text:style-name="MT8">o</text:span><text:span text:style-name="MT8">m</text:span><text:span text:style-name="MT8"> </text:span><text:span text:style-name="MT8">C</text:span><text:span text:style-name="MT8">o</text:span><text:span text:style-name="MT8">l</text:span><text:span text:style-name="MT8">l</text:span><text:span text:style-name="MT8">e</text:span><text:span text:style-name="MT8">c</text:span><text:span text:style-name="MT8">t</text:span><text:span text:style-name="MT8">i</text:span><text:span text:style-name="MT8">o</text:span><text:span text:style-name="MT8">n</text:span><text:span text:style-name="MT8"> </text:span><text:span text:style-name="MT8">C</text:span><text:span text:style-name="MT8">l</text:span><text:span text:style-name="MT8">a</text:span><text:span text:style-name="MT8">s</text:span><text:span text:style-name="MT8">s</text:span><text:span text:style-name="MT8">e</text:span><text:span text:style-name="MT8">s</text:span></text:p><text:p text:style-name="MP17"><text:span text:style-name="MT8"/></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3" draw:name="c07 summary" draw:style-name="Mgr2" draw:text-style-name="MP18" svg:width="7.94cm" svg:height="3.851cm" svg:x="8.931cm" svg:y="0.049cm"><draw:text-box><text:p text:style-name="MP25"><text:span text:style-name="MT3"><text:tab/></text:span></text:p><text:p text:style-name="MP17"><text:span text:style-name="MT5">● </text:span><text:span text:style-name="MT5">Writing and Reading Binary Data</text:span></text:p><text:p text:style-name="MP26"><text:span text:style-name="MT5">● </text:span><text:span text:style-name="MT5">Writing and Parsing Text Files</text:span></text:p><text:p text:style-name="MP28"><text:span text:style-name="MT5">● </text:span><text:span text:style-name="MT5">Writing and Parsing </text:span><text:span text:style-name="MT9">xml</text:span><text:span text:style-name="MT5"> Files</text:span></text:p><text:p text:style-name="MP28"><text:span text:style-name="MT5">● </text:span><text:span text:style-name="MT5">Random Access Binary Files</text:span></text:p><text:p text:style-name="MP17"><text:span text:style-name="MT5"/></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4" draw:name="c08 summary" draw:style-name="Mgr2" draw:text-style-name="MP18" svg:width="7.94cm" svg:height="3.851cm" svg:x="8.931cm" svg:y="0.049cm"><draw:text-box><text:p text:style-name="MP25"><text:span text:style-name="MT3"><text:tab/></text:span></text:p><text:p text:style-name="MP17"><text:span text:style-name="MT5">● </text:span><text:span text:style-name="MT5">Further Procedural Programming</text:span></text:p><text:p text:style-name="MP26"><text:span text:style-name="MT5">● </text:span><text:span text:style-name="MT5">Further Object-Oriented Programming</text:span></text:p><text:p text:style-name="MP28"><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5" draw:name="c09 summary" draw:style-name="Mgr2" draw:text-style-name="MP18" svg:width="7.94cm" svg:height="3.851cm" svg:x="8.931cm" svg:y="0.049cm"><draw:text-box><text:p text:style-name="MP25"><text:span text:style-name="MT3"><text:tab/></text:span></text:p><text:p text:style-name="MP17"><text:span text:style-name="MT5">● </text:span><text:span text:style-name="MT5">Debugging</text:span></text:p><text:p text:style-name="MP26"><text:span text:style-name="MT5">● </text:span><text:span text:style-name="MT5">Unit Testing</text:span></text:p><text:p text:style-name="MP28"><text:span text:style-name="MT5">● </text:span><text:span text:style-name="MT5">Profiling</text:span></text:p><text:p text:style-name="MP17"><text:span text:style-name="MT5"/></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3"><text:tab/></text:span><text:span text:style-name="MT4">● </text:span><text:span text:style-name="MT4">Using the Multiprocessing</text:span></text:p><text:p text:style-name="MP16"><text:span text:style-name="MT4">Module</text:span></text:p><text:p text:style-name="MP9"><text:span text:style-name="MT4">● </text:span><text:span text:style-name="MT4">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8" draw:name="c11 summary" draw:style-name="Mgr1" draw:text-style-name="MP7" svg:width="7.938cm" svg:height="3.846cm" svg:x="8.932cm" svg:y="0.053cm"><draw:text-box><text:p text:style-name="MP16"><text:span text:style-name="MT3"><text:tab/></text:span><text:span text:style-name="MT4">● </text:span><text:span text:style-name="MT4">Creating a </text:span><text:span text:style-name="MT10">tcp</text:span><text:span text:style-name="MT4"> Client</text:span></text:p><text:p text:style-name="MP9"><text:span text:style-name="MT4">● </text:span><text:span text:style-name="MT4">Creating a </text:span><text:span text:style-name="MT10">tcp</text:span><text:span text:style-name="MT4">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9" draw:name="c12 summary" draw:style-name="Mgr1" draw:text-style-name="MP7" svg:width="7.938cm" svg:height="3.846cm" svg:x="8.932cm" svg:y="0.053cm"><draw:text-box><text:p text:style-name="MP16"><text:span text:style-name="MT3"><text:tab/></text:span><text:span text:style-name="MT4">● </text:span><text:span text:style-name="MT10">dbm</text:span><text:span text:style-name="MT4"> Databases</text:span></text:p><text:p text:style-name="MP9"><text:span text:style-name="MT4">● </text:span><text:span text:style-name="MT10">sql</text:span><text:span text:style-name="MT4">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0" draw:name="c13 summary" draw:style-name="Mgr3" draw:text-style-name="MP18" svg:width="7.94cm" svg:height="3.954cm" svg:x="8.931cm" svg:y="0.049cm"><draw:text-box><text:p text:style-name="MP34"><text:span text:style-name="MT3"><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1" draw:name="c14 summary" draw:style-name="Mgr3" draw:text-style-name="MP18" svg:width="7.94cm" svg:height="3.954cm" svg:x="8.931cm" svg:y="0.007cm"><draw:text-box><text:p text:style-name="MP34"><text:span text:style-name="MT3"><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2" draw:name="c15 summary" draw:style-name="Mgr3" draw:text-style-name="MP18" svg:width="7.94cm" svg:height="3.954cm" svg:x="8.931cm" svg:y="0.049cm"><draw:text-box><text:p text:style-name="MP34"><text:span text:style-name="MT3"><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7T23:40:49.846060040</dc:date>
    <meta:editing-duration>PT5H4M11S</meta:editing-duration>
    <meta:editing-cycles>21</meta:editing-cycles>
    <meta:generator>LibreOffice/7.4.7.2$Linux_X86_64 LibreOffice_project/40$Build-2</meta:generator>
    <meta:document-statistic meta:table-count="5" meta:image-count="7" meta:object-count="0" meta:page-count="53" meta:paragraph-count="1059" meta:word-count="19119" meta:character-count="118194" meta:non-whitespace-character-count="99084"/>
  </office:meta>
</office:document-meta>
</file>